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PT Sans&quot;" svg:font-family="'&quot;PT Sans&quot;'"/>
    <style:font-face style:name="&quot;PT Sans&quot;, Arial, sans-serif" svg:font-family="'&quot;PT Sans&quot;, Arial, sans-serif'"/>
    <style:font-face style:name="Arial" svg:font-family="Arial"/>
    <style:font-face style:name="Arial, sans-serif" svg:font-family="'Arial, sans-serif'"/>
    <style:font-face style:name="Cambria" svg:font-family="Cambria"/>
    <style:font-face style:name="Inherit" svg:font-family="Inheri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3.74pt"/>
    </style:style>
    <style:style style:name="co2" style:family="table-column">
      <style:table-column-properties fo:break-before="auto" style:column-width="110.44pt"/>
    </style:style>
    <style:style style:name="co3" style:family="table-column">
      <style:table-column-properties fo:break-before="auto" style:column-width="124.36pt"/>
    </style:style>
    <style:style style:name="co4" style:family="table-column">
      <style:table-column-properties fo:break-before="auto" style:column-width="272.24pt"/>
    </style:style>
    <style:style style:name="co5" style:family="table-column">
      <style:table-column-properties fo:break-before="auto" style:column-width="275.75pt"/>
    </style:style>
    <style:style style:name="co6" style:family="table-column">
      <style:table-column-properties fo:break-before="auto" style:column-width="215.29pt"/>
    </style:style>
    <style:style style:name="co7" style:family="table-column">
      <style:table-column-properties fo:break-before="auto" style:column-width="119.45pt"/>
    </style:style>
    <style:style style:name="co8" style:family="table-column">
      <style:table-column-properties fo:break-before="auto" style:column-width="329.19pt"/>
    </style:style>
    <style:style style:name="co9" style:family="table-column">
      <style:table-column-properties fo:break-before="auto" style:column-width="261.16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316.69pt"/>
    </style:style>
    <style:style style:name="co12" style:family="table-column">
      <style:table-column-properties fo:break-before="auto" style:column-width="128.49pt"/>
    </style:style>
    <style:style style:name="co13" style:family="table-column">
      <style:table-column-properties fo:break-before="auto" style:column-width="280.54pt"/>
    </style:style>
    <style:style style:name="co14" style:family="table-column">
      <style:table-column-properties fo:break-before="auto" style:column-width="186.86pt"/>
    </style:style>
    <style:style style:name="co15" style:family="table-column">
      <style:table-column-properties fo:break-before="auto" style:column-width="172.26pt"/>
    </style:style>
    <style:style style:name="co16" style:family="table-column">
      <style:table-column-properties fo:break-before="auto" style:column-width="177.11pt"/>
    </style:style>
    <style:style style:name="co17" style:family="table-column">
      <style:table-column-properties fo:break-before="auto" style:column-width="258.35pt"/>
    </style:style>
    <style:style style:name="co18" style:family="table-column">
      <style:table-column-properties fo:break-before="auto" style:column-width="168.04pt"/>
    </style:style>
    <style:style style:name="co19" style:family="table-column">
      <style:table-column-properties fo:break-before="auto" style:column-width="288.26pt"/>
    </style:style>
    <style:style style:name="co20" style:family="table-column">
      <style:table-column-properties fo:break-before="auto" style:column-width="377.09pt"/>
    </style:style>
    <style:style style:name="co21" style:family="table-column">
      <style:table-column-properties fo:break-before="auto" style:column-width="162.51pt"/>
    </style:style>
    <style:style style:name="co22" style:family="table-column">
      <style:table-column-properties fo:break-before="auto" style:column-width="263.25pt"/>
    </style:style>
    <style:style style:name="co23" style:family="table-column">
      <style:table-column-properties fo:break-before="auto" style:column-width="89.6pt"/>
    </style:style>
    <style:style style:name="co24" style:family="table-column">
      <style:table-column-properties fo:break-before="auto" style:column-width="411.85pt"/>
    </style:style>
    <style:style style:name="co25" style:family="table-column">
      <style:table-column-properties fo:break-before="auto" style:column-width="214.61pt"/>
    </style:style>
    <style:style style:name="co26" style:family="table-column">
      <style:table-column-properties fo:break-before="auto" style:column-width="134.05pt"/>
    </style:style>
    <style:style style:name="co27" style:family="table-column">
      <style:table-column-properties fo:break-before="auto" style:column-width="146.55pt"/>
    </style:style>
    <style:style style:name="co28" style:family="table-column">
      <style:table-column-properties fo:break-before="auto" style:column-width="84.76pt"/>
    </style:style>
    <style:style style:name="co29" style:family="table-column">
      <style:table-column-properties fo:break-before="auto" style:column-width="187.51pt"/>
    </style:style>
    <style:style style:name="co30" style:family="table-column">
      <style:table-column-properties fo:break-before="auto" style:column-width="208.35pt"/>
    </style:style>
    <style:style style:name="co31" style:family="table-column">
      <style:table-column-properties fo:break-before="auto" style:column-width="233.35pt"/>
    </style:style>
    <style:style style:name="co32" style:family="table-column">
      <style:table-column-properties fo:break-before="auto" style:column-width="137.51pt"/>
    </style:style>
    <style:style style:name="co33" style:family="table-column">
      <style:table-column-properties fo:break-before="auto" style:column-width="198.6pt"/>
    </style:style>
    <style:style style:name="co34" style:family="table-column">
      <style:table-column-properties fo:break-before="auto" style:column-width="247.95pt"/>
    </style:style>
    <style:style style:name="co35" style:family="table-column">
      <style:table-column-properties fo:break-before="auto" style:column-width="532.69pt"/>
    </style:style>
    <style:style style:name="co36" style:family="table-column">
      <style:table-column-properties fo:break-before="auto" style:column-width="295.85pt"/>
    </style:style>
    <style:style style:name="co37" style:family="table-column">
      <style:table-column-properties fo:break-before="auto" style:column-width="365.3pt"/>
    </style:style>
    <style:style style:name="co38" style:family="table-column">
      <style:table-column-properties fo:break-before="auto" style:column-width="206.96pt"/>
    </style:style>
    <style:style style:name="co39" style:family="table-column">
      <style:table-column-properties fo:break-before="auto" style:column-width="173.59pt"/>
    </style:style>
    <style:style style:name="co40" style:family="table-column">
      <style:table-column-properties fo:break-before="auto" style:column-width="237.49pt"/>
    </style:style>
    <style:style style:name="co41" style:family="table-column">
      <style:table-column-properties fo:break-before="auto" style:column-width="226.4pt"/>
    </style:style>
    <style:style style:name="co42" style:family="table-column">
      <style:table-column-properties fo:break-before="auto" style:column-width="245.85pt"/>
    </style:style>
    <style:style style:name="co43" style:family="table-column">
      <style:table-column-properties fo:break-before="auto" style:column-width="491.7pt"/>
    </style:style>
    <style:style style:name="co44" style:family="table-column">
      <style:table-column-properties fo:break-before="auto" style:column-width="193.8pt"/>
    </style:style>
    <style:style style:name="co45" style:family="table-column">
      <style:table-column-properties fo:break-before="auto" style:column-width="304.21pt"/>
    </style:style>
    <style:style style:name="co46" style:family="table-column">
      <style:table-column-properties fo:break-before="auto" style:column-width="211.1pt"/>
    </style:style>
    <style:style style:name="co47" style:family="table-column">
      <style:table-column-properties fo:break-before="auto" style:column-width="309.06pt"/>
    </style:style>
    <style:style style:name="co48" style:family="table-column">
      <style:table-column-properties fo:break-before="auto" style:column-width="151.4pt"/>
    </style:style>
    <style:style style:name="co49" style:family="table-column">
      <style:table-column-properties fo:break-before="auto" style:column-width="352.8pt"/>
    </style:style>
    <style:style style:name="co50" style:family="table-column">
      <style:table-column-properties fo:break-before="auto" style:column-width="359.04pt"/>
    </style:style>
    <style:style style:name="co51" style:family="table-column">
      <style:table-column-properties fo:break-before="auto" style:column-width="340.3pt"/>
    </style:style>
    <style:style style:name="co52" style:family="table-column">
      <style:table-column-properties fo:break-before="auto" style:column-width="216.71pt"/>
    </style:style>
    <style:style style:name="co53" style:family="table-column">
      <style:table-column-properties fo:break-before="auto" style:column-width="309.74pt"/>
    </style:style>
    <style:style style:name="co54" style:family="table-column">
      <style:table-column-properties fo:break-before="auto" style:column-width="310.45pt"/>
    </style:style>
    <style:style style:name="co55" style:family="table-column">
      <style:table-column-properties fo:break-before="auto" style:column-width="350.76pt"/>
    </style:style>
    <style:style style:name="co56" style:family="table-column">
      <style:table-column-properties fo:break-before="auto" style:column-width="210.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09.99pt" fo:break-before="auto" style:use-optimal-row-height="false"/>
    </style:style>
    <style:style style:name="ro3" style:family="table-row">
      <style:table-row-properties style:row-height="237.74pt" fo:break-before="auto" style:use-optimal-row-height="false"/>
    </style:style>
    <style:style style:name="ro4" style:family="table-row">
      <style:table-row-properties style:row-height="56.24pt" fo:break-before="auto" style:use-optimal-row-height="false"/>
    </style:style>
    <style:style style:name="ro5" style:family="table-row">
      <style:table-row-properties style:row-height="213pt" fo:break-before="auto" style:use-optimal-row-height="false"/>
    </style:style>
    <style:style style:name="ro6" style:family="table-row">
      <style:table-row-properties style:row-height="76.51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ta1" style:family="table" style:master-page-name="PageStyle_5f_Новый_20_лид">
      <style:table-properties table:display="true" style:writing-mode="lr-tb"/>
    </style:style>
    <style:style style:name="ta2" style:family="table" style:master-page-name="PageStyle_5f_2_20_Взята_20_в_20_работу">
      <style:table-properties table:display="true" style:writing-mode="lr-tb" tableooo:tab-color="#d9ead3"/>
    </style:style>
    <style:style style:name="ta3" style:family="table" style:master-page-name="PageStyle_5f_КВАЛИФИЦИРОВАН_20__2b__20_КП">
      <style:table-properties table:display="true" style:writing-mode="lr-tb" tableooo:tab-color="#b6d7a8"/>
    </style:style>
    <style:style style:name="ta4" style:family="table" style:master-page-name="PageStyle_5f_4_20_Не_20_Квал">
      <style:table-properties table:display="true" style:writing-mode="lr-tb"/>
    </style:style>
    <style:style style:name="ta5" style:family="table" style:master-page-name="PageStyle_5f_Отправлено_20_КП">
      <style:table-properties table:display="true" style:writing-mode="lr-tb" tableooo:tab-color="#93c47d"/>
    </style:style>
    <style:style style:name="ta6" style:family="table" style:master-page-name="PageStyle_5f_Назначен_20_Звоноквстреча">
      <style:table-properties table:display="true" style:writing-mode="lr-tb" tableooo:tab-color="#6aa84f"/>
    </style:style>
    <style:style style:name="ta7" style:family="table" style:master-page-name="PageStyle_5f_Отправила_20_договор">
      <style:table-properties table:display="true" style:writing-mode="lr-tb" tableooo:tab-color="#38761d"/>
    </style:style>
    <style:style style:name="ta8" style:family="table" style:master-page-name="PageStyle_5f_Предоплата">
      <style:table-properties table:display="true" style:writing-mode="lr-tb" tableooo:tab-color="#274e13"/>
    </style:style>
    <style:style style:name="ta9" style:family="table" style:master-page-name="PageStyle_5f_Запуск_20_Чата_20_Анкета">
      <style:table-properties table:display="true" style:writing-mode="lr-tb" tableooo:tab-color="#ead1dc"/>
    </style:style>
    <style:style style:name="ta10" style:family="table" style:master-page-name="PageStyle_5f_Встреча_20_согл._20_сценария">
      <style:table-properties table:display="true" style:writing-mode="lr-tb" tableooo:tab-color="#d5a6bd"/>
    </style:style>
    <style:style style:name="ta11" style:family="table" style:master-page-name="PageStyle_5f_Доп.услуги">
      <style:table-properties table:display="true" style:writing-mode="lr-tb"/>
    </style:style>
    <style:style style:name="ta12" style:family="table" style:master-page-name="PageStyle_5f_Оплата_20_остатка">
      <style:table-properties table:display="true" style:writing-mode="lr-tb"/>
    </style:style>
    <style:style style:name="ta13" style:family="table" style:master-page-name="PageStyle_5f_Реализация_20_даты">
      <style:table-properties table:display="true" style:writing-mode="lr-tb"/>
    </style:style>
    <style:style style:name="ta14" style:family="table" style:master-page-name="PageStyle_5f_Успешно_20_реализовано">
      <style:table-properties table:display="true" style:writing-mode="lr-tb"/>
    </style:style>
    <style:style style:name="ta15" style:family="table" style:master-page-name="PageStyle_5f_Закрыто_20_и_20_нереализ">
      <style:table-properties table:display="true" style:writing-mode="lr-tb"/>
    </style:style>
    <style:style style:name="ta16" style:family="table" style:master-page-name="PageStyle_5f_11_20_Отзыв">
      <style:table-properties table:display="true" style:writing-mode="lr-tb"/>
    </style:style>
    <style:style style:name="ta17" style:family="table" style:master-page-name="PageStyle_5f_КП">
      <style:table-properties table:display="true" style:writing-mode="lr-tb"/>
    </style:style>
    <style:style style:name="ta18" style:family="table" style:master-page-name="PageStyle_5f_База_20_частых_20_вопросов">
      <style:table-properties table:display="true" style:writing-mode="lr-tb"/>
    </style:style>
    <style:style style:name="ta19" style:family="table" style:master-page-name="PageStyle_5f_Посты">
      <style:table-properties table:display="true" style:writing-mode="lr-tb"/>
    </style:style>
    <style:style style:name="ta20" style:family="table" style:master-page-name="PageStyle_5f_Логист">
      <style:table-properties table:display="true" style:writing-mode="lr-tb"/>
    </style:style>
    <style:style style:name="ce1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fce5c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ce5c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" style:family="table-cell" style:parent-style-name="Default">
      <style:table-cell-properties fo:background-color="#fce5cd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e6b8a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ce5cd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ce5c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5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ce5c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ackground-color="#fce5c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fo:background-color="#ffe599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d0e0e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d0e0e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d0e0e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PT Sans&quot;" fo:font-size="11pt" fo:font-style="normal" fo:text-shadow="none" style:text-underline-style="none" fo:font-weight="normal" style:font-size-asian="11pt" style:font-style-asian="normal" style:font-weight-asian="normal" style:font-name-complex="&quot;PT Sans&quot;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&quot;PT Sans&quot;" fo:font-size="11pt" fo:font-style="normal" fo:text-shadow="none" style:text-underline-style="none" fo:font-weight="normal" style:font-size-asian="11pt" style:font-style-asian="normal" style:font-weight-asian="normal" style:font-name-complex="&quot;PT Sans&quot;" style:font-size-complex="11pt" style:font-style-complex="normal" style:font-weight-complex="normal"/>
    </style:style>
    <style:style style:name="ce65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8" style:family="table-cell" style:parent-style-name="Default">
      <style:table-cell-properties fo:background-color="#e6b8a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d9d2e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ead1d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ead1d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d9d2e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f2cc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f9cb9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>
      <style:table-cell-properties fo:background-color="#d9d2e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>
      <style:table-cell-properties fo:background-color="#fce5cd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0" style:family="table-cell" style:parent-style-name="Default">
      <style:table-cell-properties fo:background-color="#fce5cd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fo:background-color="#d9d2e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a4c2f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63b4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63b44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>
      <style:table-cell-properties fo:background-color="#e06666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ffd966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text-shadow="none" style:font-name="Arial, sans-serif" fo:font-size="12pt" fo:font-weight="normal" style:text-underline-style="none" style:text-underline-color="font-color" style:text-line-through-type="none" fo:font-style="normal" style:text-outline="false" style:text-position="0% 100%" fo:color="#980000" style:font-name-complex="Arial, sans-serif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, sans-serif" fo:font-size="12pt" style:text-underline-style="none" style:text-underline-color="font-color" style:text-line-through-type="none" fo:font-style="normal" style:text-outline="false" style:text-position="0% 100%" fo:color="#980000" style:font-name-complex="Arial, sans-serif" style:font-size-asian="12pt" style:font-size-complex="12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, sans-serif" fo:font-size="12pt" style:text-underline-style="none" style:text-underline-color="font-color" style:text-line-through-type="none" fo:font-style="normal" style:text-outline="false" style:text-position="0% 100%" style:font-name-complex="Arial, sans-serif" style:font-size-asian="12pt" style:font-size-complex="12pt" style:font-style-asian="normal" style:font-style-complex="normal" fo:color="#000000" fo:font-weight="normal" style:font-weight-asian="normal" style:font-weight-complex="normal"/>
    </style:style>
    <style:style style:name="T4" style:family="text">
      <style:text-properties style:font-style-complex="italic" style:font-name="Arial" style:font-style-asian="italic" style:font-weight-complex="normal" style:font-weight-asian="normal" style:font-size-complex="11pt" style:font-size-asian="11pt" style:font-name-complex="Arial" style:text-position="0% 100%" fo:color="#98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5" style:family="text">
      <style:text-properties style:font-name="Arial" style:font-weight-complex="normal" style:font-weight-asian="normal" style:font-size-complex="11pt" style:font-size-asian="11pt" style:font-name-complex="Arial" style:text-position="0% 100%" style:text-outline="false" style:text-line-through-type="none" style:text-underline-style="none" style:text-underline-color="font-color" fo:font-weight="normal" fo:font-size="11pt" fo:text-shadow="none" fo:color="#000000" fo:font-style="normal" style:font-style-asian="normal" style:font-style-complex="normal"/>
    </style:style>
    <style:style style:name="T6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text-shadow="none" style:font-name="Arial" fo:font-size="11pt" fo:font-weight="normal" style:text-underline-style="none" style:text-underline-color="font-color" style:text-line-through-type="none" fo:font-style="italic" style:text-outline="false" style:text-position="0% 100%" fo:color="#980000" style:font-name-complex="Arial" style:font-size-asian="11pt" style:font-size-complex="11pt" style:font-weight-asian="normal" style:font-weight-complex="normal" style:font-style-asian="italic" style:font-style-complex="italic"/>
    </style:style>
    <style:style style:name="T8" style:family="text">
      <style:text-properties fo:text-shadow="none" style:font-name="Arial" fo:font-size="11pt" style:text-underline-style="none" style:text-underline-color="font-color" style:text-line-through-type="none" fo:font-style="italic" style:text-outline="false" style:text-position="0% 100%" fo:color="#980000" style:font-name-complex="Arial" style:font-size-asian="11pt" style:font-size-complex="11pt" style:font-style-asian="italic" style:font-style-complex="italic" fo:font-weight="bold" style:font-weight-asian="bold" style:font-weight-complex="bold"/>
    </style:style>
    <style:style style:name="T9" style:family="text">
      <style:text-properties fo:text-shadow="none" style:font-name="Arial" fo:font-size="11pt" style:text-underline-style="none" style:text-underline-color="font-color" style:text-line-through-type="none" fo:font-style="italic" style:text-outline="false" style:text-position="0% 100%" fo:color="#980000" style:font-name-complex="Arial" style:font-size-asian="11pt" style:font-size-complex="11pt" style:font-style-asian="italic" style:font-style-complex="italic" fo:font-weight="normal" style:font-weight-asian="normal" style:font-weight-complex="normal"/>
    </style:style>
    <style:style style:name="T10" style:family="text">
      <style:text-properties fo:color="#980000" style:font-name="Arial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normal" style:font-weight-complex="normal" style:font-style-asian="italic" style:font-style-complex="italic"/>
    </style:style>
    <style:style style:name="T11" style:family="text">
      <style:text-properties style:font-style-complex="italic" fo:text-shadow="none" style:font-style-asian="italic" style:font-weight-complex="normal" style:font-weight-asian="normal" style:font-size-complex="11pt" style:font-size-asian="11pt" style:font-name-complex="Arial" fo:color="#980000" style:text-outline="false" fo:font-style="italic" style:text-line-through-type="none" style:text-underline-style="none" style:text-underline-color="font-color" fo:font-weight="normal" fo:font-size="11pt" style:font-name="Arial" style:text-position="0% 100%"/>
    </style:style>
    <style:style style:name="T12" style:family="text">
      <style:text-properties style:font-style-complex="italic" fo:text-shadow="none" style:font-style-asian="italic" style:font-size-complex="11pt" style:font-size-asian="11pt" style:font-name-complex="Arial" fo:color="#980000" style:text-outline="false" fo:font-style="italic" style:text-line-through-type="none" style:text-underline-style="none" style:text-underline-color="font-color" fo:font-size="11pt" style:font-name="Arial" style:text-position="0% 100%" fo:font-weight="bold" style:font-weight-complex="bold" style:font-weight-asian="bold"/>
    </style:style>
    <style:style style:name="T13" style:family="text">
      <style:text-properties style:font-style-complex="italic" fo:text-shadow="none" style:font-style-asian="italic" style:font-size-complex="11pt" style:font-size-asian="11pt" style:font-name-complex="Arial" fo:color="#980000" style:text-outline="false" fo:font-style="italic" style:text-line-through-type="none" style:text-underline-style="none" style:text-underline-color="font-color" fo:font-size="11pt" style:font-name="Arial" style:text-position="0% 100%" fo:font-weight="normal" style:font-weight-asian="normal" style:font-weight-complex="normal"/>
    </style:style>
    <style:style style:name="T14" style:family="text">
      <style:text-properties fo:text-shadow="none" style:font-size-complex="11pt" style:font-size-asian="11pt" style:font-name-complex="Arial" style:text-outline="false" style:text-line-through-type="none" style:text-underline-style="none" style:text-underline-color="font-color" fo:font-size="11pt" style:font-name="Arial" style:text-position="0% 100%" fo:font-weight="normal" style:font-weight-asian="normal" style:font-weight-complex="normal" fo:color="#000000" fo:font-style="normal" style:font-style-asian="normal" style:font-style-complex="normal"/>
    </style:style>
    <style:style style:name="T15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6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style:text-position="0% 100%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7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18" style:family="text">
      <style:text-properties fo:color="#000000" style:font-name="Arial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normal" style:font-weight-complex="normal" style:font-style-asian="italic" style:font-style-complex="italic"/>
    </style:style>
    <style:style style:name="T19" style:family="text">
      <style:text-properties style:font-style-complex="italic" style:font-name="Arial" style:font-style-asian="italic" style:font-weight-complex="normal" style:font-weight-asian="normal" style:font-size-complex="11pt" style:font-size-asian="11pt" style:font-name-complex="Arial" style:text-position="0% 100%" style:text-outline="false" fo:font-style="italic" style:text-line-through-type="none" style:text-underline-style="none" style:text-underline-color="font-color" fo:font-weight="normal" fo:font-size="11pt" fo:text-shadow="none" fo:color="#000000"/>
    </style:style>
    <style:style style:name="T20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1" style:family="text">
      <style:text-properties style:font-name="Arial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fo:text-shadow="none" fo:font-style="italic" style:font-style-asian="italic" style:font-style-complex="italic"/>
    </style:style>
    <style:style style:name="T22" style:family="text">
      <style:text-properties style:font-style-complex="italic" style:font-name="Arial" style:font-style-asian="italic" style:font-weight-complex="normal" style:font-weight-asian="normal" style:font-size-complex="11pt" style:font-size-asian="11pt" style:font-name-complex="Arial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23" style:family="text">
      <style:text-properties style:font-name="Arial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24" style:family="text">
      <style:text-properties fo:color="#000000" style:font-name="&quot;PT Sans&quot;, Arial, sans-serif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&quot;PT Sans&quot;, Arial, sans-serif" style:font-size-asian="11pt" style:font-size-complex="11pt" style:font-weight-asian="normal" style:font-weight-complex="normal" style:font-style-asian="normal" style:font-style-complex="normal"/>
    </style:style>
    <style:style style:name="T25" style:family="text">
      <style:text-properties style:font-style-complex="normal" style:font-name="&quot;PT Sans&quot;, Arial, sans-serif" style:font-style-asian="normal" style:font-weight-complex="normal" style:font-weight-asian="normal" style:font-size-complex="11pt" style:font-size-asian="11pt" style:font-name-complex="&quot;PT Sans&quot;, Arial, sans-serif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6" style:family="text">
      <style:text-properties style:font-name="&quot;PT Sans&quot;, Arial, sans-serif" style:font-weight-complex="normal" style:font-weight-asian="normal" style:font-size-complex="11pt" style:font-size-asian="11pt" style:font-name-complex="&quot;PT Sans&quot;, Arial, sans-serif" style:text-position="0% 100%" fo:color="#000000" style:text-outline="false" style:text-line-through-type="none" style:text-underline-style="none" style:text-underline-color="font-color" fo:font-weight="normal" fo:font-size="11pt" fo:text-shadow="none" fo:font-style="italic" style:font-style-asian="italic" style:font-style-complex="italic"/>
    </style:style>
    <style:style style:name="T2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1pt" style:font-size-complex="11pt" style:font-weight-asian="normal" style:font-weight-complex="normal" style:font-style-asian="normal" style:font-name="Arial"/>
    </style:style>
    <style:style style:name="T28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text-position="0% 100%" style:font-name-complex="Arial" style:font-size-asian="11pt" style:font-size-complex="11pt" style:font-weight-asian="normal" style:font-weight-complex="normal" style:font-name="Arial" fo:font-style="italic" style:font-style-asian="italic" style:font-style-complex="italic"/>
    </style:style>
    <style:style style:name="T29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text-position="0% 100%" style:font-name-complex="Arial" style:font-size-asian="11pt" style:font-size-complex="11pt" style:font-weight-asian="normal" style:font-weight-complex="normal" style:font-name="Arial" fo:font-style="normal" style:font-style-asian="normal" style:font-style-complex="normal"/>
    </style:style>
    <style:style style:name="T30" style:family="text">
      <style:text-properties fo:color="#363b44" style:font-name="Arial, sans-serif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, sans-serif" style:font-size-asian="10pt" style:font-size-complex="10pt" style:font-weight-asian="normal" style:font-weight-complex="normal" style:font-style-asian="italic" style:font-style-complex="italic"/>
    </style:style>
    <style:style style:name="T31" style:family="text">
      <style:text-properties style:font-style-complex="italic" style:font-name="Arial, sans-serif" style:font-style-asian="italic" style:font-weight-complex="normal" style:font-weight-asian="normal" style:font-size-complex="10pt" style:font-size-asian="10pt" style:font-name-complex="Arial, sans-serif" style:text-position="0% 100%" fo:color="#363b44" style:text-outline="false" fo:font-style="italic" style:text-line-through-type="none" style:text-underline-style="none" style:text-underline-color="font-color" fo:font-weight="normal" fo:font-size="10pt" fo:text-shadow="none"/>
    </style:style>
    <style:style style:name="T32" style:family="text">
      <style:text-properties style:font-name="Arial, sans-serif" style:font-weight-complex="normal" style:font-weight-asian="normal" style:font-size-complex="10pt" style:font-size-asian="10pt" style:font-name-complex="Arial, sans-serif" style:text-position="0% 100%" fo:color="#363b44" style:text-outline="false" style:text-line-through-type="none" style:text-underline-style="none" style:text-underline-color="font-color" fo:font-weight="normal" fo:font-size="10pt" fo:text-shadow="none" fo:font-style="normal" style:font-style-asian="normal" style:font-style-complex="normal"/>
    </style:style>
    <style:style style:name="T33" style:family="text">
      <style:text-properties fo:color="#363b44" style:font-name="Arial, sans-serif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, sans-serif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Новый лид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Описание воронки</text:p>
          </table:table-cell>
          <table:table-cell table:style-name="ce8"/>
          <table:table-cell table:style-name="ce13" office:value-type="string" calcext:value-type="string">
            <text:p>Ситуация</text:p>
          </table:table-cell>
          <table:table-cell table:style-name="ce19" office:value-type="string" calcext:value-type="string">
            <text:p>Решение "Что говорить или писать"</text:p>
          </table:table-cell>
          <table:table-cell table:style-name="ce11" office:value-type="string" calcext:value-type="string">
            <text:p>3-й шанс клиенту</text:p>
          </table:table-cell>
          <table:table-cell table:style-name="ce10" office:value-type="string" calcext:value-type="string">
            <text:p>Открытая дверь</text:p>
          </table:table-cell>
          <table:table-cell table:style-name="ce25" office:value-type="string" calcext:value-type="string">
            <text:p>Итог</text:p>
          </table:table-cell>
          <table:table-cell table:style-name="ce29"/>
          <table:table-cell table:style-name="ce8" office:value-type="string" calcext:value-type="string">
            <text:p>Коментарий 1</text:p>
          </table:table-cell>
          <table:table-cell table:style-name="ce33" office:value-type="string" calcext:value-type="string">
            <text:p>Варианты ситуаций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pan text:style-name="T1">Общение на авито. Установление контакта. </text:span><text:span text:style-name="T2">Берем номер и переводим лида в мессенджер</text:span><text:span text:style-name="T3">.</text:span></text:p>
          </table:table-cell>
          <table:table-cell table:style-name="ce9" office:value-type="string" calcext:value-type="string">
            <text:p><text:span text:style-name="T4">Бот - автоответ.</text:span><text:span text:style-name="T5"> Привет! Спасибо за интерес!) Чтобы подобрать лучший вариант, скину примеры в WhatsApp. Оставьте номер – отправлю!</text:span></text:p>
          </table:table-cell>
          <table:table-cell table:style-name="ce14" office:value-type="string" calcext:value-type="string">
            <text:p>1 вариант </text:p>
            <text:p>Если после сообщения Бота клиент не отвечает более 5-10 мин, пишем ему повторно</text:p>
          </table:table-cell>
          <table:table-cell table:style-name="ce9" office:value-type="string" calcext:value-type="string">
            <text:p><text:span text:style-name="T6">Меня зовут Виктория) ассистент MIROVBAND SHOW. Я помогу вам!</text:span></text:p>
            <text:p><text:span text:style-name="T6">Файлы и примеры удобнее отправить в WhatsApp – оставьте номер, пришлю лучшие варианты!😊</text:span></text:p>
            <text:p><text:span text:style-name="T6"/></text:p>
            <text:p><text:span text:style-name="T7">Если после сообщения клиент </text:span><text:span text:style-name="T8">не отвечает более 2-3 часов</text:span><text:span text:style-name="T9">, даем ему шанс)</text:span></text:p>
          </table:table-cell>
          <table:table-cell table:style-name="ce9" office:value-type="string" calcext:value-type="string">
            <text:p><text:span text:style-name="T6">Напомню, что у нас отличные варианты по ведущим и кавер-группам.</text:span></text:p>
            <text:p><text:span text:style-name="T6">Если актуально – напишите, подберу для вас лучшее предложение. 😉</text:span></text:p>
            <text:p><text:span text:style-name="T6"/></text:p>
            <text:p><text:span text:style-name="T11">Если после сообщения клиент </text:span><text:span text:style-name="T12">не отвечает более 2-3 часов</text:span><text:span text:style-name="T13">, оставляем открытую дверь</text:span><text:span text:style-name="T14">.</text:span></text:p>
          </table:table-cell>
          <table:table-cell table:style-name="ce9" office:value-type="string" calcext:value-type="string">
            <text:p><text:span text:style-name="T10">"Открытая дверь» </text:span></text:p>
            <text:p><text:span text:style-name="T10">(с ссылками для возврата лида)</text:span></text:p>
            <text:p><text:span text:style-name="T6"/></text:p>
            <text:p><text:span text:style-name="T6">Если пока не актуально – всё в порядке. Сохраните наш номер +79675559698, будем рады помочь с будущими мероприятиями!</text:span></text:p>
            <text:p><text:span text:style-name="T6"/></text:p>
            <text:p><text:span text:style-name="T6">Оставлю дополнительную информацию:</text:span></text:p>
            <text:p><text:span text:style-name="T6"/></text:p>
            <text:p><text:span text:style-name="T6">▪ Отзывы – https://clck.ru/39gFQt</text:span></text:p>
            <text:p><text:span text:style-name="T6">▪ Instagram – https://instagram.com/mirovband</text:span></text:p>
            <text:p><text:span text:style-name="T6">▪ ВКонтакте – https://vk.com/mirovband</text:span></text:p>
            <text:p><text:span text:style-name="T6">▪ Telegram – https://t.me/mirovband</text:span></text:p>
            <text:p><text:span text:style-name="T6">▪ Сайт – http://mirovbandshow.ru</text:span></text:p>
            <text:p><text:span text:style-name="T6"/></text:p>
            <text:p><text:span text:style-name="T6">🔥 Спецпредложения и бонусы – напишите, сделаем ваше событие незабываемым!</text:span></text:p>
          </table:table-cell>
          <table:table-cell table:style-name="ce21" office:value-type="string" calcext:value-type="string">
            <text:p><text:a xlink:href="#'2 Взята в работу'.A1" xlink:type="simple">Дал номер – переведи в "Взята в работу»  Подходит? Переводи в работу. </text:a></text:p>
          </table:table-cell>
          <table:table-cell table:style-name="ce30" office:value-type="string" calcext:value-type="string">
            <text:p>"Не Квал». </text:p>
            <text:p>Не целевой? В "Не Квал» или в базу подрядчиков.(прописать к ссылке)</text:p>
          </table:table-cell>
          <table:table-cell table:style-name="ce11" office:value-type="string" calcext:value-type="string">
            <text:p>### **📝 Комментарий для нового менеджера отдела продаж (ИИ-агента) по этому этапу**  </text:p>
            <text:p/>
            <text:p>Этот этап **не должен выглядеть, как стандартный бот**. Наша задача – **выстроить живое общение** и **мягко перевести клиента в мессенджер**, а не просто собирать информацию.  </text:p>
            <text:p/>
            <text:p>#### **📌 Основные принципы работы на этом этапе:**  </text:p>
            <text:p/>
            <text:p>✅ **Реагируем на входящую информацию** – если клиент **уже указал дату и формат**, **подхватываем его сообщение** вместо того, чтобы переспрашивать.  </text:p>
            <text:p/>
            <text:p>✅ **Даем ценность за ответ** – клиент должен понимать, **зачем он отвечает**, а не просто чувствовать, что его "допрашивают".  </text:p>
            <text:p/>
            <text:p>✅ **Мягко переводим в мессенджер** – не пишем "Оставьте номер", а **создаем повод для контакта ("Скину примеры, отправлю видео")**.  </text:p>
            <text:p/>
            <text:p>---</text:p>
            <text:p/>
            <text:p>### **🔥 Как сделать так, чтобы клиент отвечал?**  </text:p>
            <text:p/>
            <text:p>✅ **Будь гибким** – **если у клиента есть конкретный запрос, отвечай по сути, а не по шаблону**.  </text:p>
            <text:p/>
            <text:p>✅ **Живое общение** – избегай формальностей типа "Благодарим за ваш запрос". Лучше: "Спасибо за интерес! Подберу лучший вариант."  </text:p>
            <text:p/>
            <text:p>✅ **Четкие переходы** – не оставляем клиенту "тупиковых точек". Каждый ответ **должен вести к следующему шагу**: либо перевод в WhatsApp, либо уточняющие вопросы.  </text:p>
            <text:p/>
            <text:p>✅ **Если клиент молчит** – напоминаем без давления, но с триггером: **"Осталось несколько свободных дат, напишите, если актуально."**  </text:p>
            <text:p/>
            <text:p>---</text:p>
            <text:p/>
            <text:p>### **🚀 Почему так лучше?**  </text:p>
            <text:p/>
            <text:p>✅ **Четко и естественно** – клиенту не кажется, что с ним говорит бот.  </text:p>
            <text:p/>
            <text:p>✅ **Минимум текста – максимум смысла** – клиенту проще прочитать и ответить.  </text:p>
            <text:p/>
            <text:p>✅ **Создает повод для возвращения** – даже если клиент сейчас не отвечает, он видит контакты и ссылки на соцсети.  </text:p>
            <text:p/>
            <text:p>🔥 **Результат:**  </text:p>
            <text:p>Даже если клиент **не ответит сразу**, он **может вернуться позже** через соцсети или сайт. **Мы не теряем лида, а оставляем "открытую дверь".**  </text:p>
            <text:p/>
            <text:p>💪 **Теперь этот этап работает на максимум!** Готово к внедрению? 🚀</text:p>
          </table:table-cell>
          <table:table-cell table:style-name="ce34"/>
          <table:table-cell table:style-name="ce27" table:number-columns-repeated="19"/>
          <table:table-cell table:number-columns-repeated="995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2 вариант </text:p>
            <text:p>Лид просит переписываться в авито</text:p>
          </table:table-cell>
          <table:table-cell table:style-name="ce20" office:value-type="string" calcext:value-type="string">
            <text:p><text:span text:style-name="T6">Понимаю, что удобнее писать) В разговоре мы быстрее подберем лучший вариант и сделаем вам выгодное предложение.</text:span></text:p>
            <text:p><text:span text:style-name="T6"/></text:p>
            <text:p><text:span text:style-name="T6">Если удобно – напишите номер, коротко расскажу детали. Если нет, можем обсудить всё здесь  </text:span></text:p>
            <text:p><text:span text:style-name="T6"/></text:p>
            <text:p><text:span text:style-name="T10">Если клиент дал номер → переходи в "Вариант 3" (ниже ветка).</text:span></text:p>
            <text:p><text:span text:style-name="T10">Если не дал → оставайся в бежевой ветке, переходи к выявлению потребности.</text:span></text:p>
            <text:p><text:span text:style-name="T10">📌 Не переспрашивай очевидное.</text:span></text:p>
            <text:p><text:span text:style-name="T10">📌 Реагируй на информацию клиента.</text:span></text:p>
            <text:p><text:span text:style-name="T10">📌 Веди к следующему шагу → выбор варианта, предложение.</text:span></text:p>
            <text:p><text:span text:style-name="T10"/></text:p>
            <text:p><text:span text:style-name="T10">🚀 Действуем четко, логично, без задержек! 💪</text:span></text:p>
          </table:table-cell>
          <table:table-cell table:style-name="ce20" office:value-type="string" calcext:value-type="string">
            <text:p>Уточню главное, чтобы предложить лучший вариант.</text:p>
            <text:p> </text:p>
            <text:p>▪ Как к вам обращаться?</text:p>
            <text:p>▪ Дата и место мероприятия?</text:p>
            <text:p>▪ Формат – ведущий с диджеем, кавер-группа или оба варианта?</text:p>
            <text:p>▪ Продолжительность программы? Чаще всего – 5-6 часов.</text:p>
            <text:p>▪ Какой бюджет ориентировочно заложили?</text:p>
            <text:p> </text:p>
            <text:p>Если просто присматриваетесь — тоже нормально.</text:p>
            <text:p>Дам варианты и подскажу, с чего лучше начать 😊</text:p>
          </table:table-cell>
          <table:table-cell table:style-name="ce24" office:value-type="string" calcext:value-type="string">
            <text:p><text:span text:style-name="T10">Если ответил </text:span></text:p>
            <text:p><text:span text:style-name="T6">Спасибо за ответы!) У меня есть несколько отличных вариантов.</text:span></text:p>
            <text:p><text:span text:style-name="T6"/></text:p>
            <text:p><text:span text:style-name="T6">Как вам удобнее: коротко расскажу по телефону или отправлю примеры в WhatsApp?</text:span></text:p>
            <text:p><text:span text:style-name="T18"/></text:p>
            <text:p><text:span text:style-name="T4">Если не ответил в заметках </text:span><text:span text:style-name="T19">➡️ </text:span></text:p>
          </table:table-cell>
          <table:table-cell table:style-name="ce26" office:value-type="string" calcext:value-type="string">
            <text:p><text:a xlink:href="#'Назначен Звоноквстреча'.A1" xlink:type="simple">Итог-переход в Воронку 6</text:a></text:p>
          </table:table-cell>
          <table:table-cell table:style-name="ce10"/>
          <table:table-cell table:style-name="ce10" office:value-type="string" calcext:value-type="string">
            <text:p>### **📝 Комментарий для ИИ-агента: если клиент хочет переписываться в Авито**  </text:p>
            <text:p/>
            <text:p>Этот этап требует **четкости и уверенности**. Мы **не спорим с клиентом**, но при этом **не теряем контроль над диалогом**.  </text:p>
            <text:p/>
            <text:p>---</text:p>
            <text:p/>
            <text:p>### **📌 Основные принципы работы на этом этапе:**  </text:p>
            <text:p/>
            <text:p>✅ **Клиенту и так понятно, что мы ждем ответа** – **избегаем лишней вежливости**, не ослабляем позицию.  </text:p>
            <text:p/>
            <text:p>✅ **Четкий, уверенный тон** – вызывает доверие и дает ощущение профессионализма.  </text:p>
            <text:p/>
            <text:p>✅ **Без лишних слов и украшений** – клиент быстро воспринимает информацию и понимает, что делать дальше.  </text:p>
            <text:p/>
            <text:p>✅ **Меньше вопросов → быстрее ответ** – **только ключевые детали**, которые помогут дать персонализированное предложение.  </text:p>
            <text:p/>
            <text:p>✅ **Логичный переход к следующему шагу** → либо **перевод в мессенджер, либо сразу предложение**.  </text:p>
            <text:p/>
            <text:p>---</text:p>
            <text:p/>
            <text:p>### **🚀 Если клиент просит переписываться в Авито:**  </text:p>
            <text:p/>
            <text:p>**1. Не давим, но сразу показываем ценность WhatsApp**  </text:p>
            <text:p/>
            <text:p>*"Понимаю, что удобнее писать. В разговоре мы быстрее подберем лучший вариант и учтем все детали.  </text:p>
            <text:p/>
            <text:p>Если удобно – напишите номер, коротко расскажу детали. Если нет, можем обсудить всё здесь."*  </text:p>
            <text:p/>
            <text:p>✅ **Почему так?**  </text:p>
            <text:p>- Даем выбор **(не настаиваем, но переводим в WhatsApp логично).**  </text:p>
            <text:p>- Создаем **ощущение ценности звонка** – клиент понимает, что WhatsApp удобнее.  </text:p>
            <text:p/>
            <text:p>---</text:p>
            <text:p/>
            <text:p>### **🔹 Если клиент не дает номер → задаем ключевые вопросы**  </text:p>
            <text:p/>
            <text:p>*"Чтобы предложить лучший вариант, уточню главное:  </text:p>
            <text:p/>
            <text:p>- Как к вам обращаться?  </text:p>
            <text:p>- Где и когда пройдет мероприятие?  </text:p>
            <text:p>- Ведущий с диджеем, кавер-группа или оба варианта?  </text:p>
            <text:p>- Сколько часов планируете? Обычно 5-6 часов.  </text:p>
            <text:p>- Какой бюджет ориентировочно заложили?"*  </text:p>
            <text:p/>
            <text:p>✅ **Почему так?**  </text:p>
            <text:p>- **Нет лишних вопросов** → клиент отвечает быстро.  </text:p>
            <text:p>- **Структурированно** → легко воспринимается.  </text:p>
            <text:p>- **Ведет к следующему шагу → предложению.**  </text:p>
            <text:p/>
            <text:p>---</text:p>
            <text:p/>
            <text:p>### **🔹 Если клиент ответил → ведем к следующему шагу**  </text:p>
            <text:p/>
            <text:p>*"Спасибо за ответы! У меня есть несколько отличных вариантов.  </text:p>
            <text:p/>
            <text:p>Как вам удобнее: коротко расскажу по телефону или отправлю примеры в WhatsApp?"*  </text:p>
            <text:p/>
            <text:p>✅ **Почему так?**  </text:p>
            <text:p>- **Мягкий дожим** – без давления, но с четким выбором.  </text:p>
            <text:p>- **Не спрашиваем "Как вам?"** → сразу ведем к нужному шагу.  </text:p>
            <text:p/>
            <text:p>---</text:p>
            <text:p/>
            <text:p>### **🔹 Если клиент молчит → действуем по схеме дожима**  </text:p>
            <text:p/>
            <text:p>🔹 **Первый дожим (через 5-6 часов)**  </text:p>
            <text:p>*"Имя, вижу, что сообщение прочитано. Чтобы не терять время, могу сразу предложить лучшие варианты под ваш запрос. Интересно узнать?"*  </text:p>
            <text:p/>
            <text:p>🔹 **Второй дожим (на следующий день, с триггером)**  </text:p>
            <text:p>*"Имя, у нас осталось несколько свободных дат на ваш период. Если актуально – напишите, и я предложу вам самые выгодные варианты."*  </text:p>
            <text:p/>
            <text:p>🔹 **Финальный шаг, если молчит (оставляем открытую дверь)**  </text:p>
            <text:p>*"Имя, если пока не актуально – все в порядке. Сохраните наш номер +79675559698, будем рады помочь с будущими мероприятиями!"*  </text:p>
            <text:p/>
            <text:p>---</text:p>
            <text:p/>
            <text:p>### **🔥 Итоговый алгоритм:**  </text:p>
            <text:p/>
            <text:p>- ✅ **Если клиент дал номер** → переводим в WhatsApp, отправляем предложение.  </text:p>
            <text:p>- ✅ **Если клиент не дает номер** → **вовлекаем в диалог, задаем ключевые вопросы.**  </text:p>
            <text:p>- ✅ **Если клиент молчит** → **дожим через 5-6 часов, потом на следующий день.**  </text:p>
            <text:p>- ✅ **Если клиент игнорит** → закрываем, но **оставляем контакт на будущее (открытая дверь).**  </text:p>
            <text:p/>
            <text:p>🔥 **Теперь скрипт четкий, уверенный и ведет клиента к действию.**  </text:p>
            <text:p>Готово? 🚀💪</text:p>
          </table:table-cell>
          <table:table-cell table:style-name="ce35"/>
          <table:table-cell table:style-name="ce36" table:number-columns-repeated="19"/>
          <table:table-cell table:number-columns-repeated="995"/>
        </table:table-row>
        <table:table-row table:style-name="ro4">
          <table:table-cell table:style-name="ce4"/>
          <table:table-cell table:style-name="ce11"/>
          <table:table-cell table:style-name="ce16" office:value-type="string" calcext:value-type="string">
            <text:p>3 вариант </text:p>
            <text:p>Предоставил номер телефона</text:p>
          </table:table-cell>
          <table:table-cell table:style-name="ce21" office:value-type="string" calcext:value-type="string">
            <text:p><text:a xlink:href="#'2 Взята в работу'.A1" xlink:type="simple">Дал номер – переведи в "Взята в работу»  Подходит? Переводи в работу. </text:a></text:p>
          </table:table-cell>
          <table:table-cell table:style-name="ce11" office:value-type="string" calcext:value-type="string">
            <text:p><text:span text:style-name="T15">"Не Квал». </text:span></text:p>
            <text:p><text:span text:style-name="T16">Не целевой? В "Не Квал» или в базу подрядчиков.(прописать к ссылке</text:span><text:span text:style-name="T17">)</text:span></text:p>
          </table:table-cell>
          <table:table-cell table:style-name="ce11"/>
          <table:table-cell table:style-name="ce27"/>
          <table:table-cell table:style-name="ce11"/>
          <table:table-cell table:style-name="ce32"/>
          <table:table-cell table:style-name="ce27" table:number-columns-repeated="20"/>
          <table:table-cell table:number-columns-repeated="995"/>
        </table:table-row>
        <table:table-row table:style-name="ro5">
          <table:table-cell table:style-name="ce5"/>
          <table:table-cell table:style-name="ce12"/>
          <table:table-cell table:style-name="ce17" office:value-type="string" calcext:value-type="string">
            <text:p>4 Вариант </text:p>
            <text:p>Нет ответа вообще</text:p>
          </table:table-cell>
          <table:table-cell table:style-name="ce22" office:value-type="string" calcext:value-type="string">
            <text:p><text:a xlink:href="http://mirovbandshow.ru/" xlink:type="simple">Финальный скрипт "Открытая дверь» 
(с ссылками для возврата)

Если пока не актуально – всё в порядке. Сохраните наш номер +79675559698, будем рады помочь с будущими мероприятиями!
Оставлю дополнительную информацию:

▪ Отзывы – https://clck.ru/39gFQt
▪ Instagram – https://instagram.com/mirovband
▪ ВКонтакте – https://vk.com/mirovband
▪ Telegram – https://t.me/mirovband
▪ Сайт – http://mirovbandshow.ru

🔥 Спецпредложения и бонусы – напишите, сделаем ваше событие незабываемым!</text:a></text:p>
          </table:table-cell>
          <table:table-cell table:style-name="ce23"/>
          <table:table-cell table:style-name="ce12"/>
          <table:table-cell table:style-name="ce28"/>
          <table:table-cell table:style-name="ce12" table:number-columns-repeated="2"/>
          <table:table-cell table:style-name="ce28" table:number-columns-repeated="20"/>
          <table:table-cell table:number-columns-repeated="995"/>
        </table:table-row>
        <table:table-row table:style-name="ro6">
          <table:table-cell table:style-name="ce6"/>
          <table:table-cell table:style-name="ce7"/>
          <table:table-cell table:style-name="ce18" table:number-columns-repeated="2"/>
          <table:table-cell table:style-name="ce7" table:number-columns-repeated="2"/>
          <table:table-cell/>
          <table:table-cell table:style-name="ce31"/>
          <table:table-cell table:style-name="ce7"/>
          <table:table-cell table:style-name="ce33" office:value-type="string" calcext:value-type="string">
            <text:p>Ирина, спасибо за вводные)</text:p>
            <text:p>От 20.000₽ — это минимальный формат, например, DJ вокалист или вокал под минуса.</text:p>
            <text:p>Живой состав с несколькими музыкантами и вокалом — от 50.000₽ (зависит от состава и длительности).</text:p>
            <text:p> </text:p>
            <text:p>Могу предложить несколько вариантов (дуэт, трио или группа) под ваш формат.</text:p>
            <text:p>Сориентирую по наполнению и атмосфере 🎶</text:p>
            <text:p> </text:p>
            <text:p>Оставьте, пожалуйста, номер — скину примеры в мессенджер, так быстрее и удобнее обсудим 🙌</text:p>
          </table:table-cell>
          <table:table-cell table:number-columns-repeated="1014"/>
        </table:table-row>
        <table:table-row table:style-name="ro1" table:number-rows-repeated="3">
          <table:table-cell table:style-name="ce7" table:number-columns-repeated="6"/>
          <table:table-cell/>
          <table:table-cell table:style-name="ce29"/>
          <table:table-cell table:style-name="ce7"/>
          <table:table-cell table:number-columns-repeated="1015"/>
        </table:table-row>
        <table:table-row table:style-name="ro1">
          <table:table-cell table:style-name="ce7" office:value-type="string" calcext:value-type="string">
            <text:p>Если клиент не дал номер:</text:p>
            <text:p/>
            <text:p>— Оставляем в “Новая заявка”.</text:p>
            <text:p>— Делаем повторное касание и дожим с триггером.</text:p>
            <text:p>— Финально — “открытая дверь” + ссылки.</text:p>
            <text:p/>
            <text:p>✅ В “Взята в работу” переводим только если:</text:p>
            <text:p>— клиент дал номер</text:p>
            <text:p>— или активно общается (даже без номера, но с интересом).</text:p>
            <text:p/>
            <text:p>📌 В задаче указываем: “Пока без номера, общение через Авито”.</text:p>
          </table:table-cell>
          <table:table-cell table:style-name="ce7" table:number-columns-repeated="5"/>
          <table:table-cell/>
          <table:table-cell table:style-name="ce29"/>
          <table:table-cell table:style-name="ce7"/>
          <table:table-cell table:number-columns-repeated="1015"/>
        </table:table-row>
        <table:table-row table:style-name="ro1">
          <table:table-cell table:style-name="ce7" table:number-columns-repeated="6"/>
          <table:table-cell/>
          <table:table-cell table:style-name="ce29"/>
          <table:table-cell table:style-name="ce7"/>
          <table:table-cell table:number-columns-repeated="1015"/>
        </table:table-row>
        <table:table-row table:style-name="ro1">
          <table:table-cell table:style-name="ce7" table:number-columns-repeated="6"/>
          <table:table-cell/>
          <table:table-cell table:style-name="ce29"/>
          <table:table-cell table:style-name="ce7"/>
          <table:table-cell table:number-columns-repeated="1015"/>
        </table:table-row>
        <table:table-row table:style-name="ro1">
          <table:table-cell table:style-name="ce7" office:value-type="string" calcext:value-type="string">
            <text:p>Форматы от 40 000 ₽ — зависит от состава: ведущий, DJ, музыка, техника.</text:p>
            <text:p>Чтобы предложить подходящее — подскажите пару моментов:</text:p>
            <text:p>▪ Дата и локация</text:p>
            <text:p>▪ Что планируете: ведущий, музыка или всё вместе</text:p>
            <text:p>▪ Бюджет — если есть ориентир</text:p>
            <text:p/>
            <text:p>Можно совсем коротко, в 1–2 сообщениях 🙂</text:p>
            <text:p>Если пока просто приглядываетесь — тоже ок, подскажу, с чего начать.</text:p>
          </table:table-cell>
          <table:table-cell table:style-name="ce7" table:number-columns-repeated="5"/>
          <table:table-cell/>
          <table:table-cell table:style-name="ce29"/>
          <table:table-cell table:style-name="ce7"/>
          <table:table-cell table:number-columns-repeated="1015"/>
        </table:table-row>
        <table:table-row table:style-name="ro1" table:number-rows-repeated="987">
          <table:table-cell table:style-name="ce7" table:number-columns-repeated="6"/>
          <table:table-cell/>
          <table:table-cell table:style-name="ce29"/>
          <table:table-cell table:style-name="ce7"/>
          <table:table-cell table:number-columns-repeated="1015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2 Взята в работу" table:style-name="ta2">
        <table:table-column table:style-name="co11" table:default-cell-style-name="Default"/>
        <table:table-column table:style-name="co10" table:number-columns-repeated="5" table:default-cell-style-name="Default"/>
        <table:table-column table:style-name="co12" table:default-cell-style-name="Default"/>
        <table:table-column table:style-name="co10" table:number-columns-repeated="1017" table:default-cell-style-name="Default"/>
        <table:table-row table:style-name="ro1">
          <table:table-cell table:style-name="ce37" office:value-type="string" calcext:value-type="string">
            <text:p>Описание воронки</text:p>
          </table:table-cell>
          <table:table-cell table:number-columns-repeated="5"/>
          <table:table-cell table:style-name="ce37" office:value-type="string" calcext:value-type="string">
            <text:p>Варианты</text:p>
          </table:table-cell>
          <table:table-cell table:style-name="ce33" office:value-type="string" calcext:value-type="string">
            <text:p>Заматки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ВЗЯТА В РАБОТУ</text:p>
            <text:p/>
            <text:p>Задача: квалифицировать клиента и понять, есть ли потенциал сделки.</text:p>
            <text:p>1.Выясни ключевые параметры:</text:p>
            <text:p>▪ Дата и место</text:p>
            <text:p>▪ Формат (ведущий, группа и т.д.)</text:p>
            <text:p>▪ Ожидания и атмосфера</text:p>
            <text:p>▪ Бюджет</text:p>
            <text:p>2.Прими решение по движению:</text:p>
            <text:p>▪ Если запрос целевой → веди дальше, готовь предложение</text:p>
            <text:p>▪ Если интерес слабый → отправь КП и наблюдай</text:p>
            <text:p>▪ Если клиент “морозится” → переведи в Закрыто / Не реализовано</text:p>
            <text:p>▪ Если не подходит по профилю вовсе → Не_Квал</text:p>
            <text:p/>
            <text:p>Цель — понять, стоит ли включаться. Чётко, быстро, по делу.</text:p>
            <text:p/>
            <text:p>Четкая квалификация = экономия времени и рост конверсии.</text:p>
          </table:table-cell>
          <table:table-cell table:number-columns-repeated="5"/>
          <table:table-cell table:style-name="ce38" office:value-type="string" calcext:value-type="string">
            <text:p><text:a xlink:href="#'4 Не Квал'.A1" xlink:type="simple">"Не_Квал" (кликай по ссылке)  </text:a></text:p>
          </table:table-cell>
          <table:table-cell table:style-name="ce33" office:value-type="string" calcext:value-type="string">
            <text:p>(после взятия номера, этап выявления потребностей и квалификации заявки)</text:p>
            <text:p>Вижу три ключевые SMS. Главная цель – не просто задать вопросы, а прогреть клиента, чтобы он был заинтересован и сам захотел продолжить диалог.📌 Цель:</text:p>
            <text:p/>
            <text:p>Установить контакт и дать полезную информацию (визитка).</text:p>
            <text:p>Прогреть клиента через голосовое сообщение.</text:p>
            <text:p>Выявить потребности и квалифицировать заявку.</text:p>
            <text:p>Предложить следующий шаг (созвон или обсуждение в мессенджере).</text:p>
          </table:table-cell>
          <table:table-cell table:number-columns-repeated="1016"/>
        </table:table-row>
        <table:table-row table:style-name="ro1">
          <table:table-cell table:style-name="ce7"/>
          <table:table-cell table:number-columns-repeated="5"/>
          <table:table-cell table:style-name="ce38" office:value-type="string" calcext:value-type="string">
            <text:p><text:a xlink:href="#'КВАЛИФИЦИРОВАН + КП'.A1" xlink:type="simple">или веди дальше по воронке к продаже. (кликай по ссылке)</text:a></text:p>
          </table:table-cell>
          <table:table-cell table:number-columns-repeated="1017"/>
        </table:table-row>
        <table:table-row table:style-name="ro1" table:number-rows-repeated="2">
          <table:table-cell table:style-name="ce7"/>
          <table:table-cell table:number-columns-repeated="5"/>
          <table:table-cell table:style-name="ce39"/>
          <table:table-cell table:number-columns-repeated="1017"/>
        </table:table-row>
        <table:table-row table:style-name="ro1">
          <table:table-cell table:style-name="ce7"/>
          <table:table-cell table:number-columns-repeated="5"/>
          <table:table-cell table:style-name="ce39" office:value-type="string" calcext:value-type="string">
            <text:p>Татьяна, добрый день!  </text:p>
            <text:p>19 июля пока свободна ✅</text:p>
            <text:p/>
            <text:p>Чтобы предложить подходящий состав, подскажите, пожалуйста:</text:p>
            <text:p>— Формат мероприятия? (свадьба/корпоратив и т.д.)  </text:p>
            <text:p>— Что планируете: ведущий, группа, всё вместе?  </text:p>
            <text:p>— Примерная продолжительность и место?</text:p>
            <text:p/>
            <text:p>Соберу варианты по стилю и бюджету — отправлю коротко и по делу 😉</text:p>
          </table:table-cell>
          <table:table-cell table:number-columns-repeated="1017"/>
        </table:table-row>
        <table:table-row table:style-name="ro1">
          <table:table-cell table:style-name="ce7"/>
          <table:table-cell table:number-columns-repeated="5"/>
          <table:table-cell table:style-name="ce39"/>
          <table:table-cell table:number-columns-repeated="1017"/>
        </table:table-row>
        <table:table-row table:style-name="ro1">
          <table:table-cell table:style-name="ce7" office:value-type="string" calcext:value-type="string">
            <text:p>ВЗЯТА В РАБОТУ</text:p>
            <text:p/>
            <text:p>Задача: квалифицировать клиента и понять, есть ли потенциал сделки.</text:p>
            <text:p>1.Выясни ключевые параметры:</text:p>
            <text:p>▪ Дата и место</text:p>
            <text:p>▪ Формат (ведущий, группа и т.д.)</text:p>
            <text:p>▪ Ожидания и атмосфера</text:p>
            <text:p>▪ Бюджет</text:p>
            <text:p>2.Прими решение по движению:</text:p>
            <text:p>▪ Если запрос целевой → веди дальше, готовь предложение</text:p>
            <text:p>▪ Если интерес слабый → отправь КП и наблюдай</text:p>
            <text:p>▪ Если клиент “морозится” → переведи в Закрыто / Не реализовано</text:p>
            <text:p>▪ Если не подходит по профилю вовсе → Не_Квал</text:p>
            <text:p/>
            <text:p>Цель — понять, стоит ли включаться. Чётко, быстро, по делу.</text:p>
            <text:p/>
            <text:p>Четкая квалификация = экономия времени и рост конверсии.</text:p>
          </table:table-cell>
          <table:table-cell table:number-columns-repeated="5"/>
          <table:table-cell table:style-name="ce39"/>
          <table:table-cell table:number-columns-repeated="1017"/>
        </table:table-row>
        <table:table-row table:style-name="ro1">
          <table:table-cell table:style-name="ce7"/>
          <table:table-cell table:number-columns-repeated="5"/>
          <table:table-cell table:style-name="ce39"/>
          <table:table-cell table:number-columns-repeated="1017"/>
        </table:table-row>
        <table:table-row table:style-name="ro1">
          <table:table-cell table:style-name="ce7" office:value-type="string" calcext:value-type="string">
            <text:p>Чтобы не упустить важное и не тратить ваше время — уточню пару моментов перед звонком:</text:p>
            <text:p>▪ Имя, как к вам обращаться?</text:p>
            <text:p>▪ Дата и локация?</text:p>
            <text:p>▪ Что планируете: ведущий, группа, всё вместе?</text:p>
            <text:p>▪ Примерная продолжительность (обычно 5–6 часов)?</text:p>
            <text:p>▪ Бюджет — ориентир?</text:p>
            <text:p/>
            <text:p>Если что-то уже писали — супер, просто добавьте недостающее.</text:p>
            <text:p>Соберу точные варианты и предложу удобное время для созвона — сразу по делу и без лишнего )</text:p>
          </table:table-cell>
          <table:table-cell table:number-columns-repeated="5"/>
          <table:table-cell table:style-name="ce39"/>
          <table:table-cell table:number-columns-repeated="1017"/>
        </table:table-row>
        <table:table-row table:style-name="ro1">
          <table:table-cell table:style-name="ce7"/>
          <table:table-cell table:number-columns-repeated="5"/>
          <table:table-cell table:style-name="ce39"/>
          <table:table-cell table:number-columns-repeated="1017"/>
        </table:table-row>
        <table:table-row table:style-name="ro1" table:number-rows-repeated="2">
          <table:table-cell table:style-name="ce7"/>
          <table:table-cell table:number-columns-repeated="5"/>
          <table:table-cell table:style-name="ce39"/>
          <table:table-cell table:number-columns-repeated="1017"/>
        </table:table-row>
        <table:table-row table:style-name="ro1">
          <table:table-cell table:style-name="ce7"/>
          <table:table-cell table:number-columns-repeated="5"/>
          <table:table-cell table:style-name="ce39"/>
          <table:table-cell table:number-columns-repeated="1017"/>
        </table:table-row>
        <table:table-row table:style-name="ro1" table:number-rows-repeated="985">
          <table:table-cell table:style-name="ce7"/>
          <table:table-cell table:number-columns-repeated="5"/>
          <table:table-cell table:style-name="ce39"/>
          <table:table-cell table:number-columns-repeated="1017"/>
        </table:table-row>
        <table:table-row table:style-name="ro7" table:number-rows-repeated="104757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КВАЛИФИЦИРОВАН + КП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1017" table:default-cell-style-name="Default"/>
        <table:table-row table:style-name="ro1">
          <table:table-cell table:style-name="ce1" office:value-type="string" calcext:value-type="string">
            <text:p>Описание Воронки</text:p>
          </table:table-cell>
          <table:table-cell table:style-name="ce40" office:value-type="string" calcext:value-type="string" table:number-columns-spanned="2" table:number-rows-spanned="1">
            <text:p>Первое что делаем отправляем Шаблоны СРМ 1.2-1.3 всегда!</text:p>
          </table:table-cell>
          <table:covered-table-cell/>
          <table:table-cell table:style-name="ce8" office:value-type="string" calcext:value-type="string">
            <text:p>Возможные ситуации</text:p>
          </table:table-cell>
          <table:table-cell table:style-name="ce8" office:value-type="string" calcext:value-type="string">
            <text:p>Решение</text:p>
          </table:table-cell>
          <table:table-cell table:style-name="ce47" office:value-type="string" calcext:value-type="string">
            <text:p>Итог всех ситуаций переход в:</text:p>
          </table:table-cell>
          <table:table-cell table:style-name="ce51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КВАЛИФИЦИРОВАН</text:p>
            <text:p>Задача: выявить ключевой интерес клиента и отправить предварительное КП в PDF, где будет выбор форматов + предложение выгодного расширения.</text:p>
            <text:p/>
            <text:p>📌 Если клиент пришёл на ведущего — в КП есть формат с группой, звуком, светом:</text:p>
            <text:p/>
            <text:p>«Такой формат часто выбирают, чтобы всё было под ключ. Выходит выгоднее и ярче по атмосфере».</text:p>
            <text:p/>
            <text:p>📌 Если клиент пришёл на группу — добавь вариант с ведущим:</text:p>
            <text:p/>
            <text:p>«Для гармонии важно, чтобы вели вечер. У нас есть варианты, где ведущий и группа работают в связке».</text:p>
          </table:table-cell>
          <table:table-cell table:style-name="ce41" table:number-columns-repeated="2"/>
          <table:table-cell table:style-name="ce42" office:value-type="string" calcext:value-type="string">
            <text:p><text:span text:style-name="T20">1 вариант </text:span><text:span text:style-name="T21"> Клиент просит переписываться в чате  авито или написать по номеру на ватсап  и не хочет созваниваться -тут мы вявляем потребность через вопросы, чтобы следом сделать презентацию:</text:span></text:p>
          </table:table-cell>
          <table:table-cell table:style-name="ce42" office:value-type="string" calcext:value-type="string">
            <text:p>Спасибо, всё поняла 🙌</text:p>
            <text:p>Чтобы сразу направить вас к подходящему ведущему, уточню ещё пару моментов:</text:p>
            <text:p/>
            <text:p/>
            <text:p/>
            <text:p>После этого предложу, с кем лучше созвониться — чтобы вы пообщались уже по сути, без лишнего 🙂.       2 вариант  Хорошо! Чтобы не тратить ваше время на общие фразы — уточню пару моментов перед звонком 😊</text:p>
            <text:p> </text:p>
            <text:p>▪ Как к вам обращаться?</text:p>
            <text:p>▪ Место мероприятия?</text:p>
            <text:p>▪ Что планируете: ведущий, группа, всё вместе?</text:p>
            <text:p>▪ Примерная продолжительность? (чаще всего 5–6 часов)</text:p>
            <text:p>▪ Бюджет — ориентир?</text:p>
            <text:p> </text:p>
            <text:p>Соберу подходящие варианты и предложу удобное время для звонка ✍️</text:p>
            <text:p>Так сразу по делу и без лишнего )</text:p>
          </table:table-cell>
          <table:table-cell table:style-name="ce48" office:value-type="string" calcext:value-type="string">
            <text:p><text:a xlink:href="#'Назначен Звоноквстреча'.A1" xlink:type="simple">Воронка 6</text:a></text:p>
          </table:table-cell>
          <table:table-cell table:style-name="ce52" office:value-type="string" calcext:value-type="string">
            <text:p>Татьяна, спасибо! Всё зафиксировала 🙌</text:p>
            <text:p/>
            <text:p>Чтобы вам было удобнее выбрать — отправляю 2 варианта ведущих:</text:p>
            <text:p>— в бюджете до 70.000 ₽</text:p>
            <text:p>— и до 100.000 ₽ (с расширенной программой и доп. бонусами)</text:p>
            <text:p/>
            <text:p>Сейчас пришлю короткие PDF с описанием каждого — и можем обсудить, кто вам ближе по стилю.</text:p>
            <text:p>Если потребуется — организуем созвон с понравившимся ведущим ✍️</text:p>
          </table:table-cell>
          <table:table-cell table:style-name="ce52" office:value-type="string" calcext:value-type="string">
            <text:p>Татьяна, как и обещала — отправляю два варианта ведущих:</text:p>
            <text:p>✔ Оба проверены, опытные, но немного разные по стилю — чтобы вы могли выбрать, кто ближе вам по энергетике.</text:p>
            <text:p/>
            <text:p>1️⃣ Вариант до 70.000 ₽ — спокойная, классическая подача, подойдёт для камерной атмосферы</text:p>
            <text:p>2️⃣ Вариант до 100.000 ₽ — харизматичный, более драйвовый стиль, если хочется ярче раскачать публику</text:p>
            <text:p/>
            <text:p>📎 Сейчас пришлю короткие презентации — посмотрите и напишите, кто вам ближе.</text:p>
            <text:p>Готова организовать созвон с любым из них для личного общения.</text:p>
          </table:table-cell>
          <table:table-cell table:style-name="ce55" table:number-columns-repeated="2"/>
          <table:table-cell table:number-columns-repeated="1014"/>
        </table:table-row>
        <table:table-row table:style-name="ro1">
          <table:table-cell table:style-name="ce7" table:number-columns-repeated="3"/>
          <table:table-cell table:style-name="ce43" office:value-type="string" calcext:value-type="string">
            <text:p><text:span text:style-name="T20">2 вариант </text:span><text:span text:style-name="T21">Дали номер телефона</text:span></text:p>
          </table:table-cell>
          <table:table-cell table:style-name="ce45" office:value-type="string" calcext:value-type="string">
            <text:p><text:a xlink:href="#'Назначен Звоноквстреча'.A1" xlink:type="simple">пишем на ватсап Шаблоны 1.2-1.3 и ведем на звонок КЭВ-</text:a></text:p>
          </table:table-cell>
          <table:table-cell table:style-name="ce49" office:value-type="string" calcext:value-type="string">
            <text:p><text:a xlink:href="#'Назначен Звоноквстреча'.A1" xlink:type="simple">Воронка 6</text:a></text:p>
          </table:table-cell>
          <table:table-cell table:style-name="ce53" table:number-columns-repeated="4"/>
          <table:table-cell table:number-columns-repeated="1014"/>
        </table:table-row>
        <table:table-row table:style-name="ro1">
          <table:table-cell table:style-name="ce7" table:number-columns-repeated="3"/>
          <table:table-cell table:style-name="ce44" office:value-type="string" calcext:value-type="string">
            <text:p><text:span text:style-name="T20">3 вариант </text:span><text:span text:style-name="T21">Дата занята-шаблон 1.5</text:span></text:p>
          </table:table-cell>
          <table:table-cell table:style-name="ce46" office:value-type="string" calcext:value-type="string">
            <text:p> -Ваша дата (пишем дату) у Ведущего и Кавер-группы забронирована. Но у нас есть проверенные профессионалы в команде партнеров, подберем вам достойного ведущего и группу.</text:p>
            <text:p>       Диапазон стоимости пакетов услуг фиксированный  от 50.000 и выше, в зависимости от задачи, всегда с выгодными бонусами для заказчика.</text:p>
            <text:p>Предлагаю созвониться чтобы оперативно обсудить детали и сделать вам выгодное спец.предложение, удобно сегодня до 15-00 или после?</text:p>
            <text:p/>
          </table:table-cell>
          <table:table-cell table:style-name="ce50" office:value-type="string" calcext:value-type="string">
            <text:p><text:a xlink:href="#'Назначен Звоноквстреча'.A1" xlink:type="simple">Воронка 6</text:a></text:p>
          </table:table-cell>
          <table:table-cell table:style-name="ce54" table:number-columns-repeated="4"/>
          <table:table-cell table:number-columns-repeated="1014"/>
        </table:table-row>
        <table:table-row table:style-name="ro1">
          <table:table-cell table:style-name="ce7" table:number-columns-repeated="3"/>
          <table:table-cell table:style-name="ce9" office:value-type="string" calcext:value-type="string">
            <text:p><text:span text:style-name="T20">4 вариант </text:span><text:span text:style-name="T21">Ничего не отвечают...</text:span></text:p>
          </table:table-cell>
          <table:table-cell table:style-name="ce11" office:value-type="string" calcext:value-type="string">
            <text:p>Здравствуйте, <text:span text:style-name="T22">Имя клиента!</text:span><text:span text:style-name="T23">  Надеюсь, у вас все хорошо! Я хотел(а) напомнить о нашем обсуждении организации вашего торжества. Если у вас есть какие-либо вопросы или вы хотите обсудить детали, пожалуйста, дайте знать.  Я здесь, чтобы помочь вам сделать это событие незабываемым! Если вам удобнее общаться в другом формате или у вас есть предпочтения по времени, просто сообщите мне.  С нетерпением жду вашего ответа!  С уважением, команда  MirovBandShow  </text:span></text:p>
          </table:table-cell>
          <table:table-cell table:style-name="ce27" table:number-columns-repeated="5"/>
          <table:table-cell table:number-columns-repeated="1014"/>
        </table:table-row>
        <table:table-row table:style-name="ro1" table:number-rows-repeated="4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Наталья, добрый день!</text:p>
            <text:p>Хотела уточнить, актуален ли ещё ваш запрос по свадьбе 23 июня?</text:p>
            <text:p>Если в поиске ведущего или группы — с радостью предложу варианты под ваш формат и бюджет.</text:p>
            <text:p/>
            <text:p>Если уже определились — дайте знать, чтобы не беспокоить.</text:p>
            <text:p>На связи!</text:p>
          </table:table-cell>
          <table:table-cell table:style-name="ce7"/>
          <table:table-cell table:number-columns-repeated="1019"/>
        </table:table-row>
        <table:table-row table:style-name="ro1" table:number-rows-repeated="2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Анна, спасибо! Всё зафиксировал.</text:p>
            <text:p>Сейчас самое выгодное — закрепить формат заранее:</text:p>
            <text:p>цены пока «летние», плюс сохраняются бонусы за раннее бронирование.</text:p>
            <text:p/>
            <text:p>Если что-то приглянулось — могу отправить финальную версию и договор.</text:p>
            <text:p>Если нужно время — с радостью подожду, просто держите меня в курсе 😊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7"/>
          <table:table-cell table:style-name="ce7" office:value-type="string" calcext:value-type="string">
            <text:p>Евгений, добрый день! Напоминаю по вашему запросу — 12 сентября, свадьба в Долгопрудном, 50–60 гостей, формат “под ключ”.</text:p>
            <text:p/>
            <text:p>Чтобы точно рассчитать стоимость и собрать оптимальный состав, уточню пару моментов:</text:p>
            <text:p/>
            <text:p>Если откликается — соберу варианты и пришлю КП с бонусами.</text:p>
            <text:p>На дату уже есть интерес, можем зафиксировать до принятия решения.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7"/>
          <table:table-cell table:style-name="ce7" office:value-type="string" calcext:value-type="string">
            <text:p>Александра, добрый день!</text:p>
            <text:p>Благодарю за вводные — всё зафиксировала.</text:p>
            <text:p/>
            <text:p>Под ваш формат идеально подойдёт лёгкий, стильный ведущий с харизмой и живым вокалом.</text:p>
            <text:p>Если техника уже есть — это уменьшает стоимость.</text:p>
            <text:p/>
            <text:p>Предложение:</text:p>
            <text:p>Формат “Ведущий + DJ” с вашей аппаратурой — от 50.000 ₽</text:p>
            <text:p>✔ Ведущий — 5 часов</text:p>
            <text:p>✔ Программа с юмором и тактом</text:p>
            <text:p>✔ Живой вокал</text:p>
            <text:p>✔ DJ-сопровождение</text:p>
            <text:p>✔ Сценарий и согласование треков</text:p>
            <text:p>✔ Welcome и бонусы при брони</text:p>
            <text:p/>
            <text:p>Если интересно — посмотрите видео с ведущим и закрепим дату.</text:p>
            <text:p>Можно устроить короткий звонок, чтобы обсудить детали без воды. Удобно?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7" office:value-type="string" calcext:value-type="string">
            <text:p>Предварительное КП  — это не просто прайс, а инструмент переупаковки запроса в более выгодное решение для клиента. Это этап, где клиент:</text:p>
            <text:p>        •        либо расширяет заказ (был ведущий → взял «всё под ключ»),</text:p>
            <text:p>        •        либо уточняет (была группа → добавил ведущего).</text:p>
            <text:p/>
            <text:p>⸻</text:p>
            <text:p/>
            <text:p>🔥 Что тогда важно в этом этапе?</text:p>
            <text:p/>
            <text:p>1. Не просто “дать цену”, а:</text:p>
            <text:p/>
            <text:p>✅ Показать логику и выгоду комплексного решения</text:p>
            <text:p>✅ Дать выбор: “Вы просили группу, но вот что можно с ведущим — и выйдет выгоднее”</text:p>
            <text:p>✅ Подсветить бонусы: «всё включено», «скидка на комплекс», «меньше забот»</text:p>
            <text:p/>
            <text:p/>
            <text:p/>
            <text:p>Подсказка для этапа Квалифицирован (с отправкой ПДЖ-КП):</text:p>
            <text:p/>
            <text:p>⸻</text:p>
            <text:p/>
            <text:p>КВАЛИФИЦИРОВАН</text:p>
            <text:p>Задача: выявить ключевой интерес клиента и отправить ПДЖ-КП в PDF, где будет выбор форматов + предложение выгодного расширения.</text:p>
            <text:p/>
            <text:p>📌 Если клиент пришёл на ведущего — добавь в КП формат с группой, звуком, светом:</text:p>
            <text:p/>
            <text:p>«Такой формат часто выбирают, чтобы всё было под ключ. Выходит выгоднее и ярче по атмосфере».</text:p>
            <text:p/>
            <text:p>📌 Если клиент пришёл на группу — добавь вариант с ведущим:</text:p>
            <text:p/>
            <text:p>«Для гармонии важно, чтобы вечер вели. У нас есть варианты, где ведущий и группа работают в связке».</text:p>
            <text:p/>
            <text:p/>
            <text:p>⸻</text:p>
            <text:p/>
            <text:p>Завершение в сообщении:</text:p>
            <text:p/>
            <text:p>«Какой формат ближе по духу? После вашего выбора — подготовлю финальное предложение с точной ценой.»</text:p>
            <text:p/>
            <text:p>⸻</text:p>
            <text:p/>
            <text:p>💡 Почему это работает:</text:p>
            <text:p>        •        Клиент сам видит, что “под ключ” выгоднее</text:p>
            <text:p>        •        Не чувствуешься навязчивым, а выступаешь как эксперт</text:p>
            <text:p>        •        Помогаешь принять решение осознанно и увеличить средний чек</text:p>
            <text:p/>
            <text:p/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Подобрала для вас форматы с разной подачей и атмосферой — выберите, что ближе, и соберём финальный вариант под ваш стиль и настроение события.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7" office:value-type="string" calcext:value-type="string">
            <text:p>Форматы — от компактного «ведущий + DJ» до формата «всё включено» с кавер-группой, живым вокалом и бонусами при брони.</text:p>
            <text:p/>
            <text:p>Роман Ситник (с дуэтом) — https://disk.yandex.ru/i/Qn4zZxUg8JZjAg</text:p>
            <text:p>Рустам Миров (с кавер группой) — https://disk.yandex.ru/i/Fkxaz6O68wKR3Q</text:p>
            <text:p/>
            <text:p>Если откликается — закрепим дату и устроим короткий созвон 🙌</text:p>
          </table:table-cell>
          <table:table-cell table:style-name="ce7" table:number-columns-repeated="4"/>
          <table:table-cell table:number-columns-repeated="1019"/>
        </table:table-row>
        <table:table-row table:style-name="ro1" table:number-rows-repeated="3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7" office:value-type="string" calcext:value-type="string">
            <text:p>Илья, благодарю за голосовое — всё поняла👍</text:p>
            <text:p> </text:p>
            <text:p>Формат «ведущий + диджей» на 5 часов (с 18:00 до 23:00)</text:p>
            <text:p>— укладываемся в ваш ориентир до 100 000 ₽.</text:p>
            <text:p>Программа включает ведение вечера, живой вокал от ведущего, DJ-сет и техническую часть.</text:p>
            <text:p> </text:p>
            <text:p>Сейчас финализирую детали, уточню по аппаратуре — и пришлю конкретное предложение с вариантами на выбор.</text:p>
            <text:p>Если захотите, можно будет созвониться и обсудить структуру вечера, стиль и ваши пожелания — чтобы всё было чётко.</text:p>
          </table:table-cell>
          <table:table-cell table:style-name="ce7" table:number-columns-repeated="4"/>
          <table:table-cell table:number-columns-repeated="1019"/>
        </table:table-row>
        <table:table-row table:style-name="ro1" table:number-rows-repeated="2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7" office:value-type="string" calcext:value-type="string">
            <text:p>Вячеслав, добрый день!</text:p>
            <text:p>Благодарю за интерес — буду рада помочь подобрать точный формат.</text:p>
            <text:p> </text:p>
            <text:p>Если подскажете пару недостающих деталей (дата, место, состав), смогу подготовить конкретное предложение под ваш формат.</text:p>
            <text:p> </text:p>
            <text:p>Ориентир по бюджету тоже поможет понять, что лучше предложить.</text:p>
            <text:p>Как будете готовы — я здесь.</text:p>
          </table:table-cell>
          <table:table-cell table:style-name="ce7" table:number-columns-repeated="4"/>
          <table:table-cell table:number-columns-repeated="1019"/>
        </table:table-row>
        <table:table-row table:style-name="ro1" table:number-rows-repeated="969">
          <table:table-cell table:style-name="ce7" table:number-columns-repeated="5"/>
          <table:table-cell table:number-columns-repeated="1019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4 Не Квал" table:style-name="ta4">
        <table:table-column table:style-name="co20" table:default-cell-style-name="Default"/>
        <table:table-column table:style-name="co10" table:number-columns-repeated="1023" table:default-cell-style-name="Default"/>
        <table:table-row table:style-name="ro1">
          <table:table-cell table:style-name="ce56" office:value-type="string" calcext:value-type="string">
            <text:p>Описание воронки: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✅ Цель этапа “Не Квал”:</text:p>
            <text:p/>
            <text:p>Убрать из активной воронки нецелевых, мёртвых или неподходящих лидов, чтобы не тратить ресурсы и внимание.</text:p>
            <text:p/>
            <text:p>⸻</text:p>
            <text:p/>
            <text:p>📝 Подсказка для поля “Мастер” (коротко и по делу):</text:p>
            <text:p/>
            <text:p>⸻</text:p>
            <text:p/>
            <text:p>НЕ КВАЛ — ставим, если лид точно не станет клиентом.</text:p>
            <text:p>Используй, чтобы держать воронку чистой и не тратить время на “пустые” заявки.</text:p>
            <text:p/>
            <text:p>Причины для перевода:</text:p>
            <text:p>1.НеКвал_РЕКЛАМА / СПАМ</text:p>
            <text:p>2.НеКвал_ПРЕДЛОЖЕНИЕ СОТРУДНИЧЕСТВА</text:p>
            <text:p>3.НеКвал_ИСПОЛНИТЕЛЬ (ведущий, артист и т.п.)</text:p>
            <text:p>4.НеКвал_ДУБЛЬ</text:p>
            <text:p>5.НеКвал_НЕ ОТВЕЧАЮТ (после 3 касаний)</text:p>
            <text:p>6.НеКвал_НЕТ ПОТРЕБНОСТИ / ОТКАЗ</text:p>
            <text:p>7.НеКвал_НЕ РАБОТАЕМ В ЭТОМ ГОРОДЕ</text:p>
            <text:p>8.НеКвал_ТЕСТ / СЛУЧАЙНАЯ ЗАЯВКА</text:p>
            <text:p/>
            <text:p>⸻</text:p>
            <text:p/>
            <text:p>📌 Дополнение для новичков и ИИ-агента:</text:p>
            <text:p/>
            <text:p>— Не путай с “Закрыто / Не реализовано”.</text:p>
            <text:p>— Если есть интерес или шанс вернуть — оставляй в активной воронке.</text:p>
            <text:p>— Если клиент не наш вообще — смело в “Не Квал”.</text:p>
          </table:table-cell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Чтобы этап «Не Квал» работал не как мусорка, а как инструмент контроля и аналитики, важно правильно:</text:p>
            <text:p>1.Настроить бота-помощника</text:p>
            <text:p>2.Определить логическое завершение пути лида</text:p>
            <text:p/>
            <text:p>Вот оптимальная стратегия 👇</text:p>
            <text:p/>
            <text:p>⸻</text:p>
            <text:p/>
            <text:p>🔧 1. Что должен делать бот-помощник при переводе в “Не Квал”:</text:p>
            <text:p/>
            <text:p>✅ Автоматически:</text:p>
            <text:p>•Ставить метку/тег (например: НеКвал_ОТКАЗ, НеКвал_СПАМ, НеКвал_ДУБЛЬ)</text:p>
            <text:p>•Создавать заметку с шаблоном причины:</text:p>
            <text:p>НеКвал: [выбранная причина]</text:p>
            <text:p>•Завершать все активные задачи по сделке, чтобы не висели</text:p>
            <text:p>•Отключать уведомления и напоминания</text:p>
            <text:p/>
            <text:p>Опционально:</text:p>
            <text:p>•Создавать отчётную метку для аналитики:</text:p>
            <text:p>Сделка завершена: НеКвал</text:p>
            <text:p>•Копировать сделку в таблицу/отчёт (если нужна статистика по причинам отсева)</text:p>
            <text:p/>
            <text:p>⸻</text:p>
            <text:p/>
            <text:p>📦 2. Куда “исчезают” заявки? Что с ними потом?</text:p>
            <text:p/>
            <text:p>✅ Сценарий по уму:</text:p>
            <text:p>•Заявка остаётся в CRM, но за пределами активной воронки</text:p>
            <text:p>•Больше не отображается в общем обзоре задач</text:p>
            <text:p>•Фиксируется причина отказа, чтобы можно было:</text:p>
            <text:p>•анализировать, почему отсекаются заявки</text:p>
            <text:p>•вернуться, если ситуация изменится</text:p>
            <text:p/>
            <text:p>❌ Что НЕ надо делать:</text:p>
            <text:p>•Не удалять</text:p>
            <text:p>•Не оставлять без причины</text:p>
            <text:p>•Не переводить просто “чтобы не мешала” — всегда фиксируй почему</text:p>
            <text:p/>
            <text:p>⸻</text:p>
            <text:p/>
            <text:p>📌 Итого:</text:p>
            <text:p/>
            <text:p>Бот при переводе в “Не Квал” должен:</text:p>
            <text:p>1.Добавить метку/тег причины</text:p>
            <text:p>2.Завершить задачи</text:p>
            <text:p>3.Убрать сделку из активной работы</text:p>
            <text:p>4.Зафиксировать заметку о причине</text:p>
            <text:p/>
            <text:p>Так ты не теряешь данные, держишь чистую воронку и можешь анализировать потери.</text:p>
            <text:p/>
            <text:p/>
          </table:table-cell>
          <table:table-cell table:number-columns-repeated="1023"/>
        </table:table-row>
        <table:table-row table:style-name="ro1" table:number-rows-repeated="995">
          <table:table-cell table:style-name="ce7"/>
          <table:table-cell table:number-columns-repeated="1023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Отправлено КП" table:style-name="ta5">
        <table:table-column table:style-name="co21" table:default-cell-style-name="Default"/>
        <table:table-column table:style-name="co10" table:number-columns-repeated="1023" table:default-cell-style-name="Default"/>
        <table:table-row table:style-name="ro1">
          <table:table-cell table:style-name="ce56" office:value-type="string" calcext:value-type="string">
            <text:p>Описание воронки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7" office:value-type="string" calcext:value-type="string">
            <text:p>Если ведущий не созвонился, и требуется новое согласование о звонке или даже встрече.</text:p>
            <text:p/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1">
          <table:table-cell/>
          <table:table-cell table:style-name="ce33" office:value-type="string" calcext:value-type="string">
            <text:p>Татьяна, Рустам звонил, но не удалось связаться.</text:p>
            <text:p>Очень хочется обсудить детали — 2 минуты, и вы точно поймёте, подходит ли формат 🙌</text:p>
            <text:p>Когда удобно перезвонить?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1">
          <table:table-cell/>
          <table:table-cell table:style-name="ce33" office:value-type="string" calcext:value-type="string">
            <text:p>Понимаю, Иветта — хочется проще и без лишних кругов 😊</text:p>
            <text:p>Вот конкретно по кавер-группе:</text:p>
            <text:p/>
            <text:p>MIROVBAND SHOW — живой вокал, драйв и полное сопровождение.</text:p>
            <text:p>⏱ Выступление до 90 минут</text:p>
            <text:p>🎤 Женский и мужской вокал</text:p>
            <text:p>🎵 Любимые треки под вас</text:p>
            <text:p>🎧 Звук, свет, монтаж, техническая команда — включено</text:p>
            <text:p/>
            <text:p>Стоимость: от 80.000 ₽</text:p>
            <text:p>(зависит от состава, площадки и сроков брони)</text:p>
            <text:p/>
            <text:p>Если формат нравится — пришлю финальные варианты.</text:p>
            <text:p>Сделаем атмосферно и без хлопот.</text:p>
            <text:p>Готовы двигаться дальше?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1">
          <table:table-cell/>
          <table:table-cell table:style-name="ce33" office:value-type="string" calcext:value-type="string">
            <text:p>Анна, добрый день! Напоминаю по вашему запросу — формат пока свободен, бонусы действуют.</text:p>
            <text:p>Если определились, пришлю финальную версию и договор.</text:p>
            <text:p>Если нужно время — без спешки, просто дайте знать, чтобы мы держали дату за вами.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1">
          <table:table-cell/>
          <table:table-cell table:style-name="ce33"/>
          <table:table-cell table:number-columns-repeated="1022"/>
        </table:table-row>
        <table:table-row table:style-name="ro1">
          <table:table-cell/>
          <table:table-cell table:style-name="ce60"/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Анна, как у вас с решением?</text:p>
          </table:table-cell>
          <table:table-cell table:number-columns-repeated="1022"/>
        </table:table-row>
        <table:table-row table:style-name="ro1">
          <table:table-cell/>
          <table:table-cell table:style-name="ce60"/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<text:span text:style-name="T18">Отлично, вот версия для движения вперёд или мягкого закрытия — с открытой дверью:</text:span></text:p>
            <text:p><text:span text:style-name="T18"/></text:p>
            <text:p><text:span text:style-name="T18">⸻</text:span></text:p>
            <text:p><text:span text:style-name="T6"/></text:p>
            <text:p><text:span text:style-name="T6">Анна, как у вас с решением?</text:span></text:p>
            <text:p><text:span text:style-name="T6">Формат за вами пока держим, но скоро начнём подтверждать даты.</text:span></text:p>
            <text:p><text:span text:style-name="T6"/></text:p>
            <text:p><text:span text:style-name="T6">Если готовы — пришлю финальную версию и договор.</text:span></text:p>
            <text:p><text:span text:style-name="T6">Если решили выбрать другой вариант — просто дайте знать, чтобы я корректно закрыла заявку.</text:span></text:p>
            <text:p><text:span text:style-name="T6">Буду рада, если ещё пригодимся — всегда на связи!</text:span></text:p>
          </table:table-cell>
          <table:table-cell table:number-columns-repeated="1022"/>
        </table:table-row>
        <table:table-row table:style-name="ro1">
          <table:table-cell/>
          <table:table-cell table:style-name="ce60"/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Анна, добрый вечер!</text:p>
            <text:p>Подскажите, удалось посмотреть форматы?</text:p>
            <text:p>Пока условия летние и даты есть свободные — можно успеть зафиксировать самое выгодное.</text:p>
            <text:p/>
            <text:p>Если формат откликается — вышлю финалку и договор.</text:p>
            <text:p>Если пока не планируете — просто дайте знать, чтобы я корректно закрыла заявку.</text:p>
          </table:table-cell>
          <table:table-cell table:number-columns-repeated="1022"/>
        </table:table-row>
        <table:table-row table:style-name="ro1">
          <table:table-cell/>
          <table:table-cell table:style-name="ce33"/>
          <table:table-cell table:number-columns-repeated="1022"/>
        </table:table-row>
        <table:table-row table:style-name="ro1">
          <table:table-cell/>
          <table:table-cell table:style-name="ce60"/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<text:span text:style-name="T18">Вот лаконичное и тёплое сообщение с КП и открытой дверью:</text:span></text:p>
            <text:p><text:span text:style-name="T18"/></text:p>
            <text:p><text:span text:style-name="T18">⸻</text:span></text:p>
            <text:p><text:span text:style-name="T6"/></text:p>
            <text:p><text:span text:style-name="T6">Наталья, добрый день!</text:span></text:p>
            <text:p><text:span text:style-name="T6">Оставлю вам предварительное КП — формат с ведущим, DJ и живым вокалом под ключ, с бонусами при брони.</text:span></text:p>
            <text:p><text:span text:style-name="T6"/></text:p>
            <text:p><text:span text:style-name="T6">Если тема ещё актуальна — с радостью подберу под стиль и бюджет.</text:span></text:p>
            <text:p><text:span text:style-name="T6">Если уже нашли артистов — дайте знать, чтобы я корректно закрыла заявку.</text:span></text:p>
            <text:p><text:span text:style-name="T6"/></text:p>
            <text:p><text:span text:style-name="T6">На связи, с теплом — Виктория | MIROVBAND SHOW</text:span></text:p>
            <text:p><text:span text:style-name="T6">📎 [Прикрепляем файл с КП]</text:span></text:p>
          </table:table-cell>
          <table:table-cell table:number-columns-repeated="1022"/>
        </table:table-row>
        <table:table-row table:style-name="ro1">
          <table:table-cell/>
          <table:table-cell table:style-name="ce60"/>
          <table:table-cell table:number-columns-repeated="1022"/>
        </table:table-row>
        <table:table-row table:style-name="ro1">
          <table:table-cell table:style-name="ce33" office:value-type="string" calcext:value-type="string">
            <text:p>Да все возможно)</text:p>
            <text:p> </text:p>
            <text:p>Смотрите Рустам сейчас уже на предброне на эту дату, поэтому предлагаю проверенный формат с Романом и DJ — он идеально подходит под ваш запрос.</text:p>
            <text:p> </text:p>
            <text:p>Ведущий, дальше DJ — легко реализуем.</text:p>
            <text:p>Пакет за 60 000 ₽ уже включает всё: ведение, музыка, звук, свет и тёплая атмосфера без хлопот.</text:p>
            <text:p>Если нравится — закрепим.</text:p>
          </table:table-cell>
          <table:table-cell table:style-name="ce33"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1">
          <table:table-cell table:style-name="ce57" office:value-type="string" calcext:value-type="string">
            <text:p>Отлично!Отлично!</text:p>
            <text:p>Формат “ведущий + диджей” на 18 июня</text:p>
            <text:p>(выпускной, 90 гостей, Пирогово, с 18:00 до 23:00)</text:p>
            <text:p> </text:p>
            <text:p>Предлагаем два сильных варианта под ваш стиль и масштаб:</text:p>
            <text:p/>
          </table:table-cell>
          <table:table-cell table:number-columns-repeated="1023"/>
        </table:table-row>
        <table:table-row table:style-name="ro1">
          <table:table-cell table:style-name="ce58" office:value-type="string" calcext:value-type="string">
            <text:p>Формат “ведущий + диджей” на 18 июня</text:p>
          </table:table-cell>
          <table:table-cell table:number-columns-repeated="1023"/>
        </table:table-row>
        <table:table-row table:style-name="ro1">
          <table:table-cell table:style-name="ce57" office:value-type="string" calcext:value-type="string">
            <text:p>(выпускной, 90 гостей, Пирогово, с 18:00 до 23:00)По Роману — это спецусловие, которое удалось сохранить: 70 000 ₽ вместо 8ф0 000 ₽.</text:p>
            <text:p/>
            <text:p>Ведущий с живым вокалом, готовой программой и техникой.</text:p>
            <text:p>Максимум по впечатлению — при честной цене.</text:p>
          </table:table-cell>
          <table:table-cell table:number-columns-repeated="1023"/>
        </table:table-row>
        <table:table-row table:style-name="ro1">
          <table:table-cell table:style-name="ce58" office:value-type="string" calcext:value-type="string">
            <text:p>Предлагаем два сильных варианта под ваш стиль и масштаб:</text:p>
          </table:table-cell>
          <table:table-cell table:number-columns-repeated="1023"/>
        </table:table-row>
        <table:table-row table:style-name="ro1">
          <table:table-cell table:style-name="ce59"/>
          <table:table-cell table:number-columns-repeated="1023"/>
        </table:table-row>
        <table:table-row table:style-name="ro1">
          <table:table-cell table:style-name="ce59" office:value-type="string" calcext:value-type="string">
            <text:p>Отлично, приняла, спасибо!</text:p>
            <text:p>Передала номер Роману — он на связи и вечером позвонит.</text:p>
            <text:p>Обсудите всё по делу: идеи, форматф, как лучше выстроить вечер.</text:p>
            <text:p/>
            <text:p>Оставлю два варианта КП — базовый и расширенный. Выберите, что ближе по стилю и бюджету.</text:p>
          </table:table-cell>
          <table:table-cell table:number-columns-repeated="1023"/>
        </table:table-row>
        <table:table-row table:style-name="ro7" table:number-rows-repeated="104854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Назначен Звоноквстреча" table:style-name="ta6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1017" table:default-cell-style-name="Default"/>
        <table:table-row table:style-name="ro1">
          <table:table-cell table:style-name="ce1" office:value-type="string" calcext:value-type="string">
            <text:p>Описание воронки</text:p>
          </table:table-cell>
          <table:table-cell table:style-name="ce8" office:value-type="string" calcext:value-type="string">
            <text:p>Ситуация</text:p>
          </table:table-cell>
          <table:table-cell table:style-name="ce8" office:value-type="string" calcext:value-type="string">
            <text:p>Решение</text:p>
          </table:table-cell>
          <table:table-cell table:style-name="ce8" office:value-type="string" calcext:value-type="string">
            <text:p>Итог созвона\без созвона но с перепиской</text:p>
          </table:table-cell>
          <table:table-cell table:style-name="ce8" office:value-type="string" calcext:value-type="string">
            <text:p>После созвона\переписки отправляем в чат информацию</text:p>
          </table:table-cell>
          <table:table-cell table:style-name="ce8" office:value-type="string" calcext:value-type="string">
            <text:p>Что дальше</text:p>
          </table:table-cell>
          <table:table-cell table:style-name="ce47" office:value-type="string" calcext:value-type="string">
            <text:p>Все КП тут, кликай</text:p>
          </table:table-cell>
          <table:table-cell table:style-name="ce8" office:value-type="string" calcext:value-type="string">
            <text:p>ПРОМО 2025, кликай</text:p>
          </table:table-cell>
          <table:table-cell table:style-name="ce51" table:number-columns-repeated="18"/>
          <table:table-cell table:number-columns-repeated="998"/>
        </table:table-row>
        <table:table-row table:style-name="ro1">
          <table:table-cell table:style-name="ce7" office:value-type="string" calcext:value-type="string">
            <text:p>На этом этапе происходит КЭВ - ключевой этап воронки. Предварительная продажа - означает утепление с клиентом и заполненная заявка. В случае если продаем ВЕДУЩЕГО или ВСЕ ВКЛЮЧЕНО, продаем звонок с ведущим и он связывается, прогревает заказчика и допродает услуги под ключ.(По хорошему, с ведущим надо разговаривать и только так заказчик поймет по пути ли с ведущим или нет). Если продажа только группы или диджея, то менеджер звонит напрямую сам, еще в этапе КВАЛИФИКАЦИЯ ПРОЙДЕНА и выступает в роли представителя группы и отправляет развернутое КП, двигая заявку в данную воронку 6. Конечно менеджер учитывает выявленную стоимость, детали от заказчика. (Отправляет развернутое КП, только после предварительного согласования условий заказа, с представителем проекта).</text:p>
            <text:p>Если клиента перевели с 3 этапа без созвона, то на основании его ответов на вопросы выше высылаем в переписке авито\ВА ему наши КП-это всегда КП промоушен 2025 и второе КП, то что подошло клиенту после выявления потребностей:</text:p>
            <text:p>На этом этапе ВАЖНО какие бывают готовые решения-определенные форматы, чем отличаются,рассказать про допы, их виды:</text:p>
            <text:p>-Комплект топового звука,</text:p>
            <text:p>-Комплект управляемого света, уточнить что хочет клиент</text:p>
            <text:p>На этом этапе-отправляем пакеты услуг, здесь главное не предлагать все, а только если нужна альтернатива по цене. Принцип вилки-например отправили два КП на 70 000 и на 90 000р.</text:p>
            <text:p/>
          </table:table-cell>
          <table:table-cell table:style-name="ce61" office:value-type="string" calcext:value-type="string">
            <text:p><text:span text:style-name="T20">1  вариант </text:span><text:span text:style-name="T21">Созвон с клиентом</text:span></text:p>
          </table:table-cell>
          <table:table-cell table:style-name="ce61" office:value-type="string" calcext:value-type="string">
            <text:p><text:span text:style-name="T6">Добрый день, ______! Это компания MIROVBAND, меня зовут имя, ассистент Рустама Мирова. Вы оставили у нас заявку в авито на программу с ведущим и возможно выступление кавер-группы, звоню вас проконсультировать.</text:span></text:p>
            <text:p><text:span text:style-name="T6">Есть несколько минут?)</text:span></text:p>
            <text:p><text:span text:style-name="T18">*Если клиенту удобно то спрашиваем:</text:span></text:p>
            <text:p><text:span text:style-name="T6">Дата события?</text:span></text:p>
            <text:p><text:span text:style-name="T6">Место проведения?</text:span></text:p>
            <text:p><text:span text:style-name="T6">Вы выбираете ведущего и кавер группу?</text:span></text:p>
            <text:p><text:span text:style-name="T6">Про звук? </text:span></text:p>
            <text:p><text:span text:style-name="T6">Количество часов?</text:span></text:p>
            <text:p><text:span text:style-name="T20">Бюджет?</text:span><text:span text:style-name="T21">*Разговор ведем естественно,на улыбке и уверенно, используй пример звонка </text:span></text:p>
            <text:p><text:span text:style-name="T18">Вводные вопросы и следом презентация.</text:span></text:p>
            <text:p><text:span text:style-name="T6">Я вас поняла, давайте  сделаем так, я вам предварительно пришлю визитку и варианты готовых форматов и уточню по дате, даже если Рустам Миров с командой занят или не пройдем по цене, смогу предложить на выбор проверенных ведущих из партнеров Рустама, под ваш бюджет.</text:span></text:p>
            <text:p><text:span text:style-name="T6">На сколько срочно вам нужно решить вопрос с выбором ведущего?</text:span></text:p>
            <text:p><text:span text:style-name="T6">Отлично! Благодарю за заочное доверие!</text:span></text:p>
            <text:p><text:span text:style-name="T6">Взяла ваш запрос в работу, будем на связи, напишу вам на ватсап.</text:span></text:p>
            <text:p><text:span text:style-name="T20">В любом случае, если  будут вопросы, звоните, обсудим. Спасибо Вам, за заочное доверие.</text:span><text:span text:style-name="T21">После звонка и выявленных потребностях в Чат с клиентом обязательно пишем</text:span></text:p>
            <text:p><text:span text:style-name="T6">Благодарю за приятную беседу:)</text:span></text:p>
            <text:p><text:span text:style-name="T6"/></text:p>
          </table:table-cell>
          <table:table-cell table:style-name="ce61" office:value-type="string" calcext:value-type="string">
            <text:p><text:span text:style-name="T6">-Исходя из вашего запроса и потребностей, предлагаю рассмотреть, выгодный и популярный пакет услуг “ВСЕ ВКЛЮЧЕНО”.</text:span></text:p>
            <text:p><text:span text:style-name="T6">Все таки ведущий и группа/артисты, важный составляющий элемент для запоминающегося события и безусловно лучше сделать упор на качество и опыт!</text:span></text:p>
            <text:p><text:span text:style-name="T18">*Отправляем КП промо 2025 и  КП -дополнением *Если клиент отказывается от полноценно шоу программы “Все включено” и ведет в меньшую сумму, тогда уточняем и стремимся закрыть клиента, в зависимости от того что услышали от заказчика:</text:span></text:p>
            <text:p><text:span text:style-name="T18"> а) Либо формат кавер-группа под ключ </text:span></text:p>
            <text:p><text:span text:style-name="T18">б) Либо формат ведущий под ключ.</text:span></text:p>
            <text:p><text:span text:style-name="T18">Далее спрашиваем:</text:span></text:p>
            <text:p><text:span text:style-name="T6">-Какой формат из готовых решений вам заочно больше нравиться и подходит?</text:span></text:p>
            <text:p><text:span text:style-name="T6"/></text:p>
          </table:table-cell>
          <table:table-cell table:style-name="ce61" office:value-type="string" calcext:value-type="string">
            <text:p>Информация по мероприятию:</text:p>
            <text:p>Дата: 12 июня</text:p>
            <text:p>Локация: Завидное</text:p>
            <text:p>Гостей: 40</text:p>
            <text:p>Потребуется: Ведущий с Кавер-группой и Ди-джей </text:p>
            <text:p>Предварительный бюджет: 100.000 р</text:p>
            <text:p>Звуковое и Световое оборудование обсуждается</text:p>
            <text:p/>
          </table:table-cell>
          <table:table-cell table:style-name="ce65" office:value-type="string" calcext:value-type="string">
            <text:p><text:a xlink:href="#'Отправила договор'.A1" xlink:type="simple">далее переход клиента в Воронку 7</text:a></text:p>
          </table:table-cell>
          <table:table-cell table:style-name="ce66" office:value-type="string" calcext:value-type="string">
            <text:p><text:a xlink:href="#'КП'.A1" xlink:type="simple">КП</text:a></text:p>
          </table:table-cell>
          <table:table-cell table:style-name="ce65" office:value-type="string" calcext:value-type="string">
            <text:p><text:a xlink:href="https://drive.google.com/file/d/1Qqg8-hWUMkS-Yzgnsn4m9n56tOyiZHbm/view?usp=drive_link" xlink:type="simple">ПРОМО 2025</text:a></text:p>
          </table:table-cell>
          <table:table-cell table:number-columns-repeated="1016"/>
        </table:table-row>
        <table:table-row table:style-name="ro1">
          <table:table-cell table:style-name="ce39"/>
          <table:table-cell table:style-name="ce11" office:value-type="string" calcext:value-type="string">
            <text:p><text:span text:style-name="T20">2 вариант </text:span><text:span text:style-name="T21">Не выходит на связь </text:span></text:p>
          </table:table-cell>
          <table:table-cell table:style-name="ce9" office:value-type="string" calcext:value-type="string">
            <text:p><text:s/>Здравствуйте, [Имя]! Я понимаю, что у вас может быть много дел. Если вам нужна помощь или информация по организации вашего торжества, просто дайте знать. Я всегда на связи и готова созвониться в удобное для вас время!</text:p>
          </table:table-cell>
          <table:table-cell table:style-name="ce11" table:number-columns-repeated="3"/>
          <table:table-cell table:style-name="ce27"/>
          <table:table-cell table:style-name="ce11"/>
          <table:table-cell table:number-columns-repeated="1016"/>
        </table:table-row>
        <table:table-row table:style-name="ro1">
          <table:table-cell table:style-name="ce39"/>
          <table:table-cell table:style-name="ce62" office:value-type="string" calcext:value-type="string">
            <text:p><text:span text:style-name="T20">3 вариант </text:span><text:span text:style-name="T21">Не отвечает на сообщение о созвоне в чате</text:span></text:p>
          </table:table-cell>
          <table:table-cell table:style-name="ce63" office:value-type="string" calcext:value-type="string">
            <text:p>Добрый день, [Имя]! Понимаю, что время летит быстро. Если мы хотим успеть организовать все вовремя для вашего торжества, давайте обсудим оставшиеся шаги. Жду вашего ответа</text:p>
          </table:table-cell>
          <table:table-cell table:style-name="ce62"/>
          <table:table-cell table:style-name="ce7" table:number-columns-repeated="2"/>
          <table:table-cell/>
          <table:table-cell table:style-name="ce7"/>
          <table:table-cell table:number-columns-repeated="1016"/>
        </table:table-row>
        <table:table-row table:style-name="ro1">
          <table:table-cell table:style-name="ce6"/>
          <table:table-cell table:style-name="ce7" table:number-columns-repeated="5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29" office:value-type="string" calcext:value-type="string">
            <text:p>спасибо большое за подробности 🙌</text:p>
            <text:p>Для камерных свадеб — идеально подойдёт ведущий с лёгкой, тёплой подачей, без лишнего пафоса.</text:p>
            <text:p> </text:p>
            <text:p>Стоимость от 40.000 ₽, зависит от формата (включает подготовку, проведение, музыку, согласование сценария).</text:p>
            <text:p> </text:p>
            <text:p>Хочу отправить вам вариант с описанием — будет проще представить стиль и почувствовать, подходит ли под вашу атмосферу.</text:p>
            <text:p>Если будет интерес — организуем короткий созвон. На связи! ✨ </text:p>
          </table:table-cell>
          <table:table-cell table:style-name="ce7" table:number-columns-repeated="3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6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6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29" office:value-type="string" calcext:value-type="string">
            <text:p>“Спасибо! Буду ознакомливаться”.</text:p>
            <text:p/>
            <text:p>Вот универсальный мягкий follow-up, чтобы не терять интерес и подвести к следующему шагу:</text:p>
            <text:p/>
            <text:p>⸻</text:p>
            <text:p/>
            <text:p>Анастасия, буду на связи 🙌</text:p>
            <text:p>Если кто-то из ведущих приглянётся — предложу удобное время для короткого созвона или голосового знакомства.</text:p>
            <text:p>Так быстрее почувствуете энергетику и стиль, чем по описаниям :)</text:p>
            <text:p/>
            <text:p>⸻</text:p>
            <text:p/>
            <text:p>Можно через 1–2 дня аккуратно вернуться с дополнительной мотивацией — например, бонус при брони до конца недели. Хочешь — подготовлю такой вариант заранее.</text:p>
          </table:table-cell>
          <table:table-cell table:style-name="ce7" office:value-type="string" calcext:value-type="string">
            <text:p>🔜 Следующий шаг:</text:p>
            <text:p/>
            <text:p>Мягкое напоминание + уточнение впечатлений от КП</text:p>
            <text:p/>
            <text:p>⸻</text:p>
            <text:p/>
            <text:p>📅 Когда отправить:</text:p>
            <text:p>Завтра или максимум через день после последнего контакта (т.е. если она не ответит в течение 24–36 часов).</text:p>
            <text:p/>
            <text:p>📩 Что написать:</text:p>
          </table:table-cell>
          <table:table-cell table:style-name="ce7" office:value-type="string" calcext:value-type="string">
            <text:p>Анастасия, добрый день!</text:p>
            <text:p>Успели посмотреть варианты? Дата пока свободна, держу под вас.</text:p>
            <text:p>Если появился фаворит или остались вопросы — на связи!</text:p>
            <text:p/>
            <text:p>Удобно будет голосом или здесь продолжим?</text:p>
          </table:table-cell>
          <table:table-cell table:style-name="ce7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4"/>
          <table:table-cell table:style-name="ce7" office:value-type="string" calcext:value-type="string">
            <text:p>На этом этапе лучший следующий шаг — сделать короткое, деликатное напоминание и вернуть внимание к выгоде:</text:p>
            <text:p/>
            <text:p>⸻</text:p>
            <text:p/>
            <text:p>Татьяна, добрый день!</text:p>
            <text:p>Оставлю напоминание — отправили вам подборку с вариантами под ключ.</text:p>
            <text:p>Часто получается выгоднее, чем собирать всё по частям ✨</text:p>
            <text:p>Если остались вопросы или хочется сравнить варианты — на связи!</text:p>
            <text:p/>
            <text:p>⸻</text:p>
            <text:p/>
            <text:p>Можно отправить сегодня вечером или завтра утром — чтобы не быть навязчивым, но остаться в фокусе.</text:p>
          </table:table-cell>
          <table:table-cell table:style-name="ce7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52" office:value-type="string" calcext:value-type="string">
            <text:p>Екатерина, супер!</text:p>
          </table:table-cell>
          <table:table-cell table:style-name="ce7" table:number-columns-repeated="3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55"/>
          <table:table-cell table:style-name="ce7"/>
          <table:table-cell table:style-name="ce7" office:value-type="string" calcext:value-type="string">
            <text:p>Здравствуйте, Татьяна! 😊</text:p>
            <text:p>Если есть пожелания по стилю — подскажите, всё адаптируем под вашу атмосферу.</text:p>
            <text:p/>
            <text:p>-</text:p>
            <text:p>Пока держим за вами дату 🎯</text:p>
            <text:p>Сейчас действует спец-цена — 55.000₽ вместо 80.000₽</text:p>
            <text:p>Ведущий, DJ, техника и подарки уже включены.</text:p>
            <text:p> </text:p>
            <text:p>Чтобы зафиксировать дату — достаточно предоплаты.</text:p>
            <text:p>Удобно внести 30%, 50% или 100%?</text:p>
            <text:p>Если нужно — пришлю договор.</text:p>
          </table:table-cell>
          <table:table-cell table:style-name="ce7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52" office:value-type="string" calcext:value-type="string">
            <text:p>Роман завтра на связи — подскажите, когда будет удобно созвониться?</text:p>
          </table:table-cell>
          <table:table-cell table:style-name="ce7" table:number-columns-repeated="3"/>
          <table:table-cell/>
          <table:table-cell table:style-name="ce7"/>
          <table:table-cell table:number-columns-repeated="1016"/>
        </table:table-row>
        <table:table-row table:style-name="ro1" table:number-rows-repeated="2">
          <table:table-cell table:style-name="ce7" table:number-columns-repeated="2"/>
          <table:table-cell table:style-name="ce55"/>
          <table:table-cell table:style-name="ce7" table:number-columns-repeated="3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52" office:value-type="string" calcext:value-type="string">
            <text:p>Он коротко расскажет, как всё проходит, ответит на ваши вопросы — спокойно и по делу 😊</text:p>
          </table:table-cell>
          <table:table-cell table:style-name="ce7" table:number-columns-repeated="3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55"/>
          <table:table-cell table:style-name="ce7" table:number-columns-repeated="3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52" office:value-type="string" calcext:value-type="string">
            <text:p>Жду ваш ориентир по времени!</text:p>
          </table:table-cell>
          <table:table-cell table:style-name="ce7" table:number-columns-repeated="3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6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29" office:value-type="string" calcext:value-type="string">
            <text:p>Принято, Екатерина 🙌</text:p>
            <text:p>Ориентируемся на 15:00–16:00 — Роман будет на связи.</text:p>
            <text:p>Хорошего вечера и до завтра! 😊</text:p>
          </table:table-cell>
          <table:table-cell table:style-name="ce7" table:number-columns-repeated="3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6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59" office:value-type="string" calcext:value-type="string">
            <text:p>Отлично! 🙌</text:p>
            <text:p>Ждём обратную связь — и как только определитесь, перейдём к деталям и закрепим дату.</text:p>
          </table:table-cell>
          <table:table-cell table:style-name="ce7" office:value-type="string" calcext:value-type="string">
            <text:p>Татьяна, благодарю за вопросы! 🙌</text:p>
            <text:p>Роман — опытный ведущий, более 7 лет в ивент-сфере, за плечами десятки юбилеев, корпоративов и свадеб.</text:p>
            <text:p> </text:p>
            <text:p>Работает легко, с душой, без штампов.</text:p>
            <text:p>В программе:</text:p>
            <text:p>— Знакомство с гостями</text:p>
            <text:p>— Тёплый интерактив</text:p>
            <text:p>— Игровые паузы без «тянучек»</text:p>
            <text:p>— Музыкальные сюрпризы и танцы</text:p>
            <text:p>— Финальный блок с поздравлениями и тостами</text:p>
            <text:p> </text:p>
            <text:p>🎤 Всё оборудование берём с собой — будет качественный звук, техника и DJ.</text:p>
            <text:p>А дальше уже всё расскажет сам Роман — на связи по договорённости! 😊</text:p>
          </table:table-cell>
          <table:table-cell table:style-name="ce7" office:value-type="string" calcext:value-type="string">
            <text:p>Ирина, спасибо за вводные — всё услышала 🙌</text:p>
            <text:p/>
            <text:p>Под ваш формат подойдёт:</text:p>
            <text:p>🎤 Вокальный дуэт (м+ж) — энергично и по бюджету: 40 000 ₽ за 3 блока по 30 мин или 2 по 40.</text:p>
            <text:p>🎸 Трио с живыми инструментами — уже в формате группы: 60 000 ₽ за 2 блока по 40 мин.</text:p>
            <text:p/>
            <text:p>Работаем со своим беклайном — звук и инструменты привозим.</text:p>
            <text:p>Если оборудование в лофте не подойдёт — можем закрыть вопрос звуком и светом под ключ. От 10 000 ₽ с привозом, монтажом и звукорежиссёром.</text:p>
            <text:p/>
            <text:p>Если всё ок — зафиксируем состав и дату</text:p>
          </table:table-cell>
          <table:table-cell table:style-name="ce7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64"/>
          <table:table-cell table:style-name="ce7" table:number-columns-repeated="3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59" office:value-type="string" calcext:value-type="string">
            <text:p>Анастасия, спасибо! 🙌</text:p>
            <text:p>Под ваш формат отлично подойдёт Роман Ситников — ведущий с живым вокалом и лёгкой, тёплой подачей. Отлично работает как с родителями, так и с молодёжью.</text:p>
            <text:p/>
            <text:p>Ведущий + DJ</text:p>
            <text:p>⏱ Время: 17:00–21:00</text:p>
            <text:p>Бюджет до 50 — укладываемся.</text:p>
            <text:p>🎁Включено: ведение, живая песня от ведущего, треклист по вкусу, welcome DJ и подарок-сюрприз.</text:p>
          </table:table-cell>
          <table:table-cell table:style-name="ce7" table:number-columns-repeated="3"/>
          <table:table-cell/>
          <table:table-cell table:style-name="ce7"/>
          <table:table-cell table:number-columns-repeated="1016"/>
        </table:table-row>
        <table:table-row table:style-name="ro1" table:number-rows-repeated="2">
          <table:table-cell table:style-name="ce7" table:number-columns-repeated="2"/>
          <table:table-cell table:style-name="ce64"/>
          <table:table-cell table:style-name="ce7" table:number-columns-repeated="3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59" office:value-type="string" calcext:value-type="string">
            <text:p><text:span text:style-name="T24">Андрей, добрый день! Напоминаю о вашем запросе по свадьбе в Серпухове — 9 августа, ведущий + DJ, 6 часов.</text:span></text:p>
            <text:p><text:span text:style-name="T24">Оставляли для вас формат с бонусами и спецусловиями. </text:span></text:p>
            <text:p><text:span text:style-name="T24"/></text:p>
            <text:p><text:span text:style-name="T24">Пока дата свободна — можем зафиксировать, если откликается.</text:span></text:p>
            <text:p><text:span text:style-name="T25">Если уже определились — просто дайте знать, чтобы мы не дёргали. Если актуально — пришлю голосом коротко по делу.</text:span><text:span text:style-name="T26">Вот компактный, уважительный и продающий текст-напоминание в WhatsApp:</text:span></text:p>
          </table:table-cell>
          <table:table-cell table:style-name="ce7" table:number-columns-repeated="3"/>
          <table:table-cell/>
          <table:table-cell table:style-name="ce7"/>
          <table:table-cell table:number-columns-repeated="1016"/>
        </table:table-row>
        <table:table-row table:style-name="ro1" table:number-rows-repeated="3">
          <table:table-cell table:style-name="ce7" table:number-columns-repeated="2"/>
          <table:table-cell table:style-name="ce64"/>
          <table:table-cell table:style-name="ce7" table:number-columns-repeated="3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59" office:value-type="string" calcext:value-type="string">
            <text:p>Наталья, добрый день! Напоминю о вашем запросе по свадьбе в Зеленограде — 23 июня, на 20 гостей.</text:p>
            <text:p>Оставляли для вас голосовое и ссылки на форматы MIROVBAND. Пока действуют выгодные условия при брони — можем зафиксировать.</text:p>
            <text:p/>
            <text:p>Если уже определились — дайте знать. Если всё ещё актуально — с радостью подберу оптимальный состав под ваш праздник.</text:p>
          </table:table-cell>
          <table:table-cell table:style-name="ce7" table:number-columns-repeated="3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64"/>
          <table:table-cell table:style-name="ce7" table:number-columns-repeated="3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6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Татьяна, добрый день!</text:p>
            <text:p>Успели обсудить форматы с женихом?</text:p>
            <text:p>Дата 12 сентября пока открыта, бонусы по брони в силе.</text:p>
            <text:p>Если нужно — подскажу по деталям или уточню по формату.</text:p>
            <text:p>На связи!</text:p>
          </table:table-cell>
          <table:table-cell table:style-name="ce7" table:number-columns-repeated="3"/>
          <table:table-cell/>
          <table:table-cell table:style-name="ce7"/>
          <table:table-cell table:number-columns-repeated="1016"/>
        </table:table-row>
        <table:table-row table:style-name="ro1" table:number-rows-repeated="2">
          <table:table-cell table:style-name="ce7" table:number-columns-repeated="6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Вот короткое, убедительное продолжение, чтобы вернуть Максима в диалог и подтолкнуть к следующему шагу:</text:p>
            <text:p/>
            <text:p>⸻</text:p>
            <text:p/>
            <text:p>Максим, всё по бюджету, состав сильный, атмосфера гарантирована.</text:p>
            <text:p>Если формат откликается — можем закрепить дату и обсудить детали.</text:p>
            <text:p/>
            <text:p>Напомню: бронь по этой цене действует при подтверждении в ближайшие дни.</text:p>
            <text:p>Готов отправить договор или устроим короткий созвон — как удобнее?</text:p>
          </table:table-cell>
          <table:table-cell table:style-name="ce7" table:number-columns-repeated="3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6"/>
          <table:table-cell/>
          <table:table-cell table:style-name="ce7"/>
          <table:table-cell table:number-columns-repeated="1016"/>
        </table:table-row>
        <table:table-row table:style-name="ro1" table:number-rows-repeated="2">
          <table:table-cell table:style-name="ce7" table:number-columns-repeated="6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Вот вариант с фокусом на принятие решения или звонок с Романом:</text:p>
            <text:p/>
            <text:p>⸻</text:p>
            <text:p/>
            <text:p>Александра, если формат откликается — можем закрепить и сразу перейти к деталям.</text:p>
            <text:p>Роман готов провести, адаптирует сценарий под вашу аудиторию.</text:p>
            <text:p/>
            <text:p>Если удобно — можем устроить короткий созвон, он расскажет, как это проходит вживую.</text:p>
            <text:p>Как вам удобнее — закрепляем или созваниваемся?</text:p>
          </table:table-cell>
          <table:table-cell table:style-name="ce7" table:number-columns-repeated="3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6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6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Добрый вечер! Напоминаю по формату на 2 августа — дата пока свободна, бонусы в силе.</text:p>
            <text:p>Если состав откликается — зафиксируем и обсудим детали.</text:p>
            <text:p>Можно устроить короткий звонок с Романом — расскажет, как проведёт вечер.</text:p>
            <text:p>Удобно сегодня или завтра?</text:p>
          </table:table-cell>
          <table:table-cell table:style-name="ce7" table:number-columns-repeated="3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6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6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Отлично, Илья.</text:p>
            <text:p>Передала ваш контакт ведущему — Роман свяжется с вами напрямую.</text:p>
            <text:p>Обсудите программу, и все детали.</text:p>
          </table:table-cell>
          <table:table-cell table:style-name="ce7" table:number-columns-repeated="5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6"/>
          <table:table-cell/>
          <table:table-cell table:style-name="ce7"/>
          <table:table-cell table:number-columns-repeated="1016"/>
        </table:table-row>
        <table:table-row table:style-name="ro1" table:number-rows-repeated="2">
          <table:table-cell table:style-name="ce7" table:number-columns-repeated="6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Елизавета, группа свободна на 22 июня в нужное время.</text:p>
            <text:p>Формат учтён: 2 выхода по 30 минут, без интерактива, на балкончике).</text:p>
            <text:p>Состав под ваш бюджет — два вокалиста. Чек предоставим.</text:p>
            <text:p> </text:p>
            <text:p>Готовы — пришлю договор и реквизиты для брони.</text:p>
          </table:table-cell>
          <table:table-cell table:style-name="ce7" table:number-columns-repeated="5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6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6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Передала ваш контакт Роману — он на встрече скорее всего.</text:p>
            <text:p>Свяжется с вами как освободится.</text:p>
            <text:p>Если будет не удобно - договоритесь.</text:p>
            <text:p>🙏</text:p>
          </table:table-cell>
          <table:table-cell table:style-name="ce7" table:number-columns-repeated="5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6"/>
          <table:table-cell/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Павел, добрый день!</text:p>
            <text:p>Созвон с Романом устроим — он на связи, расскажет, как всё проходит.</text:p>
            <text:p>Напишите, когда вам удобно — подстроим время.</text:p>
            <text:p/>
            <text:p>А по ощущениям — Рустам действительно даёт более масштабную программу, Роман — чуть камернее, но тоже с харизмой и живым вокалом. </text:p>
            <text:p>На связи.</text:p>
          </table:table-cell>
          <table:table-cell table:style-name="ce7" table:number-columns-repeated="5"/>
          <table:table-cell/>
          <table:table-cell table:style-name="ce7"/>
          <table:table-cell table:number-columns-repeated="1016"/>
        </table:table-row>
        <table:table-row table:style-name="ro1" table:number-rows-repeated="944">
          <table:table-cell table:style-name="ce7" table:number-columns-repeated="6"/>
          <table:table-cell/>
          <table:table-cell table:style-name="ce7"/>
          <table:table-cell table:number-columns-repeated="1016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Отправила договор" table:style-name="ta7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number-columns-repeated="1019" table:default-cell-style-name="Default"/>
        <table:table-row table:style-name="ro1">
          <table:table-cell table:style-name="ce8" office:value-type="string" calcext:value-type="string">
            <text:p>Описание воронки</text:p>
          </table:table-cell>
          <table:table-cell table:style-name="ce8" office:value-type="string" calcext:value-type="string">
            <text:p>Возможные ситуации</text:p>
          </table:table-cell>
          <table:table-cell table:style-name="ce8" office:value-type="string" calcext:value-type="string">
            <text:p>Решение</text:p>
          </table:table-cell>
          <table:table-cell table:style-name="ce8" office:value-type="string" calcext:value-type="string">
            <text:p>Итог</text:p>
          </table:table-cell>
          <table:table-cell table:style-name="ce51" table:number-columns-repeated="23"/>
          <table:table-cell table:number-columns-repeated="997"/>
        </table:table-row>
        <table:table-row table:style-name="ro1">
          <table:table-cell table:style-name="ce67" office:value-type="string" calcext:value-type="string">
            <text:p>Здесь Логист согласовал Группу или Ведущего, а лучше формат ВСЕ ВМЕСТЕ и дожимает к скорой ОПЛАТЕ заказчика.</text:p>
            <text:p>Если после озвучивания стоимости и после получения КП у клиента все еще есть возражения, необходимо их отработать и найти то Предложение, которое подойдет клиенту</text:p>
            <text:p/>
          </table:table-cell>
          <table:table-cell table:style-name="ce42" office:value-type="string" calcext:value-type="string">
            <text:p><text:span text:style-name="T27">1 Вариант. </text:span><text:span text:style-name="T28">Клиент после предоставленного ему КП не отвечает, начинаем диалог первыми</text:span><text:span text:style-name="T29">➡️ </text:span></text:p>
          </table:table-cell>
          <table:table-cell table:style-name="ce42" office:value-type="string" calcext:value-type="string">
            <text:p>-Имя, добрый день 🌞</text:p>
            <text:p>На связи Имя ассистент Рустама Мирова и MIROVBAND. </text:p>
            <text:p>Удалось согласовать по вашему мероприятию и по нашему предложению?</text:p>
            <text:p>-Имя, добрый вечер!</text:p>
            <text:p>Как у Вас дела, какое решение приняли по Ведущему, хотели услышать Ваши пожелания?</text:p>
            <text:p/>
          </table:table-cell>
          <table:table-cell table:style-name="ce70" office:value-type="string" calcext:value-type="string">
            <text:p><text:a xlink:href="#'Предоплата'.A1" xlink:type="simple">Далее, когда удалось обо всем договорится с клиентом клиент переходит в Воронку 8</text:a>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62" office:value-type="string" calcext:value-type="string">
            <text:p><text:span text:style-name="T20">2 Вариант-</text:span><text:span text:style-name="T21">у клиента пока другие дела..</text:span></text:p>
          </table:table-cell>
          <table:table-cell table:style-name="ce62" office:value-type="string" calcext:value-type="string">
            <text:p><text:span text:style-name="T22">Имя клиента,</text:span><text:span text:style-name="T23"> для точности посмотрела, Ваша дата у группы пока свободна.</text:span></text:p>
            <text:p><text:span text:style-name="T6"> </text:span></text:p>
            <text:p><text:span text:style-name="T6">Будем рады сотрудничеству, если нужно обсудить детали или есть вопросы, можем созвониться👍</text:span></text:p>
          </table:table-cell>
          <table:table-cell table:style-name="ce71" office:value-type="string" calcext:value-type="string">
            <text:p><text:a xlink:href="#'Предоплата'.A1" xlink:type="simple">Воронка 8</text:a>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7"/>
          <table:table-cell table:style-name="ce9" office:value-type="string" calcext:value-type="string">
            <text:p><text:span text:style-name="T20">3 Вариант</text:span><text:span text:style-name="T21"> если нужно ускорить клиента</text:span></text:p>
          </table:table-cell>
          <table:table-cell table:style-name="ce11" office:value-type="string" calcext:value-type="string">
            <text:p><text:span text:style-name="T27">-Добрый день, </text:span><text:span text:style-name="T28">имя</text:span><text:span text:style-name="T29">!</text:span></text:p>
            <text:p><text:span text:style-name="T6">Сегодня поступило предложение на вашу дату.</text:span></text:p>
            <text:p><text:span text:style-name="T6">Могу поставить на пред.бронь, держим за Вами?</text:span></text:p>
            <text:p><text:span text:style-name="T6">Напомните когда планируете закрепить </text:span></text:p>
            <text:p><text:span text:style-name="T6">пред.оплатой?</text:span></text:p>
            <text:p><text:span text:style-name="T6">-Супер! Поставила на предбронь.</text:span></text:p>
            <text:p><text:span text:style-name="T6">Напишу на след.неделе)</text:span></text:p>
            <text:p><text:span text:style-name="T6">Отличного вам дня🌺</text:span></text:p>
            <text:p><text:span text:style-name="T6"/></text:p>
          </table:table-cell>
          <table:table-cell table:style-name="ce72" office:value-type="string" calcext:value-type="string">
            <text:p><text:a xlink:href="#'Предоплата'.A1" xlink:type="simple">8 Предопл Чат Анкета</text:a>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68" office:value-type="string" calcext:value-type="string">
            <text:p><text:span text:style-name="T20">4 Вариант </text:span><text:span text:style-name="T21">ответ на возражение Дорого</text:span></text:p>
          </table:table-cell>
          <table:table-cell table:style-name="ce19" office:value-type="string" calcext:value-type="string">
            <text:p><text:span text:style-name="T22">Имя клиента,</text:span><text:span text:style-name="T23"> понимаю вас. В большинстве запросов, мы всегда находим решение, у Рустама несколько ведущих и групп под разный бюджет. Давайте еще раз  обсудим, какую стоимость вы планируете на программу с ведущим? Стоимость складвается из количества часов мероприятия и задействованных артистов и техники.</text:span></text:p>
            <text:p><text:span text:style-name="T6"/></text:p>
          </table:table-cell>
          <table:table-cell table:style-name="ce19" office:value-type="string" calcext:value-type="string">
            <text:p>Воронка 8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69" office:value-type="string" calcext:value-type="string">
            <text:p>5. Вариант, если молчит</text:p>
          </table:table-cell>
          <table:table-cell table:style-name="ce69" office:value-type="string" calcext:value-type="string">
            <text:p>Здравствуйте, [Имя]! Надеюсь, у вас все хорошо. Я хотел(а) напомнить о нашем предыдущем разговоре по поводу вашего торжества. Если у вас есть вопросы или вы хотите обсудить детали, дайте знать! Я здесь, чтобы помочь.</text:p>
          </table:table-cell>
          <table:table-cell table:style-name="ce69"/>
          <table:table-cell table:number-columns-repeated="1020"/>
        </table:table-row>
        <table:table-row table:style-name="ro1" table:number-rows-repeated="2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64"/>
          <table:table-cell table:style-name="ce7"/>
          <table:table-cell table:style-name="ce52" office:value-type="string" calcext:value-type="string">
            <text:p>Супер, Александр! 🙌</text:p>
            <text:p>Тогда предлагаю согласовать время короткого созвона с Романом — он всё расскажет по формату, задаст пару уточняющих вопросов и подскажет, как лучше выстроить сценарий.</text:p>
            <text:p/>
            <text:p>Кстати, на вашу дату пока свободно и действует подарок по «Всё включено» — световое шоу и музыка на церемонию 🎁</text:p>
            <text:p/>
            <text:p>Когда удобно созвониться — сегодня или завтра?</text:p>
          </table:table-cell>
          <table:table-cell table:number-columns-repeated="1019"/>
        </table:table-row>
        <table:table-row table:style-name="ro1">
          <table:table-cell table:style-name="ce7" table:number-columns-repeated="2"/>
          <table:table-cell table:style-name="ce64" office:value-type="string" calcext:value-type="string">
            <text:p>К слову — в стоимость уже заложена агентская комиссия.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64"/>
          <table:table-cell table:style-name="ce7"/>
          <table:table-cell table:style-name="ce33" office:value-type="string" calcext:value-type="string">
            <text:p>Супер, Александр! 🙌</text:p>
            <text:p>У вас отличный вкус.</text:p>
            <text:p>Можем зафиксировать дату —</text:p>
            <text:p>достаточно предоплаты, остальное — ближе к мероприятию.</text:p>
            <text:p> </text:p>
            <text:p>🎁 Все бонусы сохраняются:</text:p>
            <text:p>звук, свет, welcome DJ и танцевальный сюрприз.</text:p>
            <text:p> </text:p>
            <text:p>Готова прислать реквизиты. Удобнее внести 30%, 50% или сразу 100%?</text:p>
          </table:table-cell>
          <table:table-cell table:number-columns-repeated="1019"/>
        </table:table-row>
        <table:table-row table:style-name="ro1">
          <table:table-cell table:style-name="ce7" table:number-columns-repeated="2"/>
          <table:table-cell table:style-name="ce64" office:value-type="string" calcext:value-type="string">
            <text:p>На связи, если нужно что-то уточнить и готовы двигаться к броне!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Татьяна, спасибо за отклик! 🙌</text:p>
            <text:p>К слову — в стоимость уже заложена агентская комиссия.</text:p>
            <text:p>Так что, если вы — добрая фея, сводящая хороших людей с классными артистами, то и приятный бонус в итоге останется с вами 10к 😉✨</text:p>
            <text:p> </text:p>
            <text:p>На связи, если нужно что-то уточнить и готовы двигаться к броне!</text:p>
          </table:table-cell>
          <table:table-cell table:style-name="ce7"/>
          <table:table-cell table:style-name="ce33" office:value-type="string" calcext:value-type="string">
            <text:p>Приняла, Александр!</text:p>
            <text:p>📅 30 мая — дата за вами ✅</text:p>
            <text:p/>
            <text:p>Предоплата: 20.000₽</text:p>
            <text:p>Перевод на карту:</text:p>
            <text:p>Роман Ситников, Т-Банк</text:p>
            <text:p>📱 8 916 096 44 66</text:p>
            <text:p/>
            <text:p>После оплаты пришлите, пожалуйста, скрин.</text:p>
            <text:p>Если нужен договор — просто напишите ФИО или отправьте фото паспорта.</text:p>
          </table:table-cell>
          <table:table-cell table:number-columns-repeated="1019"/>
        </table:table-row>
        <table:table-row table:style-name="ro1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Татьяна,благодарю за доверие — Роман уже поделился, как душевно вы пообщались 🙌</text:p>
            <text:p>Чтобы закрепить дату 18 мая и двигаться дальше, достаточно внести предоплату.</text:p>
            <text:p> </text:p>
            <text:p>Предоплата: 15.000 ₽</text:p>
            <text:p>Перевод на карту по номеру:</text:p>
            <text:p>📱 8 916 096 44 66</text:p>
            <text:p>Роман Ситников, Т-Банк</text:p>
            <text:p> </text:p>
            <text:p>После перевода — просто пришлите, пожалуйста, скрин чека.</text:p>
            <text:p>Создадим группу и начнём подготовку к празднику ✨</text:p>
            <text:p> </text:p>
            <text:p>Если нужен договор — напишите ФИО или пришлите фото паспорта.</text:p>
            <text:p>Буду на связи!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Хотим с Вами работать, но по счету. Можно узнать как будет выстроена оплата ?                                           Доброе утро Татьяна!</text:p>
            <text:p>Отлично! У вас прекрасный вкус 🙂</text:p>
            <text:p>Организуем всё слажено, удобно и надёжно — без лишних забот.</text:p>
            <text:p> </text:p>
            <text:p>Чтобы зафиксировать дату, нужна предоплата.</text:p>
            <text:p> </text:p>
            <text:p>Пришлите карточку для выставления счета или фото.</text:p>
            <text:p>Удобно 50% или сразу 100%?</text:p>
            <text:p> </text:p>
            <text:p>Передам бухгалтеру - пришлет все по эдо</text:p>
          </table:table-cell>
          <table:table-cell table:style-name="ce7"/>
          <table:table-cell table:style-name="ce33"/>
          <table:table-cell table:number-columns-repeated="1019"/>
        </table:table-row>
        <table:table-row table:style-name="ro1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Приняла, Елена!</text:p>
            <text:p>Ожидаем предоплату в понедельник — как будет готово, просто пришлите скрин.</text:p>
            <text:p>Для договора — можно ФИО или фото паспорта, подготовим всё заранее 🙌</text:p>
            <text:p/>
            <text:p>На связи!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7" office:value-type="string" calcext:value-type="string">
            <text:p>Милена, добрый день!</text:p>
            <text:p>Благодарю за подтверждение 🙌</text:p>
            <text:p>Договор с обновлённой суммой уже у вас, следующий шаг — предоплата 30%.</text:p>
            <text:p/>
            <text:p>Как будет удобно — напишите, и зафиксируем дату официально.</text:p>
            <text:p>Параллельно можем обсудить структуру выступления, стиль программы и важные детали — чтобы вечер прошёл ярко ✨</text:p>
          </table:table-cell>
          <table:table-cell table:style-name="ce7" table:number-columns-repeated="3"/>
          <table:table-cell table:number-columns-repeated="1020"/>
        </table:table-row>
        <table:table-row table:style-name="ro1" table:number-rows-repeated="2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7" office:value-type="string" calcext:value-type="string">
            <text:p>Леся, спасибо за открытость — полностью вас понимаю.</text:p>
            <text:p>Мы со своей стороны готовы быть на связи и вернуться к обсуждению, как только у вас появится возможность.</text:p>
            <text:p/>
            <text:p>Состав пока свободен, но фиксировать его надолго не получится — возможно, поступят другие запросы.</text:p>
            <text:p>Если всё же решите раньше — дайте знать, с радостью подберём оптимальные условия.</text:p>
          </table:table-cell>
          <table:table-cell table:style-name="ce7" table:number-columns-repeated="3"/>
          <table:table-cell table:number-columns-repeated="1020"/>
        </table:table-row>
        <table:table-row table:style-name="ro1" table:number-rows-repeated="2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7" office:value-type="string" calcext:value-type="string">
            <text:p><text:span text:style-name="T18">Скиньте хотя бы сценарий посмотреть , я хотела бы ознакомиться и может вопросы появятся какие -то , что входит в программу</text:span></text:p>
            <text:p><text:span text:style-name="T6"/></text:p>
            <text:p><text:span text:style-name="T6"/></text:p>
            <text:p><text:span text:style-name="T6">Ольга, конечно, сейчас всё пришлю 😊</text:span></text:p>
            <text:p><text:span text:style-name="T6"> </text:span></text:p>
            <text:p><text:span text:style-name="T6">Сценарий — это основа, по которой Роман выстраивает вечер.</text:span></text:p>
            <text:p><text:span text:style-name="T6">В нём:</text:span></text:p>
            <text:p><text:span text:style-name="T6">– Приветствие гостей</text:span></text:p>
            <text:p><text:span text:style-name="T6">– Welcome-зона (DJ, лёгкая музыка)</text:span></text:p>
            <text:p><text:span text:style-name="T6">– Начало программы, интерактивы</text:span></text:p>
            <text:p><text:span text:style-name="T6">– Живой вокал от ведущего (зажигательные номера)</text:span></text:p>
            <text:p><text:span text:style-name="T6">– Танцевальные блоки с DJ</text:span></text:p>
            <text:p><text:span text:style-name="T6">– Поздравления, конкурсы, сюрпризы</text:span></text:p>
            <text:p><text:span text:style-name="T6">– Финальный блок</text:span></text:p>
            <text:p><text:span text:style-name="T6"> </text:span></text:p>
            <text:p><text:span text:style-name="T6">Всё адаптируется под ваш формат - добавим персональные моменты.</text:span></text:p>
            <text:p><text:span text:style-name="T6"> </text:span></text:p>
            <text:p><text:span text:style-name="T6">Сейчас вышлю файл со сценарием, и, если будут вопросы — с радостью отвечу 🙌</text:span></text:p>
          </table:table-cell>
          <table:table-cell table:style-name="ce7" table:number-columns-repeated="3"/>
          <table:table-cell table:number-columns-repeated="1020"/>
        </table:table-row>
        <table:table-row table:style-name="ro1" table:number-rows-repeated="2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7" office:value-type="string" calcext:value-type="string">
            <text:p><text:span text:style-name="T22">универсальный шаблон-ответ на вопрос про первый танец и тяжёлый дым — без привязки к конкретной паре или примерам</text:span><text:span text:style-name="T23">:</text:span></text:p>
            <text:p><text:span text:style-name="T6"/></text:p>
            <text:p><text:span text:style-name="T6"/></text:p>
            <text:p><text:span text:style-name="T6"/></text:p>
            <text:p><text:span text:style-name="T6">Тяжёлый дым — по желанию, можем добавить.</text:span></text:p>
            <text:p><text:span text:style-name="T6">Даже без него первый танец смотрится эффектно: свет, музыка, поддержка ведущего.</text:span></text:p>
            <text:p><text:span text:style-name="T6"/></text:p>
            <text:p><text:span text:style-name="T6">Главная изюминка — это вы ✨</text:span></text:p>
            <text:p><text:span text:style-name="T6">Весь фокус на паре, атмосфера строится вокруг вас.</text:span></text:p>
          </table:table-cell>
          <table:table-cell table:style-name="ce7" table:number-columns-repeated="3"/>
          <table:table-cell table:number-columns-repeated="1020"/>
        </table:table-row>
        <table:table-row table:style-name="ro1" table:number-rows-repeated="2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7" office:value-type="string" calcext:value-type="string">
            <text:p><text:span text:style-name="T22">У нас небольшая выездная перед банкетом , это входит же ?</text:span><text:span text:style-name="T23">Да, выездная перед банкетом включается в программу 💫</text:span></text:p>
            <text:p><text:span text:style-name="T6"/></text:p>
            <text:p><text:span text:style-name="T6">Нужно уточнить пару моментов:</text:span></text:p>
            <text:p><text:span text:style-name="T6">• Где будет проходить церемония — в зале или рядом?</text:span></text:p>
            <text:p><text:span text:style-name="T6">• Понадобится ли отдельная озвучка (колонка, микрофон)?</text:span></text:p>
            <text:p><text:span text:style-name="T6"/></text:p>
            <text:p><text:span text:style-name="T6">Если зона отдельная — может потребоваться компактный звук (колонка + микрофон для ведущего).</text:span></text:p>
            <text:p><text:span text:style-name="T6"/></text:p>
            <text:p><text:span text:style-name="T6">Во сколько планируется церемония — всё согласуете с ведущим напрямую</text:span></text:p>
          </table:table-cell>
          <table:table-cell table:style-name="ce7" table:number-columns-repeated="3"/>
          <table:table-cell table:number-columns-repeated="1020"/>
        </table:table-row>
        <table:table-row table:style-name="ro1" table:number-rows-repeated="963">
          <table:table-cell table:style-name="ce7" table:number-columns-repeated="4"/>
          <table:table-cell table:number-columns-repeated="1020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Предоплата" table:style-name="ta8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number-columns-repeated="1021" table:default-cell-style-name="Default"/>
        <table:table-row table:style-name="ro1">
          <table:table-cell table:style-name="ce56" office:value-type="string" calcext:value-type="string">
            <text:p>Описание воронки </text:p>
          </table:table-cell>
          <table:table-cell table:style-name="ce56" office:value-type="string" calcext:value-type="string">
            <text:p>Ситуации</text:p>
          </table:table-cell>
          <table:table-cell table:style-name="ce56" office:value-type="string" calcext:value-type="string">
            <text:p>Решение</text:p>
          </table:table-cell>
          <table:table-cell table:style-name="ce56" office:value-type="string" calcext:value-type="string">
            <text:p>Итог</text:p>
          </table:table-cell>
          <table:table-cell table:style-name="ce79" table:number-columns-repeated="23"/>
          <table:table-cell table:number-columns-repeated="997"/>
        </table:table-row>
        <table:table-row table:style-name="ro1">
          <table:table-cell table:style-name="ce6" office:value-type="string" calcext:value-type="string">
            <text:p>На этом этапе составляются сроки предоплат и составляется договор с заказчиком и подключается бухгалтер если необходимо.</text:p>
            <text:p>Договор бывает на физ лицо-нужен только паспорт 2 стр и прописка</text:p>
            <text:p>Бывает на организацию, тогда запрашиваем карточку компании</text:p>
            <text:p>Пред бронь без денег не останавливает представителя группы или ассистента ведущего и если будет горячий заказ, отдаем тому кто первый оплатил.</text:p>
            <text:p>(Об этом должен знать потенциальный заказчик)</text:p>
            <text:p/>
            <text:p/>
          </table:table-cell>
          <table:table-cell table:style-name="ce42" office:value-type="string" calcext:value-type="string">
            <text:p/>
            <text:p>Вариан 1. Клиенту все понравилось, он выбрал себе программу и мы пишем про предоплату</text:p>
          </table:table-cell>
          <table:table-cell table:style-name="ce42" office:value-type="string" calcext:value-type="string">
            <text:p>-Имя, хочу сказать у вас великолепный вкус!)</text:p>
            <text:p>Поставила на предбронь.</text:p>
            <text:p/>
            <text:p>-Для брони вашей даты, необходимо закрепить пред.оплатой, </text:p>
            <text:p>а оставшуюся сумму можете оплатить до дня самого мероприятия. </text:p>
            <text:p>Перевод по номеру телефона Елена М </text:p>
            <text:p>на Тинькофф Т-банк +79858043883 </text:p>
            <text:p>Если нужен договор, пришлите пожалуйста ФИО или фото паспорта. </text:p>
            <text:p>Вам удобно 30%, 50% или полная оплата 100%?</text:p>
          </table:table-cell>
          <table:table-cell table:style-name="ce70" office:value-type="string" calcext:value-type="string">
            <text:p><text:a xlink:href="#'Встреча согл. сценария'.A1" xlink:type="simple">Воронка 9</text:a>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63" office:value-type="string" calcext:value-type="string">
            <text:p>Вариант 2, если договор нужно составить на организацию, тогда запрашиваем карточку компании</text:p>
          </table:table-cell>
          <table:table-cell table:style-name="ce62" office:value-type="string" calcext:value-type="string">
            <text:p>-Имя, хочу сказать у вас великолепный вкус!)</text:p>
            <text:p>Поставила на предбронь. Ждем от Вас карточку компании, как пришлете передам бухгалтеру для составления договора и выставления счета и брони вашей даты, а оставшуюся сумму как обсудили оплатите до даты мероприятия. Вам удобно 30%, 50% или полная оплата 100%? И счет и договор может бухгалтер по ЭДО вам направить, будет удобно так?</text:p>
          </table:table-cell>
          <table:table-cell table:style-name="ce78" office:value-type="string" calcext:value-type="string" table:number-columns-spanned="1" table:number-rows-spanned="2">
            <text:p><text:a xlink:href="#'Встреча согл. сценария'.A1" xlink:type="simple">9 Подготовка к мероприятию</text:a>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9" office:value-type="string" calcext:value-type="string">
            <text:p>Вариант 3-вопросы по договору</text:p>
          </table:table-cell>
          <table:table-cell table:style-name="ce9" office:value-type="string" calcext:value-type="string">
            <text:p>-Не переживайте, Рустам с командой всегда применяют клиентоориентированность и все не прописанные детали в договоре, можно до обсуждать)</text:p>
          </table:table-cell>
          <table:covered-table-cell/>
          <table:table-cell table:number-columns-repeated="1020"/>
        </table:table-row>
        <table:table-row table:style-name="ro1">
          <table:table-cell table:style-name="ce6"/>
          <table:table-cell table:style-name="ce73" office:value-type="string" calcext:value-type="string">
            <text:p>Вариант 4-если вопросы по велком церемонии в подарок</text:p>
          </table:table-cell>
          <table:table-cell table:style-name="ce76" office:value-type="string" calcext:value-type="string">
            <text:p>Об опции “welcome в подарок”:</text:p>
            <text:p>Опция «велкам в подарок» относится к работе диджея на 6 часов. Это означает, что программа диджея, к примеру, с 18:00 до полуночи, уже включена в стоимость. «Велкам в подарок» — это дополнительная опция с 17:00 до 18:00, когда диджей ставит фоновую музыку для гостей, пока они собираются.</text:p>
            <text:p>Эту опцию можно улучшить, добавив выступление группы Mirovband в акустическом составе: кахон, акустическая гитара и живой вокал. Это создаст приятную лаунж-атмосферу, но уже за дополнительную плату. Если хочется добавить живые музыкальные краски в «велкам», это возможно</text:p>
          </table:table-cell>
          <table:table-cell table:style-name="ce7" office:value-type="string" calcext:value-type="string">
            <text:p>Воронка 9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74" office:value-type="string" calcext:value-type="string">
            <text:p>Вариант 5-если вопрос по техническому оборудованию если оно наше и идет в комплекте:</text:p>
          </table:table-cell>
          <table:table-cell table:style-name="ce75" office:value-type="string" calcext:value-type="string">
            <text:p>-Нужно будет только  техническое время до начала мероприятия 4 часа и после мероприятия 3.</text:p>
            <text:p>У нас будут свои техники и звукорежиссер. От площадки нужен будет только человек, который покажет куда можно будет подключить оборудование и свет.</text:p>
          </table:table-cell>
          <table:table-cell table:style-name="ce7" office:value-type="string" calcext:value-type="string">
            <text:p>Воронка 9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если вопросы по звуку и свету:</text:p>
          </table:table-cell>
          <table:table-cell table:style-name="ce75"/>
          <table:table-cell table:style-name="ce75" office:value-type="string" calcext:value-type="string">
            <text:p>Промо звук/свет</text:p>
            <text:p>https://vk.com/wall76703788_803</text:p>
            <text:p>Смотрите по световому оборудованию, отправляю вам на рассмотрение: </text:p>
            <text:p>Полный комплект Мобильного-управляемого света </text:p>
            <text:p>на 4 тотемах 12 приборов, + 4 прибора для любой зоны, </text:p>
            <text:p>всего 16 приборов. </text:p>
            <text:p>(Рассчитан комплект до 90 персон, можно и на большее количество тоже, эффект будет не настолько явный) </text:p>
            <text:p>35.000₽ </text:p>
            <text:p>Концертный мобильный комплект звукового оборудования. </text:p>
            <text:p>«Полный» </text:p>
            <text:p>мощностью 4кВт </text:p>
            <text:p>Аудиосистема (2шт) </text:p>
            <text:p>Сабвуфер (2шт) </text:p>
            <text:p>Микшерный пульт </text:p>
            <text:p>2 радио микрофона </text:p>
            <text:p>Комутация/Трансфер по МСК и ближайшему МО/Инсталяция/Монтаж/Звуко-техник. </text:p>
            <text:p>35.000₽ </text:p>
            <text:p>- </text:p>
            <text:p>«Для больших помещений или отдельных станций звука нужен доп.комплект "Базовый набор-Добивки" </text:p>
            <text:p>мощностью 2кВт </text:p>
            <text:p>Аудиосистема (2шт) </text:p>
            <text:p>*на стойках </text:p>
            <text:p>15.000₽ </text:p>
          </table:table-cell>
          <table:table-cell table:style-name="ce7" office:value-type="string" calcext:value-type="string">
            <text:p>Воронка 9</text:p>
          </table:table-cell>
          <table:table-cell table:number-columns-repeated="1020"/>
        </table:table-row>
        <table:table-row table:style-name="ro1" table:number-rows-repeated="3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Александр, всё принято, спасибо 🙌</text:p>
            <text:p>Договор готовим, и Роман тоже в курсе — сейчас он на встрече, но обязательно подтвердим, как только он освободится.</text:p>
            <text:p>На вашу дату уже поступали запросы, хорошо, что успели зафиксировать! ✅</text:p>
            <text:p/>
            <text:p>Если что-то понадобится — я на связи.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Добрый день.</text:p>
            <text:p>Отлично, ✅</text:p>
            <text:p>, спасибо — зафиксировали дату, всё в силе!</text:p>
            <text:p> </text:p>
            <text:p>Создаём рабочую группу и начинаем подготовку ✨</text:p>
            <text:p>Если что-то понадобится — всегда на связи 🙌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table:number-columns-repeated="4"/>
          <table:table-cell table:number-columns-repeated="1020"/>
        </table:table-row>
        <table:table-row table:style-name="ro1" table:number-rows-repeated="2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77"/>
          <table:table-cell table:style-name="ce7"/>
          <table:table-cell table:number-columns-repeated="1020"/>
        </table:table-row>
        <table:table-row table:style-name="ro1">
          <table:table-cell table:style-name="ce7" table:number-columns-repeated="4"/>
          <table:table-cell table:number-columns-repeated="1020"/>
        </table:table-row>
        <table:table-row table:style-name="ro1" table:number-rows-repeated="982">
          <table:table-cell table:style-name="ce7" table:number-columns-repeated="4"/>
          <table:table-cell table:number-columns-repeated="1020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Запуск Чата Анкета" table:style-name="ta9">
        <table:table-column table:style-name="co10" table:number-columns-repeated="1024" table:default-cell-style-name="Default"/>
        <table:table-row table:style-name="ro7" table:number-rows-repeated="2">
          <table:table-cell table:number-columns-repeated="1024"/>
        </table:table-row>
        <table:table-row table:style-name="ro1">
          <table:table-cell table:style-name="ce80" office:value-type="string" calcext:value-type="string">
            <text:p><text:a xlink:href="https://t.me/" xlink:type="simple">
Дарья, добрый вечер!
Запускаем чат подготовки — всё для удобства и согласований по мероприятию.

Присоединяйтесь по ссылке:https://t.me...
Если нужно — добавьте туда кого-то из гостей или помощников.</text:a></text:p>
          </table:table-cell>
          <table:table-cell table:number-columns-repeated="1023"/>
        </table:table-row>
        <table:table-row table:style-name="ro7" table:number-rows-repeated="104857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Встреча согл. сценария" table:style-name="ta10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0" table:number-columns-repeated="1021" table:default-cell-style-name="Default"/>
        <table:table-row table:style-name="ro1">
          <table:table-cell table:style-name="ce10" office:value-type="string" calcext:value-type="string">
            <text:p>Описание воронки</text:p>
          </table:table-cell>
          <table:table-cell table:style-name="ce10" office:value-type="string" calcext:value-type="string">
            <text:p>Ситуации</text:p>
          </table:table-cell>
          <table:table-cell table:style-name="ce10" office:value-type="string" calcext:value-type="string">
            <text:p>Решение</text:p>
          </table:table-cell>
          <table:table-cell table:style-name="ce35" office:value-type="string" calcext:value-type="string">
            <text:p>Итог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создание чата подготовки в ТГ и отправление анкеты для заполнения заказчиком и следом Встреча с ведущим.</text:p>
            <text:p/>
            <text:p>Или добавление артиста в чат подготовки и отправленный плейлиста кавер группы, согласование сценария и контроль/участие в подготовке - представителем проекта,</text:p>
            <text:p>(Здесь эстафета переходит представителю проекта)</text:p>
            <text:p>Курировать нужно логисту, если есть форс-мажоры(не отвечает долго представитель проекта или что то происходит не подобающе с нашей стороны - сервис одним словом)</text:p>
            <text:p/>
          </table:table-cell>
          <table:table-cell table:style-name="ce42" office:value-type="string" calcext:value-type="string">
            <text:p>Вариант1- от клиента пришли деньги-предоплата</text:p>
          </table:table-cell>
          <table:table-cell table:style-name="ce42" office:value-type="string" calcext:value-type="string">
            <text:p>-Имя, Добрый день. Отлично вижу деньги пришли. (предварительно просим прислать скрин перевода), сейчас создам чат в ТГ, где вы заполните бриф-анкету к вашему торжеству и встретитесь\свяжитесь с ведущим.</text:p>
          </table:table-cell>
          <table:table-cell table:style-name="ce81" office:value-type="string" calcext:value-type="string">
            <text:p><text:a xlink:href="#'Оплата остатка'.A1" xlink:type="simple">Воронка 10</text:a>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9" office:value-type="string" calcext:value-type="string">
            <text:p>Вариант 2-клиент молчит</text:p>
          </table:table-cell>
          <table:table-cell table:style-name="ce11" office:value-type="string" calcext:value-type="string">
            <text:p>Добрый день, [Имя]! Как идут дела с подготовкой к вашему торжеству? Если вам нужна помощь или есть какие-то изменения в планах, пожалуйста, дайте знать. Я готов(а) помочь в любое время! :)</text:p>
          </table:table-cell>
          <table:table-cell table:style-name="ce82" office:value-type="string" calcext:value-type="string">
            <text:p><text:a xlink:href="#'Оплата остатка'.A1" xlink:type="simple">Воронка 10</text:a></text:p>
          </table:table-cell>
          <table:table-cell table:number-columns-repeated="1020"/>
        </table:table-row>
        <table:table-row table:style-name="ro1" table:number-rows-repeated="2">
          <table:table-cell table:style-name="ce7" table:number-columns-repeated="3"/>
          <table:table-cell table:number-columns-repeated="1021"/>
        </table:table-row>
        <table:table-row table:style-name="ro1">
          <table:table-cell table:style-name="ce7"/>
          <table:table-cell table:style-name="ce7" office:value-type="string" calcext:value-type="string">
            <text:p>Добрый день!) Отлично! </text:p>
            <text:p/>
            <text:p>Всё принято — оплата у Романа.</text:p>
            <text:p>Он на встрече, как освободится — подтвердим.</text:p>
            <text:p>Запускаем чат подготовки. На дату был интерес — хорошо, что успели зафиксировать.</text:p>
            <text:p/>
            <text:p>Если что-то понадобится — я на связи</text:p>
          </table:table-cell>
          <table:table-cell table:style-name="ce7"/>
          <table:table-cell table:number-columns-repeated="1021"/>
        </table:table-row>
        <table:table-row table:style-name="ro1" table:number-rows-repeated="994">
          <table:table-cell table:style-name="ce7" table:number-columns-repeated="3"/>
          <table:table-cell table:number-columns-repeated="1021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Доп.услуги" table:style-name="ta11">
        <table:table-column table:style-name="co10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Оплата остатка" table:style-name="ta12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number-columns-repeated="1021" table:default-cell-style-name="Default"/>
        <table:table-row table:style-name="ro1">
          <table:table-cell table:style-name="ce11" office:value-type="string" calcext:value-type="string">
            <text:p>Описание воронки</text:p>
          </table:table-cell>
          <table:table-cell table:style-name="ce11" office:value-type="string" calcext:value-type="string">
            <text:p>Ситуации</text:p>
          </table:table-cell>
          <table:table-cell table:style-name="ce11" office:value-type="string" calcext:value-type="string">
            <text:p>Решение</text:p>
          </table:table-cell>
          <table:table-cell table:style-name="ce34" office:value-type="string" calcext:value-type="string">
            <text:p>Итог</text:p>
          </table:table-cell>
          <table:table-cell table:style-name="ce27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За день до мероприятия, логист напоминает заказчику или представитель проекта о 2й части оплаты и согласовывает оплату желательно заранее, не откладывая до конца мероприятия.</text:p>
            <text:p/>
            <text:p/>
          </table:table-cell>
          <table:table-cell table:style-name="ce20" office:value-type="string" calcext:value-type="string">
            <text:p>Вариант 1 если договор был на физ лицо:</text:p>
          </table:table-cell>
          <table:table-cell table:style-name="ce20" office:value-type="string" calcext:value-type="string">
            <text:p>-Имя, ДД. Как ваше настроение? Напоминаю про вторую часть оплаты перед началом мероприятия. Удобнее наличными или переводом?</text:p>
          </table:table-cell>
          <table:table-cell table:style-name="ce84" office:value-type="string" calcext:value-type="string">
            <text:p>Воронка 11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63" office:value-type="string" calcext:value-type="string">
            <text:p>Вариант 2 если по договору на юр лицо </text:p>
          </table:table-cell>
          <table:table-cell table:style-name="ce63" office:value-type="string" calcext:value-type="string">
            <text:p>-Имя, ДД. Как ваше настроение? Напоминаю про вторую часть оплаты перед началом мероприятия. Запросила у бухгалтера счет на остаток суммы. Отправим вам так же по ЭДО, Оплатить нужно будет до n числа.</text:p>
          </table:table-cell>
          <table:table-cell table:style-name="ce85" office:value-type="string" calcext:value-type="string">
            <text:p>Воронка 11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83"/>
          <table:table-cell table:style-name="ce7"/>
          <table:table-cell table:number-columns-repeated="1021"/>
        </table:table-row>
        <table:table-row table:style-name="ro1">
          <table:table-cell table:style-name="ce7"/>
          <table:table-cell table:style-name="ce39"/>
          <table:table-cell table:style-name="ce7"/>
          <table:table-cell table:number-columns-repeated="1021"/>
        </table:table-row>
        <table:table-row table:style-name="ro1" table:number-rows-repeated="995">
          <table:table-cell table:style-name="ce7" table:number-columns-repeated="3"/>
          <table:table-cell table:number-columns-repeated="1021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Реализация даты" table:style-name="ta13">
        <table:table-column table:style-name="co10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Успешно реализовано" table:style-name="ta14">
        <table:table-column table:style-name="co43" table:default-cell-style-name="Default"/>
        <table:table-column table:style-name="co10" table:number-columns-repeated="1023" table:default-cell-style-name="Default"/>
        <table:table-row table:style-name="ro1">
          <table:table-cell table:style-name="ce33" office:value-type="string" calcext:value-type="string">
            <text:p>«Успешно реализовано»</text:p>
            <text:p/>
            <text:p>⸻</text:p>
            <text:p/>
            <text:p>✅ ШАБЛОН 1: КЛИЕНТ ОСТАВИЛ ОТЗЫВ НА АВИТО</text:p>
            <text:p/>
            <text:p>Что делать:</text:p>
            <text:p>        •        Добавить тег: отзыв_оставлен</text:p>
            <text:p>        •        Добавить заметку в сделку:</text:p>
            <text:p>“Оставлен отзыв на Авито. Клиент доволен. Подходит для повторного касания или рекомендаций.”</text:p>
            <text:p>        •        Создать задачу через 60 дней:</text:p>
            <text:p>“Повторное касание с предложением новых форматов или акции на повторный заказ”</text:p>
            <text:p/>
            <text:p>Сообщение клиенту (после отзыва):</text:p>
            <text:p/>
            <text:p>Благодарим за отзыв. Очень ценим вашу обратную связь.</text:p>
            <text:p>Будем рады помочь, если в будущем потребуется ведущий, группа или формат под ключ.</text:p>
            <text:p>Можно смело рекомендовать — всё организуем.</text:p>
            <text:p/>
            <text:p>⸻</text:p>
            <text:p/>
            <text:p>✅ ШАБЛОН 2: КЛИЕНТ НЕ ОСТАВИЛ ОТЗЫВ, НО БЫЛ ЛОЯЛЕН</text:p>
            <text:p/>
            <text:p>Через 2–3 дня отправить повторное касание:</text:p>
            <text:p/>
            <text:p>Спасибо за добрые слова.</text:p>
            <text:p>Если найдётся минутa, будем признательны за пару слов на Авито. Это помогает продвигать артистов.</text:p>
            <text:p>Ссылка для отзыва: [вставить ссылку]</text:p>
            <text:p/>
            <text:p>Можно просто поставить оценку — этого уже достаточно.</text:p>
            <text:p/>
            <text:p>Если отзыв так и не оставлен:</text:p>
            <text:p>        •        Добавить тег: отзыв_в_переписке</text:p>
            <text:p>        •        Добавить заметку:</text:p>
            <text:p>“Положительная обратная связь в переписке. Отзыв на Авито не оставлен. Клиент лояльный.”</text:p>
            <text:p>        •        Создать задачу через 90 дней:</text:p>
            <text:p>“Повторное касание. Новые предложения, форматы, приглашение на следующий ивент”</text:p>
            <text:p/>
            <text:p>⸻</text:p>
            <text:p/>
            <text:p>📌 Дополнительные теги для аналитики:</text:p>
            <text:p>        •        отзыв_оставлен</text:p>
            <text:p>        •        отзыв_в_переписке</text:p>
            <text:p>        •        не_оставил_отзыв</text:p>
            <text:p>        •        повтор_возможен</text:p>
            <text:p/>
          </table:table-cell>
          <table:table-cell table:number-columns-repeated="1023"/>
        </table:table-row>
        <table:table-row table:style-name="ro7" table:number-rows-repeated="104857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Закрыто и нереализ" table:style-name="ta15">
        <table:table-column table:style-name="co44" table:default-cell-style-name="Default"/>
        <table:table-column table:style-name="co45" table:default-cell-style-name="Default"/>
        <table:table-column table:style-name="co10" table:number-columns-repeated="1022" table:default-cell-style-name="Default"/>
        <table:table-row table:style-name="ro1">
          <table:table-cell table:style-name="ce8" office:value-type="string" calcext:value-type="string">
            <text:p>Описание Воронки </text:p>
          </table:table-cell>
          <table:table-cell table:style-name="ce86" office:value-type="string" calcext:value-type="string">
            <text:p>Сообщение пишет клиенту Бот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/>
            <text:p>Сюда попадают клиенты, которые на этапе прохождения по нашей воронке перестали выходить на связи и:</text:p>
            <text:p>-без причины</text:p>
            <text:p>-слишком дорого</text:p>
            <text:p>-пропала потребность</text:p>
            <text:p>-не устроили условия</text:p>
            <text:p>-выбрали других</text:p>
            <text:p>-не дождались ответа</text:p>
            <text:p/>
            <text:p/>
          </table:table-cell>
          <table:table-cell table:style-name="ce87" office:value-type="string" calcext:value-type="string">
            <text:p>Мы всей командой MIROVBAND SHOW будем рады в дальнейшем - знакомству и сотрудничеству, обращайтесь!!!)Кстати, сохраните пожалуйста наш номер, чтобы пригласить на ваши грядущие события -  группу и ведущего,!</text:p>
            <text:p>С радостью обсудим и организуем❤️👍</text:p>
            <text:p/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Но MBS оставляет свою дверь откртытой для сотрудничества, поэтиому Бот пишет➡️ </text:p>
          </table:table-cell>
          <table:table-cell table:number-columns-repeated="1023"/>
        </table:table-row>
        <table:table-row table:style-name="ro1">
          <table:table-cell table:style-name="ce7"/>
          <table:table-cell table:style-name="ce52" office:value-type="string" calcext:value-type="string">
            <text:p>Спасибо за интерес 🙌</text:p>
            <text:p>Основное, чем мы занимаемся — это яркие шоу с ведущими, кавер-группами, светом и звуком.</text:p>
            <text:p>Пушистые герои — как эффектное дополнение ✨</text:p>
            <text:p/>
            <text:p>Если вдруг понадобится усилить праздник — будем на связи.</text:p>
            <text:p>Хорошего вам настроения и душевного события! 😊</text:p>
          </table:table-cell>
          <table:table-cell table:number-columns-repeated="1022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ce33" office:value-type="string" calcext:value-type="string">
            <text:p>Срочные заказы (на завтра) надо обрабатывать максимально оперативно — идеал: ответ в течение 15–30 мин.</text:p>
            <text:p>•Можно предусмотреть спец-предложение “сегодня на завтра” — с фиксированной ценой и готовым шаблоном ответа.</text:p>
            <text:p>•В будущем уточнять, сколько она заплатила, и у кого заказала — в лёгкой форме (можно добавить в следующем сообщении, например:</text:p>
            <text:p>«Если не секрет, во сколько вышло у конкурентов? Просто мониторим рынок, чтобы делать вам лучшие условия»).</text:p>
          </table:table-cell>
          <table:table-cell table:number-columns-repeated="1022"/>
        </table:table-row>
        <table:table-row table:style-name="ro1" table:number-rows-repeated="993">
          <table:table-cell table:style-name="ce7"/>
          <table:table-cell table:number-columns-repeated="1023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11 Отзыв" table:style-name="ta16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0" table:number-columns-repeated="1021" table:default-cell-style-name="Default"/>
        <table:table-row table:style-name="ro1">
          <table:table-cell table:style-name="ce88" office:value-type="string" calcext:value-type="string">
            <text:p>Описание Воронки</text:p>
          </table:table-cell>
          <table:table-cell table:style-name="ce76" office:value-type="string" calcext:value-type="string">
            <text:p>Сообщение клиенту пишт Бот</text:p>
          </table:table-cell>
          <table:table-cell table:style-name="ce76" office:value-type="string" calcext:value-type="string">
            <text:p>Далее </text:p>
          </table:table-cell>
          <table:table-cell table:style-name="ce91" table:number-columns-repeated="23"/>
          <table:table-cell table:number-columns-repeated="998"/>
        </table:table-row>
        <table:table-row table:style-name="ro1">
          <table:table-cell table:style-name="ce89" office:value-type="string" calcext:value-type="string">
            <text:p>после реализованной задачи, через 2-3 дня Бот пишет клиенту</text:p>
            <text:p/>
            <text:p/>
          </table:table-cell>
          <table:table-cell table:style-name="ce3" office:value-type="string" calcext:value-type="string">
            <text:p>Мы всей командой MIROVBAND SHOW были рады знакомству! У вас классная компания и очень душевная аудитория!Мы всей командой MIROVBAND SHOW  были рады знакомству! У вас классная компания и очень душевная аудитория!</text:p>
            <text:p> </text:p>
            <text:p>Будем рады в дальнейшем сотрудничеству, обращайтесь вновь!!!)</text:p>
            <text:p>Оставьте пожалуйста отзыв и очень важно поставить 5 звезд)</text:p>
            <text:p/>
            <text:p/>
          </table:table-cell>
          <table:table-cell table:style-name="ce90" office:value-type="string" calcext:value-type="string">
            <text:p>Клиент переходит в воронку 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39"/>
          <table:table-cell table:style-name="ce7"/>
          <table:table-cell table:number-columns-repeated="1021"/>
        </table:table-row>
        <table:table-row table:style-name="ro1">
          <table:table-cell table:style-name="ce7"/>
          <table:table-cell table:style-name="ce39"/>
          <table:table-cell table:style-name="ce7"/>
          <table:table-cell table:number-columns-repeated="1021"/>
        </table:table-row>
        <table:table-row table:style-name="ro1" table:number-rows-repeated="996">
          <table:table-cell table:style-name="ce7" table:number-columns-repeated="3"/>
          <table:table-cell table:number-columns-repeated="1021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КП" table:style-name="ta17"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55" table:default-cell-style-name="Default"/>
        <table:table-column table:style-name="co4" table:default-cell-style-name="Default"/>
        <table:table-column table:style-name="co56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Все Включено (Мероприятие Под Ключ)</text:p>
          </table:table-cell>
          <table:table-cell table:style-name="ce92" office:value-type="string" calcext:value-type="string">
            <text:p>Развернутое КП “КАВЕР-ГРУППА”</text:p>
          </table:table-cell>
          <table:table-cell table:style-name="ce95" office:value-type="string" calcext:value-type="string">
            <text:p>Формат Ведущий</text:p>
          </table:table-cell>
          <table:table-cell table:style-name="ce96" office:value-type="string" calcext:value-type="string">
            <text:p>Формат Диджей</text:p>
          </table:table-cell>
          <table:table-cell table:style-name="ce97" office:value-type="string" calcext:value-type="string">
            <text:p>Второй состав Все Включено с Романом Ситниковым</text:p>
          </table:table-cell>
          <table:table-cell table:style-name="ce98" office:value-type="string" calcext:value-type="string">
            <text:p>Второй состав формат Ведущий с Р. Ситниковым</text:p>
          </table:table-cell>
          <table:table-cell table:style-name="ce99" office:value-type="string" calcext:value-type="string">
            <text:p>Кавер группа соств Дуэт</text:p>
          </table:table-cell>
          <table:table-cell/>
          <table:table-cell table:style-name="ce33" office:value-type="string" calcext:value-type="string">
            <text:p>Вилка</text:p>
          </table:table-cell>
          <table:table-cell table:style-name="ce33" office:value-type="string" calcext:value-type="string">
            <text:p>Мишка и Чебурашка</text:p>
          </table:table-cell>
          <table:table-cell table:style-name="ce33" office:value-type="string" calcext:value-type="string">
            <text:p>Скидки для своих</text:p>
          </table:table-cell>
          <table:table-cell table:style-name="ce33" office:value-type="string" calcext:value-type="string">
            <text:p>Партнеры АК%</text:p>
          </table:table-cell>
          <table:table-cell table:number-columns-repeated="1012"/>
        </table:table-row>
        <table:table-row table:style-name="ro1">
          <table:table-cell table:style-name="ce18" office:value-type="string" calcext:value-type="string">
            <text:p>ВСЁ ВКЛЮЧЕНО</text:p>
            <text:p/>
            <text:p>MIROVBAND SHOW</text:p>
            <text:p>Премиум-праздник под ключ — шоу, музыка, техника, сценарий</text:p>
            <text:p/>
            <text:p>Только при брони в течение 7 дней — 200 000 ₽ вместо 260 000 ₽</text:p>
            <text:p>(экономия на топовом составе и полном техрайдере)</text:p>
            <text:p/>
            <text:p>Что входит:</text:p>
            <text:p>– Ведущий Рустам Миров — 5 часов</text:p>
            <text:p>– Живое шоу группы MIROVBAND — 90 минут</text:p>
            <text:p>– DJ Khalil — 6 часов + шоу-барабаны</text:p>
            <text:p>– Подбор песен, образы артистов</text:p>
            <text:p>– Сценарий, анкета, видеосозвон</text:p>
            <text:p>– Welcome DJ</text:p>
            <text:p/>
            <text:p>Техническая часть:</text:p>
            <text:p>– Полный сценический райдер</text:p>
            <text:p>– DJ-зона: пульт, контроллер, микрофоны</text:p>
            <text:p>– Монтаж, демонтаж, трансфер</text:p>
            <text:p>– Техник, звукорежиссёр, дым</text:p>
            <text:p/>
            <text:p>VIP-ПОДАРКИ на выбор</text:p>
            <text:p>1. Звук 4 кВт — полностью покрывает зал до 90 гостей</text:p>
            <text:p>2. Световое шоу — 20 управляемых приборов</text:p>
            <text:p/>
            <text:p>Итог:</text:p>
            <text:p>Премиум Шоу на уровне продюсерского проекта — за половину реальной стоимости.Всё готово. Останется только наслаждаться.</text:p>
            <text:p/>
            <text:p>Готовы закрепить дату — отправим договор и включимся в подготовку.</text:p>
          </table:table-cell>
          <table:table-cell table:style-name="ce93" office:value-type="string" calcext:value-type="string">
            <text:p>К вашим услугам:</text:p>
            <text:p>➤ MIROVBAND - компактная и зажигательная кавер-группа.</text:p>
            <text:p> </text:p>
            <text:p>Мобильный Бэнд (4 артистов)</text:p>
            <text:p>с мощным звуком.</text:p>
            <text:p>- Женский вокал</text:p>
            <text:p>- Мужской вокал + гитара</text:p>
            <text:p>- Барабанщик + playback</text:p>
            <text:p>- Басс гитарист</text:p>
            <text:p>- Звукорежиссер/техник</text:p>
            <text:p> </text:p>
            <text:p>Внимание к вашим выгодам!</text:p>
            <text:p>При срочном бронировании в течении 72 часов ,</text:p>
            <text:p>пакет услуг</text:p>
            <text:p>«КАВЕР-ГРУППА» под ключ!</text:p>
            <text:p>за 120.000₽</text:p>
            <text:p>вместо 140.000₽</text:p>
            <text:p> </text:p>
            <text:p>Включает основные услуги:</text:p>
            <text:p> </text:p>
            <text:p>✔️Выступление Кавер-группы 90 мин в течении всей программы вечера</text:p>
            <text:p>✔️Любимые песни на выбор с Группой</text:p>
            <text:p>✔️Трансфер</text:p>
            <text:p>✔️Инсталляция и демонтаж</text:p>
            <text:p>оборудования - техник</text:p>
            <text:p>✔️Звукорежиссер</text:p>
            <text:p>✔️Беклайн для группы</text:p>
            <text:p>✔️Вся необходимая коммутация</text:p>
            <text:p>✔️Цифровой звукорежиссерский пульт</text:p>
            <text:p>✔️Два радио микрофона</text:p>
            <text:p> </text:p>
            <text:p>Обсуждается:</text:p>
            <text:p>✔️Интерактив/конкурс от группы</text:p>
            <text:p>✔️ Работа Ди-Джея 2-6 часов</text:p>
            <text:p>✔️ Welcome акустический-set</text:p>
            <text:p>✔️Программа от MC-конферансье </text:p>
            <text:p>✔️Шоу барабанов с DJ</text:p>
            <text:p>✔️Видео-встреча с солистом для обсуждения всех деталей.</text:p>
            <text:p>✔️Свето-инженер (если выберете свет)</text:p>
            <text:p>✔️Дым машина(мини)</text:p>
            <text:p>✔️Согласованный треклист с диджеем</text:p>
            <text:p>✔️DJ Controller + Ноутбук</text:p>
            <text:p>✔️DJ зона</text:p>
            <text:p>🔹 VIP-подарок на сумму 40.000₽:</text:p>
            <text:p>- Топовый комплект звука 4Квт.</text:p>
            <text:p>- Набор для светового шоу из 16 управляемых приборов.</text:p>
            <text:p/>
            <text:p/>
            <text:p> MIROVBAND заботится о вашем незабываемом впечатлении!</text:p>
            <text:p/>
          </table:table-cell>
          <table:table-cell table:style-name="ce18" office:value-type="string" calcext:value-type="string">
            <text:p>Рустам Миров + DJ Хали + солистка Елена Мир</text:p>
            <text:p>Премиальный формат с харизмой, живым вокалом и сильной подачей</text:p>
            <text:p>100 000 ₽ (вместо 120 000 ₽)</text:p>
            <text:p> </text:p>
            <text:p>Включено:</text:p>
            <text:p>• Ведущий — 5 часов</text:p>
            <text:p>• Живой вокал от Рустама и выступление Елены Мир</text:p>
            <text:p>• DJ — 6 часов</text:p>
            <text:p>• Сценарий, анкета, видеозвонок</text:p>
            <text:p>• DJ-зона, комплект звука и света</text:p>
            <text:p>• Радиомикрофоны, коммутация</text:p>
            <text:p>• Техник-звукорежиссёр, трансфер</text:p>
            <text:p>• Welcome DJ и музыка на церемонию</text:p>
            <text:p> </text:p>
            <text:p>Подарок на выбор:</text:p>
            <text:p>— Звук 2 кВт</text:p>
            <text:p>— Свет (6 приборов)</text:p>
            <text:p> </text:p>
            <text:p>Готовы сделать красиво и без лишних хлопот ✨</text:p>
            <text:p/>
            <text:p>-</text:p>
            <text:p>Роман Ситник + DJ Вертолёт</text:p>
            <text:p>Лёгкая подача, живой вокал и атмосфера, которую гости запомнят.</text:p>
            <text:p> </text:p>
            <text:p>При срочном бронировании:</text:p>
            <text:p>65 000 ₽ вместо 80 000 ₽</text:p>
            <text:p> </text:p>
            <text:p>Включено в пакет:</text:p>
            <text:p>✔ Ведущий — 5 часов</text:p>
            <text:p>✔ DJ — 6 часов</text:p>
            <text:p>✔ Живой вокал от ведущего (30–60 мин)</text:p>
            <text:p>✔ Сценарий + анкета</text:p>
            <text:p>✔ Видеозвонок для обсуждения деталей</text:p>
            <text:p>✔ Согласование треклиста</text:p>
            <text:p>✔ Полная техническая часть:</text:p>
            <text:p>— DJ-контроллер, ноутбук, микшер</text:p>
            <text:p>— 2 радиомикрофона</text:p>
            <text:p>— Коммутация, установка/демонтаж</text:p>
            <text:p>— Техник-звукорежиссёр, трансфер</text:p>
            <text:p> </text:p>
            <text:p>Подарки при брони:</text:p>
            <text:p>✔ Звук 2 кВт</text:p>
            <text:p>✔ Световое шоу (4 прибора)</text:p>
            <text:p>✔ Welcome DJ + музыка на церемонию</text:p>
            <text:p>✔ Танцевальный сюрприз от ведущего</text:p>
            <text:p> </text:p>
            <text:p>Примеры:</text:p>
            <text:p>Вк: https://amo.si/K/S7XJET/S65XDV</text:p>
            <text:p> </text:p>
            <text:p>Инстаграм (запрещен в РФ)</text:p>
            <text:p>https://amo.si/K/S7XJER/S65XDT</text:p>
            <text:p> </text:p>
            <text:p>Я.диск: https://disk.yandex.ru/d/l6_f2dLC1FTe9A</text:p>
            <text:p> </text:p>
            <text:p>Визитка: https://amo.si/K/S7XJEX/S65XDZ</text:p>
            <text:p> </text:p>
            <text:p>MIROVBAND SHOW — когда важна атмосфера, надёжность и стиль.</text:p>
            <text:p>Готовы сделать красиво — и без лишних хлопот для вас.</text:p>
            <text:p/>
            <text:p/>
            <text:p>Посмотрите оба варианта — и напишите, кто ближе по духу. Оперативно закрепим дату и начнём подготовку</text:p>
          </table:table-cell>
          <table:table-cell table:style-name="ce18" office:value-type="string" calcext:value-type="string">
            <text:p>🎧 Пакет услуг «Диджей MC» </text:p>
            <text:p>DJ - свадьбы и вечеринки на новом уровне. </text:p>
            <text:p>Работа МС-Конферансье и живой вокал. </text:p>
            <text:p>Мы привезем с собой выбранное вами световое и звуковое оборудование и устроим настоящее ШОУ! </text:p>
            <text:p>При срочном бронировании до 72 часов </text:p>
            <text:p>полный пакет услуг ДИДЖЕЙ MC ВОКАЛ </text:p>
            <text:p>за 70.000₽ </text:p>
            <text:p>вместо 80.000₽ — под ключ! </text:p>
            <text:p>Включает основные услуги: </text:p>
            <text:p>✔️Работа Ди-Джея – 4/5 часов </text:p>
            <text:p>✔️Живой вокал </text:p>
            <text:p>✔️DJ Controller + Ноутбук </text:p>
            <text:p>✔️Цифровой звукорежиссерский пульт </text:p>
            <text:p>✔️Два радио микрофона </text:p>
            <text:p>✔️DJ зона </text:p>
            <text:p>✔️Дым машина(мини) </text:p>
            <text:p>✔️Вся необходимая коммутация </text:p>
            <text:p>Обсуждается - МС конферансье.</text:p>
            <text:p>Бонус на выбор: </text:p>
            <text:p>✔️ Топовый набор звука – 3 кВт </text:p>
            <text:p>✔️Набор светотехники танцпола со световыми головами – 6 приборов</text:p>
            <text:p/>
          </table:table-cell>
          <table:table-cell table:style-name="ce42" office:value-type="string" calcext:value-type="string">
            <text:p>Формат «ВЕДУЩИЙ»</text:p>
            <text:p/>
            <text:p>Роман Ситник + DJ Вертолёт</text:p>
            <text:p>Лёгкая подача, живой вокал и атмосфера, которую гости запомнят.</text:p>
            <text:p/>
            <text:p>При срочном бронировании:</text:p>
            <text:p>55 000 ₽ вместо 80 000 ₽</text:p>
            <text:p/>
            <text:p>⸻</text:p>
            <text:p/>
            <text:p>Включено в пакет:</text:p>
            <text:p>✔ Ведущий — 5 часов</text:p>
            <text:p>✔ DJ — 6 часов</text:p>
            <text:p>✔ Живой вокал от ведущего (30–60 мин)</text:p>
            <text:p>✔ Сценарий + анкета</text:p>
            <text:p>✔ Видеозвонок для обсуждения деталей</text:p>
            <text:p>✔ Согласование треклиста</text:p>
            <text:p>✔ Полная техническая часть:</text:p>
            <text:p> — DJ-контроллер, ноутбук, микшер</text:p>
            <text:p> — 2 радиомикрофона</text:p>
            <text:p> — Коммутация, установка/демонтаж</text:p>
            <text:p> — Техник-звукорежиссёр, трансфер</text:p>
            <text:p/>
            <text:p>Подарки при брони:</text:p>
            <text:p>✔ Звук 2 кВт</text:p>
            <text:p>✔ Световое шоу (4 прибора)</text:p>
            <text:p>✔ Welcome DJ + музыка на церемонию</text:p>
            <text:p>✔ Танцевальный сюрприз от ведущего</text:p>
            <text:p/>
            <text:p>⸻</text:p>
            <text:p/>
            <text:p>Примеры:</text:p>
            <text:p>🔗 ВК (видео)</text:p>
            <text:p>🔗 Instagram</text:p>
            <text:p/>
            <text:p>🔗 Яндекс.Диск (фото/видео)</text:p>
            <text:p/>
            <text:p>🔗 Визитка Романа</text:p>
            <text:p/>
            <text:p/>
            <text:p>MIROVBAND SHOW — когда важна атмосфера, надёжность и стиль.</text:p>
            <text:p>Готовы сделать красиво — и без лишних хлопот для вас.</text:p>
            <text:p/>
          </table:table-cell>
          <table:table-cell table:style-name="ce18" office:value-type="string" calcext:value-type="string">
            <text:p>Создайте неповторимую атмосферу вместе с Романом Ситниковым и Dj Вертолет. </text:p>
            <text:p/>
            <text:p>+Живой вокал от ведущего. </text:p>
            <text:p/>
            <text:p>К вашим выгодам! </text:p>
            <text:p>При срочном бронировании до 72 часов </text:p>
            <text:p>Стоимость пакета «ВЕДУЩИЙ» </text:p>
            <text:p>60.000₽ вместо 80.000₽ </text:p>
            <text:p/>
            <text:p>Включает основные услуги: </text:p>
            <text:p>✔️Работа Ведущего - 5 часов </text:p>
            <text:p>✔️Живой вокал 60 мин в течении всей программы вечера. </text:p>
            <text:p>✔️ Работа Ди-Джея – 6  часов </text:p>
            <text:p>✔️Согласованный треклист с диджеем </text:p>
            <text:p>✔️Анкета мероприятия и сценарий </text:p>
            <text:p>✔️Видео-встреча с ведущим для обсуждения всех деталей. </text:p>
            <text:p>✔️DJ Controller + Ноутбук </text:p>
            <text:p>✔️Микшерный пульт </text:p>
            <text:p>✔️Два радио микрофона </text:p>
            <text:p>✔️Вся необходимая коммутация </text:p>
            <text:p>✔️Трансфер </text:p>
            <text:p>✔️Инсталляция и демонтаж </text:p>
            <text:p>оборудования - техник </text:p>
            <text:p>✔️Звукорежиссер </text:p>
            <text:p/>
            <text:p>🔹Подарок на выбор: </text:p>
            <text:p>✔️Велком Dj или Церемония </text:p>
            <text:p>✔️Звуковое оборудование – 2 кВт </text:p>
            <text:p>Световое Шоу - 4 световых прибора. </text:p>
            <text:p/>
          </table:table-cell>
          <table:table-cell table:style-name="ce100" office:value-type="string" calcext:value-type="string">
            <text:p><text:a xlink:href="https://amo.si/K/QLETY4/QJZQWG" xlink:type="simple">К вашим услугам:
➤ MIROVBAND - компактная и зажигательная кавер-группа.

Качественная музыка и интерактивы со зрителями
в мощном звуке.
- Женский вокал Ольга Ти
- Мужской вокал Филипп Ники

Внимание к вашим выгодам!

При срочном бронировании в течении 72 часов ,
пакет услуг
«КАВЕР-ГРУППА» Дуэт!
за 60.000₽
вместо 90.000₽

Включает основные услуги:
✔️ 60-80 минут музыкального шоу в течении программы вечера
✔️Любимые песни на выбор с Группой
✔️Трансфер
✔️Инсталляция и демонтаж
оборудования - техник и свой звукорежиссер

Обсуждается:
✔️Видео-встреча с представителем группы(если нужно)

Отзывы о нас можно посмотреть здесь: https://amo.si/K/QLETY6/QJZQWI
Дуэт/Группа: https://amo.si/K/QLETY4/QJZQWG</text:a></text:p>
          </table:table-cell>
          <table:table-cell/>
          <table:table-cell table:style-name="ce33" office:value-type="string" calcext:value-type="string">
            <text:p/>
            <text:p/>
            <text:p>MIROVBAND SHOW — форматы </text:p>
            <text:p/>
            <text:p>1. Кавер-группа (4 артиста)</text:p>
            <text:p>Живой звук, мужской и женский вокал, интерактив</text:p>
            <text:p>Стоимость: 110 000 ₽ при бронировании в течение 5 дней</text:p>
            <text:p>Включено:</text:p>
            <text:p>— 90 минут шоу</text:p>
            <text:p>— Звук или свет</text:p>
            <text:p>— Монтаж, техподдержка</text:p>
            <text:p>— Фоновая музыка</text:p>
            <text:p>Примеры: https://disk.yandex.ru/d/XlwrAeXaR8N_TA</text:p>
            <text:p/>
            <text:p>2. Дуэт Елена и Рустам (+ гитара)</text:p>
            <text:p>Камерная подача, живая атмосфера</text:p>
            <text:p>Стоимость: 80 000 ₽</text:p>
            <text:p>Включено:</text:p>
            <text:p>— 90 минут шоу</text:p>
            <text:p>— Звук или свет</text:p>
            <text:p>— Монтаж, техподдержка</text:p>
            <text:p>— Фоновая музыка</text:p>
            <text:p>Примеры: https://disk.yandex.ru/d/yvnLxqSuqrR1Dw</text:p>
            <text:p/>
            <text:p>3. Дуэт Филипп и Ольга </text:p>
            <text:p>Компактный и динамичный состав</text:p>
            <text:p>Стоимость: 60 000 ₽</text:p>
            <text:p>Включено:</text:p>
            <text:p>— 90 минут шоу</text:p>
            <text:p>— Звук</text:p>
            <text:p>— Монтаж, техподдержка</text:p>
            <text:p>— Фоновая музыка</text:p>
            <text:p>Примеры: https://disk.yandex.ru/d/FA2Mv9jY_mU2tA</text:p>
            <text:p/>
            <text:p>4. Сольное выступление Елены Мир</text:p>
            <text:p>Женский вокал — элегантно и душевно</text:p>
            <text:p>Стоимость: 30 000 ₽</text:p>
            <text:p>Включено:</text:p>
            <text:p>— 90 минут шоу</text:p>
            <text:p>— Звук</text:p>
            <text:p>— Монтаж, техподдержка</text:p>
            <text:p>— Фоновая музыка</text:p>
            <text:p>Дополнительно: Усиление звука и свет — от 8 000 ₽</text:p>
            <text:p/>
            <text:p>Напишите, какой формат ближе — подготовлю финальные условия и закрепим дату.</text:p>
          </table:table-cell>
          <table:table-cell table:style-name="ce33" office:value-type="string" calcext:value-type="string">
            <text:p>Аренда ростовых костюмов на сутки</text:p>
            <text:p/>
            <text:p>В наличии:</text:p>
            <text:p>– Белый Мишка (2,6 м)</text:p>
            <text:p>– Чебурашка (2,0 м)</text:p>
            <text:p/>
            <text:p>В комплекте: костюм, чехол, вентилятор, аккумулятор (3 ч), зарядка, инструкция</text:p>
            <text:p/>
            <text:p>Стоимость:</text:p>
            <text:p>от 5000 ₽ / сутки за костюм</text:p>
            <text:p>Залог — 10 000 ₽ (возвратный)</text:p>
            <text:p>Скидка при аренде двух образов</text:p>
            <text:p/>
            <text:p>Условия:</text:p>
            <text:p>– Самовывоз: Домодедово</text:p>
            <text:p>– Возврат на след. день до 21:00</text:p>
            <text:p>– Доставка — по договорённости</text:p>
            <text:p>– Использовать только в сухую погоду или помещении</text:p>
            <text:p>– Возврат — чистый, сухой, без повреждений</text:p>
            <text:p/>
            <text:p>Важно:</text:p>
            <text:p>Костюмы могут быть на мероприятии.</text:p>
            <text:p>Напишите Роману заранее — уточнит наличие и закрепит бронь.</text:p>
          </table:table-cell>
          <table:table-cell table:style-name="ce33" office:value-type="string" calcext:value-type="string">
            <text:p>Павел, для своих делаем особые условия - 50% скидку на ведение и программу.</text:p>
            <text:p>Всё как для клиентов — шоу, техника, подход — только вдвое выгоднее.</text:p>
            <text:p/>
            <text:p>Сейчас пришлю предложение.</text:p>
          </table:table-cell>
          <table:table-cell table:style-name="ce33" office:value-type="string" calcext:value-type="string">
            <text:p>Вот две версии — короче и без эмодзи, строго по делу:</text:p>
            <text:p/>
            <text:p>⸻</text:p>
            <text:p/>
            <text:p>Привет!)</text:p>
            <text:p/>
            <text:p>Приняли контакт, берём в работу аккуратно.</text:p>
            <text:p>После брони — переведём процент, всё фиксируем.</text:p>
            <text:p/>
            <text:p>Если что-то знаете по дате/формату — пишите сразу. Если нет — сами уточним)</text:p>
            <text:p/>
            <text:p>Спасибо, что рекомендуете. Всегда на связи💛</text:p>
            <text:p/>
            <text:p>⸻</text:p>
            <text:p/>
            <text:p>Для холодных</text:p>
            <text:p/>
            <text:p>Здравствуйте.</text:p>
            <text:p>Команда MIROVBAND SHOW — ведущие, группы, DJ, шоу.</text:p>
            <text:p/>
            <text:p>Партнёрство: вы даёте контакт, мы берём в работу, после оплаты переводим вам процент.</text:p>
            <text:p/>
            <text:p>Процент обсуждаем отдельно, по составу сделки. Работаем по договорённости, всё прозрачно.</text:p>
            <text:p/>
            <text:p>Материалы и презентации.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94"/>
          <table:table-cell table:style-name="ce7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/>
            <text:p>MIROVBAND SHOW</text:p>
            <text:p>Праздник под ключ — стиль, живой вокал, техника</text:p>
            <text:p>и полное сопровождение</text:p>
            <text:p> </text:p>
            <text:p>Только при брони в течение</text:p>
            <text:p>7 дней — 140 000 ₽ вместо 160 000 ₽</text:p>
            <text:p>(премиальный состав + полный райдер — по спецусловиям)</text:p>
            <text:p> </text:p>
            <text:p>Что входит:</text:p>
            <text:p>– Ведущий Роман Ситник</text:p>
            <text:p>— 5 часов– Дуэт MIROVBAND</text:p>
            <text:p>— 90 минут живого шоу (Ольга Ти и Фил Ники)</text:p>
            <text:p>– DJ Вертолёт — 6 часов, welcome-сет и треклист под ваш вкус</text:p>
            <text:p>– Сценарий, анкета, видеосозвон для подготовки</text:p>
            <text:p>– Подбор песен и атмосферы под ваш стиль</text:p>
            <text:p>– WOW сюрприз в финале от ведущего</text:p>
            <text:p> </text:p>
            <text:p>Техническая часть:</text:p>
            <text:p>– DJ-зона, пульт, микшер, микрофоны</text:p>
            <text:p>– Звук и свет (установка/демонтаж, трансфер)</text:p>
            <text:p>– Техник и звукорежиссёр на площадке</text:p>
            <text:p> </text:p>
            <text:p>Подарки:</text:p>
            <text:p>Звук 3 кВт — комфортно до 60 гостей</text:p>
            <text:p>Световое шоу — 10 приборов на танцпол и сцену</text:p>
            <text:p> </text:p>
            <text:p>Итог:</text:p>
            <text:p>Гармоничный, стильный вечер с душевной подачей и живым вокалом — под ключ, без лишних хлопот.Готовы закрепить — пришлём договор и включимся в подготовку.</text:p>
          </table:table-cell>
          <table:table-cell table:style-name="ce7" table:number-columns-repeated="2"/>
          <table:table-cell table:style-name="ce18" table:number-columns-repeated="2"/>
          <table:table-cell/>
          <table:table-cell table:style-name="ce33" office:value-type="string" calcext:value-type="string">
            <text:p>, спасибо за уточнение 🙌</text:p>
            <text:p>У нас большинство проектов стартуют от 70 000 ₽, а с Рустамом — от 90 000 ₽, включая живой вокал, технику и бонусы.</text:p>
            <text:p/>
            <text:p>Но под ваш формат можем предложить два отличных состава дуэтов:</text:p>
            <text:p>• от 60 000 ₽ — дуэт артистов: живой вокал, интерактив и музыка, идеально на 1 час</text:p>
            <text:p>• от 80 000 ₽ — усиленный дуэт: эффектная подача, шоу-коммуникация, спецэффекты, welcome-зона</text:p>
            <text:p/>
            <text:p>Если один из вариантов откликается — соберём финалку и зафиксируем дату ✍️</text:p>
            <text:p>Сделаем красиво и с душой!</text:p>
          </table:table-cell>
          <table:table-cell table:number-columns-repeated="1017"/>
        </table:table-row>
        <table:table-row table:style-name="ro1">
          <table:table-cell table:style-name="ce7" table:number-columns-repeated="3"/>
          <table:table-cell table:style-name="ce18" table:number-columns-repeated="2"/>
          <table:table-cell table:number-columns-repeated="4"/>
          <table:table-cell table:style-name="ce33" office:value-type="string" calcext:value-type="string">
            <text:p>Пушистое шоу на праздник</text:p>
            <text:p>Белый Мишка XXL и Чебурашка — не просто куклы, а любимцы гостей.</text:p>
            <text:p/>
            <text:p>Танцуют, обнимаются, заряжают атмосферой. </text:p>
            <text:p>Фото и видео — 🔥</text:p>
            <text:p/>
            <text:p>Формат:</text:p>
            <text:p>— 20–30 минут оптимально</text:p>
            <text:p>— Встреча гостей, фото, танцы</text:p>
            <text:p/>
            <text:p>Стоимость:от 4000 ₽ (зависит от формата и времени)</text:p>
            <text:p>Скидка при заказе двух героев</text:p>
            <text:p/>
            <text:p>Видео https://disk.yandex.ru/d/z4-PgmJDPNb6Mw</text:p>
            <text:p/>
            <text:p>Важно:</text:p>
            <text:p>Шоу может быть в работе — лучше сразу написать Роману:</text:p>
            <text:p>+7 916 096-44-66</text:p>
            <text:p>Он быстро подскажет по дате и закрепит бронь.</text:p>
            <text:p/>
            <text:p>Шфоу XL</text:p>
          </table:table-cell>
          <table:table-cell table:number-columns-repeated="1014"/>
        </table:table-row>
        <table:table-row table:style-name="ro1" table:number-rows-repeated="995">
          <table:table-cell table:style-name="ce7" table:number-columns-repeated="3"/>
          <table:table-cell table:style-name="ce18" table:number-columns-repeated="2"/>
          <table:table-cell table:number-columns-repeated="1019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База частых вопросов" table:style-name="ta18"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42" table:default-cell-style-name="Default"/>
        <table:table-column table:style-name="co10" table:number-columns-repeated="1017" table:default-cell-style-name="Default"/>
        <table:table-row table:style-name="ro1">
          <table:table-cell table:style-name="ce1" office:value-type="string" calcext:value-type="string">
            <text:p>Звук и свет</text:p>
          </table:table-cell>
          <table:table-cell table:style-name="ce92" office:value-type="string" calcext:value-type="string">
            <text:p>Стоимость</text:p>
          </table:table-cell>
          <table:table-cell table:style-name="ce95" office:value-type="string" calcext:value-type="string">
            <text:p>Форматы</text:p>
          </table:table-cell>
          <table:table-cell table:style-name="ce96" office:value-type="string" calcext:value-type="string">
            <text:p>Вопрос возражение</text:p>
          </table:table-cell>
          <table:table-cell table:style-name="ce97" office:value-type="string" calcext:value-type="string">
            <text:p>Не отвечает - Болото</text:p>
          </table:table-cell>
          <table:table-cell table:style-name="ce98" office:value-type="string" calcext:value-type="string">
            <text:p>помощь</text:p>
          </table:table-cell>
          <table:table-cell table:style-name="ce99" office:value-type="string" calcext:value-type="string">
            <text:p>Подводки к изменениям по артистам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🛠 Как понять, подойдёт ли оборудование на площадке?</text:p>
            <text:p/>
            <text:p>— Вы можете запросить у лофта фото, видео или тех.спецификацию звука — мы посмотрим и дадим обратную связь.</text:p>
            <text:p>— Важно понимать: внешне оборудование может выглядеть нормально, но в день мероприятия может подвести (шумы, глюки микшера, перебои).</text:p>
            <text:p>— Мы всегда готовы работать на площадочном звуке, если это важно для бюджета — но не можем нести за него полную ответственность.</text:p>
            <text:p>— Наш звукорежиссёр настроит всё максимально качественно, но зона риска остаётся.</text:p>
            <text:p/>
            <text:p>🎛 Надёжный вариант — взять наш комплект:</text:p>
            <text:p>— 2 мощные топ-колонки</text:p>
            <text:p>— Микшер, стойки, коммутация</text:p>
            <text:p>— Техник + монтаж/демонтаж</text:p>
            <text:p>→ Стоимость от 10 000 ₽ под ключ</text:p>
            <text:p>→ Если нужен плотнее бас — добавим сабвуфер (+5 000 ₽)</text:p>
            <text:p/>
            <text:p>Так вы точно будете уверены в качестве, и мы отвечаем за результат 🙌</text:p>
          </table:table-cell>
          <table:table-cell table:style-name="ce93" office:value-type="string" calcext:value-type="string">
            <text:p><text:span text:style-name="T30">1 номер/формат можно подробней ?</text:span></text:p>
            <text:p><text:span text:style-name="T30"/></text:p>
            <text:p><text:span text:style-name="T31">110-140 , от чего зависит ?</text:span><text:span text:style-name="T32">Ольга, стоимость зависит от наполнения:</text:span></text:p>
            <text:p><text:span text:style-name="T33"> </text:span></text:p>
            <text:p><text:span text:style-name="T33">— 110 000 ₽ — базовый состав: ведущий, DJ, вокалистка, комплект звука и света</text:span></text:p>
            <text:p><text:span text:style-name="T33">— до 140 000 ₽ — с усилением: больше света и звука, интерактив, welcome, дуэт вокалистов</text:span></text:p>
            <text:p><text:span text:style-name="T33"> </text:span></text:p>
            <text:p><text:span text:style-name="T33">Можем адаптировать под ваш формат — напишите, что для вас важно и какой ориентир по бюджету.</text:span></text:p>
          </table:table-cell>
          <table:table-cell table:style-name="ce18" office:value-type="string" calcext:value-type="string">
            <text:p>Спасибо за разговор! 🙌</text:p>
            <text:p>На 4 апреля (20:00–22:00) можем предложить:</text:p>
            <text:p/>
            <text:p>🎤 Елена — женский вокал, яркая подача, восточные и танцевальные хиты.</text:p>
            <text:p>20.000 ₽</text:p>
            <text:p/>
            <text:p>🎤 Рустам — харизматичный вокалист, отлично чувствует зал.</text:p>
            <text:p>30.000 ₽</text:p>
            <text:p/>
            <text:p>Формат: 2 блока по 40 мин или 3 по 30 мин.</text:p>
            <text:p>Если подойдёт — зафиксируем дату.</text:p>
          </table:table-cell>
          <table:table-cell table:style-name="ce18" office:value-type="string" calcext:value-type="string">
            <text:p>Принято, Алина — благодарю, что сообщили.</text:p>
            <text:p>Если вернётесь к вопросу позже — мы всегда на связи.</text:p>
            <text:p>Хорошей подготовки и отличного праздника!</text:p>
          </table:table-cell>
          <table:table-cell table:style-name="ce42"/>
          <table:table-cell table:style-name="ce18"/>
          <table:table-cell table:style-name="ce18" office:value-type="string" calcext:value-type="string">
            <text:p>Вот как можно тактично и выгодно для клиента объяснить изменения и предложить альтернативу:</text:p>
            <text:p/>
            <text:p>⸻</text:p>
            <text:p/>
            <text:p/>
            <text:p> Леся, добрый день.</text:p>
            <text:p>По вашей дате Роман уже занят — его забронировали чуть раньше.</text:p>
            <text:p>Но есть сильный альтернативный состав:</text:p>
            <text:p/>
            <text:p>Филипп Ники — солист MIROVBAND,может быть ведущим и одновременно солистом,</text:p>
            <text:p>а Ольга Ти — вокалисткой и DJ.</text:p>
            <text:p/>
            <text:p>Это тот же формат «всё включено», который обсуждали:</text:p>
            <text:p>ведущий, вокал, DJ, техника, звук и свет — всё в одном составе.</text:p>
            <text:p/>
            <text:p>Если актуально — пришлю обновлённое КП.</text:p>
            <text:p>По атмосфере и качеству — отличный вариант.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94"/>
          <table:table-cell table:style-name="ce7" office:value-type="string" calcext:value-type="string">
            <text:p>Всё верно 😊</text:p>
            <text:p>Роман — ваш ведущий, он и будет на празднике.</text:p>
            <text:p>А Рустам — основатель проекта, поэтому часто мелькает в отзывах и материалах.</text:p>
            <text:p/>
            <text:p>Видео посмотрели — супер! Если что-то ещё нужно, я на связи 🙌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7"/>
          <table:table-cell table:style-name="ce7" office:value-type="string" calcext:value-type="string">
            <text:p>А есть у вас какие то выступления именно на свадьбе видео?</text:p>
            <text:p>Егор, по этой ссылке — видео именно в формате «всё включено»:</text:p>
            <text:p>ведущий, DJ и группа MIROVBAND вживую.</text:p>
            <text:p> </text:p>
            <text:p>Поскольку ведущего вы уже нашли — просто посмотрите выступление группы, чтобы оценить подачу и атмосферу.</text:p>
            <text:p> </text:p>
            <text:p>https://disk.yandex.ru/d/pK39egUoqY7buQ</text:p>
            <text:p/>
            <text:p>Если откликается — создадим нужную атмосферу, сохраним бонусы и стоимость, зафиксируем дату и спокойно перейдём к подготовке.</text:p>
          </table:table-cell>
          <table:table-cell table:style-name="ce7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К вашим услугам:</text:p>
            <text:p>MIROVBAND SHOW — кавер-дуэт с живым вокалом, ведущим и DJ в одном составе.</text:p>
            <text:p>Идеальное решение для мероприятий, где важна атмосфера живого звука и динамика.</text:p>
            <text:p/>
            <text:p>Состав:</text:p>
            <text:p>— Ведущий и солист: Филипп Ники</text:p>
            <text:p>— Вокалистка и DJ: Ольга Ти</text:p>
            <text:p/>
            <text:p>Формат «всё включено» включает:</text:p>
            <text:p>— Ведение вечера — 5 часов</text:p>
            <text:p>— Вокальные блоки — до 90 мин</text:p>
            <text:p>— DJ-сет — до 6 часов</text:p>
            <text:p>— Подбор треков, сценарий, welcome </text:p>
            <text:p>— Звук 3 кВт + свет</text:p>
            <text:p>— Полная установка и сопровождение</text:p>
            <text:p/>
            <text:p>Стоимость: 150.000 ₽ при срочном бронировании.</text:p>
            <text:p/>
            <text:p>Примеры:</text:p>
            <text:p>Отзывы: https://amo.si/K/QLETY6/QJZQWI</text:p>
            <text:p>ВК: https://amo.si/K/QLETY4/QJZQWG </text:p>
            <text:p>Я.диск: https://disk.yandex.ru/d/FA2Mv9jY_mU2tA</text:p>
            <text:p/>
            <text:p>MIROVBAND SHOW — когда важны стиль и профессионализм.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7"/>
          <table:table-cell table:style-name="ce7" office:value-type="string" calcext:value-type="string">
            <text:p><text:span text:style-name="T22">Что такое велком?</text:span><text:span text:style-name="T23">Ольга, welcome — это когда ведущий уже встречает гостей, общается, диджей ставит лёгкую музыку. Атмосфера создаётся ещё до начала программы.</text:span></text:p>
            <text:p><text:span text:style-name="T6"/></text:p>
            <text:p><text:span text:style-name="T6">Если хотите — устроим короткий созвон с ведущим, он всё расскажет и подскажет, как лучше сделать под ваш вечер.</text:span></text:p>
          </table:table-cell>
          <table:table-cell table:style-name="ce7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7" table:number-columns-repeated="3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Наталья, спасибо!</text:p>
            <text:p>Формат с дуэтом или группой — отличное решение.</text:p>
            <text:p/>
            <text:p>Чтобы точно подобрать состав, подскажите:</text:p>
            <text:p>— Помещение или улица?</text:p>
            <text:p>— Звук/свет нужен от нас?</text:p>
            <text:p>— Предпочтения по музыке?</text:p>
            <text:p>— Ориентир по бюджету?</text:p>
            <text:p/>
            <text:p>Соберу оптимальный вариант под ваш праздник.</text:p>
          </table:table-cell>
          <table:table-cell table:style-name="ce18" table:number-columns-repeated="2"/>
          <table:table-cell table:number-columns-repeated="1019"/>
        </table:table-row>
        <table:table-row table:style-name="ro1" table:number-rows-repeated="2">
          <table:table-cell table:style-name="ce7" table:number-columns-repeated="3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7"/>
          <table:table-cell table:style-name="ce7" office:value-type="string" calcext:value-type="string">
            <text:p>Александра, можем предложить ведущего Романа — стильный интерактив, музыка, логика и юмор в одном формате.</text:p>
            <text:p/>
            <text:p>2 часа — 20.000 ₽ вместо 30.000 ₽</text:p>
            <text:p>Включено: викторина, сценарий и бонус — звук или свет + музыка и вокал.</text:p>
            <text:p/>
            <text:p>Если формат откликается — закрепим дату.</text:p>
          </table:table-cell>
          <table:table-cell table:style-name="ce7"/>
          <table:table-cell table:style-name="ce18" table:number-columns-repeated="2"/>
          <table:table-cell table:number-columns-repeated="1019"/>
        </table:table-row>
        <table:table-row table:style-name="ro1" table:number-rows-repeated="989">
          <table:table-cell table:style-name="ce7" table:number-columns-repeated="3"/>
          <table:table-cell table:style-name="ce18" table:number-columns-repeated="2"/>
          <table:table-cell table:number-columns-repeated="1019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Посты" table:style-name="ta19">
        <table:table-column table:style-name="co10" table:number-columns-repeated="1024" table:default-cell-style-name="Default"/>
        <table:table-row table:style-name="ro1">
          <table:table-cell table:style-name="ce33" office:value-type="string" calcext:value-type="string">
            <text:p>Это не просто ведущий.</text:p>
            <text:p>Это человек, с которым на вашей свадьбе будет легко, весело и по-настоящему.</text:p>
            <text:p>Без пафоса, без штампов.</text:p>
            <text:p>Просто — как надо.</text:p>
            <text:p/>
            <text:p>Чувство момента, такт, юмор.</text:p>
            <text:p>Когда нужно — растрогает. Когда можно — взорвёт зал.</text:p>
            <text:p/>
            <text:p>Свободные даты уходят быстро.</text:p>
            <text:p>Пиши, если хочешь, чтобы праздник запомнился.</text:p>
            <text:p/>
            <text:p>Ведущий от MIROVBANDSHOW  Роман Ситник #ведущийнасвадьбу #свадебныйведущиймосква #mirovbandshow #элитнаясвадьба #организациясвадеб #веселаясвадьба</text:p>
          </table:table-cell>
          <table:table-cell table:number-columns-repeated="1023"/>
        </table:table-row>
        <table:table-row table:style-name="ro7" table:number-rows-repeated="104857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Логист" table:style-name="ta20">
        <table:table-column table:style-name="co10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PT Sans&quot;" svg:font-family="'&quot;PT Sans&quot;'"/>
    <style:font-face style:name="&quot;PT Sans&quot;, Arial, sans-serif" svg:font-family="'&quot;PT Sans&quot;, Arial, sans-serif'"/>
    <style:font-face style:name="Arial" svg:font-family="Arial"/>
    <style:font-face style:name="Arial, sans-serif" svg:font-family="'Arial, sans-serif'"/>
    <style:font-face style:name="Cambria" svg:font-family="Cambria"/>
    <style:font-face style:name="Inherit" svg:font-family="Inheri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Новый_20_лид" style:display-name="PageStyle_Новый ли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_20_Взята_20_в_20_работу" style:display-name="PageStyle_2 Взята в работ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КВАЛИФИЦИРОВАН_20__2b__20_КП" style:display-name="PageStyle_КВАЛИФИЦИРОВАН + КП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_20_Не_20_Квал" style:display-name="PageStyle_4 Не Квал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тправлено_20_КП" style:display-name="PageStyle_Отправлено КП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Назначен_20_Звоноквстреча" style:display-name="PageStyle_Назначен Звоноквстреч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тправила_20_договор" style:display-name="PageStyle_Отправила догово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редоплата" style:display-name="PageStyle_Предоплат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апуск_20_Чата_20_Анкета" style:display-name="PageStyle_Запуск Чата Анкет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Встреча_20_согл._20_сценария" style:display-name="PageStyle_Встреча согл. сценари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Доп.услуги" style:display-name="PageStyle_Доп.услуг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плата_20_остатка" style:display-name="PageStyle_Оплата остатк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Реализация_20_даты" style:display-name="PageStyle_Реализация да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Успешно_20_реализовано" style:display-name="PageStyle_Успешно реализовано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акрыто_20_и_20_нереализ" style:display-name="PageStyle_Закрыто и нереализ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_20_Отзыв" style:display-name="PageStyle_11 Отзы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КП" style:display-name="PageStyle_КП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База_20_частых_20_вопросов" style:display-name="PageStyle_База частых вопрос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сты" style:display-name="PageStyle_Пос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огист" style:display-name="PageStyle_Логист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0" meta:cell-count="271" meta:object-count="0"/>
    <meta:generator>LibreOfficeDev/6.0.5.2$Linux_X86_64 LibreOffice_project/</meta:generator>
  </office:meta>
</office:document-meta>
</file>